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ext-properties style:font-name="Liberation Sans" style:font-name-asian="AR PL SungtiL GB" style:font-name-complex="FreeSans"/>
    </style:style>
    <style:style style:name="ce7" style:family="table-cell" style:parent-style-name="Default" style:data-style-name="N127"/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7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weak-plot" table:style-name="ta1">
        <table:shapes>
          <draw:frame draw:z-index="0" draw:style-name="gr1" draw:text-style-name="P1" svg:width="509.81pt" svg:height="359.83pt" svg:x="393.53pt" svg:y="254.49pt">
            <loext:p draw:notify-on-update-of-ranges="'weak-plot'.A3:'weak-plot'.A3 'weak-plot'.A4:'weak-plot'.A38 'weak-plot'.B3:'weak-plot'.B3 'weak-plot'.B4:'weak-plot'.B38 'weak-plot'.A3:'weak-plot'.A3 'weak-plot'.A4:'weak-plot'.A38 'weak-plot'.C3:'weak-plot'.C3 'weak-plot'.C4:'weak-plot'.C38 'weak-plot'.A3:'weak-plot'.A3 'weak-plot'.A4:'weak-plot'.A38 'weak-plot'.D3:'weak-plot'.D3 'weak-plot'.D4:'weak-plot'.D38 'weak-plot'.A3:'weak-plot'.A3 'weak-plot'.A4:'weak-plot'.A38 'weak-plot'.E3:'weak-plot'.E3 'weak-plot'.E4:'weak-plot'.E38 'weak-plot'.A3:'weak-plot'.A3 'weak-plot'.A4:'weak-plot'.A38 'weak-plot'.F3:'weak-plot'.F3 'weak-plot'.F4:'weak-plot'.F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6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Rc3.5</text:p>
          </table:table-cell>
          <table:table-cell/>
          <table:table-cell table:style-name="Default"/>
          <table:table-cell office:value-type="string" calcext:value-type="string">
            <text:p>Log10(2)</text:p>
          </table:table-cell>
          <table:table-cell office:value-type="float" office:value="0.301029995663981" calcext:value-type="float">
            <text:p>0.301029995663981</text:p>
          </table:table-cell>
          <table:table-cell table:number-columns-repeated="2"/>
          <table:table-cell table:style-name="Default" office:value-type="string" calcext:value-type="string">
            <text:p>AH-WE-Data-201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weak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office:value-type="string" calcext:value-type="string">
            <text:p>cores</text:p>
          </table:table-cell>
          <table:table-cell table:style-name="ce4" office:value-type="string" calcext:value-type="string">
            <text:p>TFLOPS, weak-scaling</text:p>
          </table:table-cell>
          <table:table-cell table:style-name="ce4" office:value-type="string" calcext:value-type="string">
            <text:p>TFLOPS, strong-scaling</text:p>
          </table:table-cell>
          <table:table-cell office:value-type="string" calcext:value-type="string">
            <text:p>NumberOfNodes</text:p>
          </table:table-cell>
          <table:table-cell office:value-type="string" calcext:value-type="string">
            <text:p>efficiency weak</text:p>
          </table:table-cell>
          <table:table-cell office:value-type="string" calcext:value-type="string">
            <text:p>efficiency strong</text:p>
          </table:table-cell>
        </table:table-row>
        <table:table-row table:style-name="ro1">
          <table:table-cell table:style-name="Default" office:value-type="string" calcext:value-type="string">
            <text:p>Nnodes</text:p>
          </table:table-cell>
          <table:table-cell table:style-name="Default" office:value-type="string" calcext:value-type="string">
            <text:p>2017-2.7GHz-projected</text:p>
          </table:table-cell>
          <table:table-cell table:style-name="Default" office:value-type="string" calcext:value-type="string">
            <text:p>2017-2.7GHz</text:p>
          </table:table-cell>
          <table:table-cell office:value-type="string" calcext:value-type="string">
            <text:p>2017-2.3GHz</text:p>
          </table:table-cell>
          <table:table-cell office:value-type="string" calcext:value-type="string">
            <text:p>2013-2.7GHz</text:p>
          </table:table-cell>
          <table:table-cell table:style-name="Default" office:value-type="string" calcext:value-type="string">
            <text:p>rc5.0-2.3GHz-20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44375" calcext:value-type="float">
            <text:p>0.004</text:p>
          </table:table-cell>
          <table:table-cell/>
          <table:table-cell table:formula="of:=[.K3]/16" office:value-type="float" office:value="0.0625" calcext:value-type="float">
            <text:p>0.0625</text:p>
          </table:table-cell>
          <table:table-cell table:formula="of:=[.L3]/([.K3]*[.L$3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weak-raw-single-rc35-2.3GHz'.O3]" office:value-type="float" office:value="1" calcext:value-type="float">
            <text:p>1</text:p>
          </table:table-cell>
          <table:table-cell/>
          <table:table-cell table:formula="of:=['weak-raw-single-rc35-2.7GHz'.Q3]/1000000" office:value-type="float" office:value="0.00010487" calcext:value-type="float">
            <text:p>0.00010487</text:p>
          </table:table-cell>
          <table:table-cell table:style-name="ce6" table:formula="of:=['weak-raw-single-rc35-2.3GHz'.Q3]/1000000" office:value-type="float" office:value="0" calcext:value-type="float">
            <text:p>0</text:p>
          </table:table-cell>
          <table:table-cell/>
          <table:table-cell table:style-name="ce6" table:formula="of:=['weak-raw-single-rc50-2.3GHz'.Q3]/1000000" office:value-type="float" office:value="0" calcext:value-type="float">
            <text:p>0</text:p>
          </table:table-cell>
          <table:table-cell/>
          <table:table-cell table:style-name="ce1"/>
          <table:table-cell table:style-name="ce3"/>
          <table:table-cell/>
          <table:table-cell office:value-type="float" office:value="16" calcext:value-type="float">
            <text:p>16</text:p>
          </table:table-cell>
          <table:table-cell office:value-type="float" office:value="0.071" calcext:value-type="float">
            <text:p>0.071</text:p>
          </table:table-cell>
          <table:table-cell/>
          <table:table-cell table:formula="of:=[.K4]/16" office:value-type="float" office:value="1" calcext:value-type="float">
            <text:p>1</text:p>
          </table:table-cell>
          <table:table-cell table:formula="of:=[.L4]/([.K4]*[.L$3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weak-raw-single-rc35-2.3GHz'.O4]" office:value-type="float" office:value="2" calcext:value-type="float">
            <text:p>2</text:p>
          </table:table-cell>
          <table:table-cell/>
          <table:table-cell table:formula="of:=['weak-raw-single-rc35-2.7GHz'.Q4]/1000000" office:value-type="float" office:value="0.0002038" calcext:value-type="float">
            <text:p>0.0002038</text:p>
          </table:table-cell>
          <table:table-cell table:style-name="ce6" table:formula="of:=['weak-raw-single-rc35-2.3GHz'.Q4]/1000000" office:value-type="float" office:value="0" calcext:value-type="float">
            <text:p>0</text:p>
          </table:table-cell>
          <table:table-cell/>
          <table:table-cell table:style-name="ce6" table:formula="of:=['weak-raw-single-rc50-2.3GHz'.Q4]/1000000" office:value-type="float" office:value="0" calcext:value-type="float">
            <text:p>0</text:p>
          </table:table-cell>
          <table:table-cell/>
          <table:table-cell table:style-name="ce1"/>
          <table:table-cell table:style-name="ce3"/>
          <table:table-cell/>
          <table:table-cell office:value-type="float" office:value="32" calcext:value-type="float">
            <text:p>32</text:p>
          </table:table-cell>
          <table:table-cell office:value-type="float" office:value="0.142" calcext:value-type="float">
            <text:p>0.142</text:p>
          </table:table-cell>
          <table:table-cell/>
          <table:table-cell table:formula="of:=[.K5]/16" office:value-type="float" office:value="2" calcext:value-type="float">
            <text:p>2</text:p>
          </table:table-cell>
          <table:table-cell table:formula="of:=[.L5]/([.K5]*[.L$3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weak-raw-single-rc35-2.3GHz'.O5]" office:value-type="float" office:value="4" calcext:value-type="float">
            <text:p>4</text:p>
          </table:table-cell>
          <table:table-cell/>
          <table:table-cell table:formula="of:=['weak-raw-single-rc35-2.7GHz'.Q5]/1000000" office:value-type="float" office:value="0.00039531" calcext:value-type="float">
            <text:p>0.00039531</text:p>
          </table:table-cell>
          <table:table-cell table:style-name="ce6" table:formula="of:=['weak-raw-single-rc35-2.3GHz'.Q5]/1000000" office:value-type="float" office:value="0" calcext:value-type="float">
            <text:p>0</text:p>
          </table:table-cell>
          <table:table-cell/>
          <table:table-cell table:style-name="ce6" table:formula="of:=['weak-raw-single-rc50-2.3GHz'.Q5]/1000000" office:value-type="float" office:value="0" calcext:value-type="float">
            <text:p>0</text:p>
          </table:table-cell>
          <table:table-cell/>
          <table:table-cell table:style-name="ce1"/>
          <table:table-cell table:style-name="ce3"/>
          <table:table-cell/>
          <table:table-cell office:value-type="float" office:value="64" calcext:value-type="float">
            <text:p>64</text:p>
          </table:table-cell>
          <table:table-cell office:value-type="float" office:value="0.285" calcext:value-type="float">
            <text:p>0.285</text:p>
          </table:table-cell>
          <table:table-cell/>
          <table:table-cell table:formula="of:=[.K6]/16" office:value-type="float" office:value="4" calcext:value-type="float">
            <text:p>4</text:p>
          </table:table-cell>
          <table:table-cell table:formula="of:=[.L6]/([.K6]*[.L$3])" office:value-type="float" office:value="1.00352112676056" calcext:value-type="float">
            <text:p>1.00352112676056</text:p>
          </table:table-cell>
          <table:table-cell/>
        </table:table-row>
        <table:table-row table:style-name="ro1">
          <table:table-cell table:formula="of:=['weak-raw-single-rc35-2.3GHz'.O6]" office:value-type="float" office:value="8" calcext:value-type="float">
            <text:p>8</text:p>
          </table:table-cell>
          <table:table-cell/>
          <table:table-cell table:formula="of:=['weak-raw-single-rc35-2.7GHz'.Q6]/1000000" office:value-type="float" office:value="0.00077408" calcext:value-type="float">
            <text:p>0.00077408</text:p>
          </table:table-cell>
          <table:table-cell table:style-name="ce6" table:formula="of:=['weak-raw-single-rc35-2.3GHz'.Q6]/1000000" office:value-type="float" office:value="0" calcext:value-type="float">
            <text:p>0</text:p>
          </table:table-cell>
          <table:table-cell/>
          <table:table-cell table:style-name="ce6" table:formula="of:=['weak-raw-single-rc50-2.3GHz'.Q6]/1000000" office:value-type="float" office:value="0" calcext:value-type="float">
            <text:p>0</text:p>
          </table:table-cell>
          <table:table-cell/>
          <table:table-cell table:style-name="ce1"/>
          <table:table-cell table:style-name="ce3"/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0.554" calcext:value-type="float">
            <text:p>0.554</text:p>
          </table:table-cell>
          <table:table-cell table:formula="of:=[.K7]/16" office:value-type="float" office:value="8" calcext:value-type="float">
            <text:p>8</text:p>
          </table:table-cell>
          <table:table-cell table:formula="of:=[.L7]/([.K7]*[.L$3])" office:value-type="float" office:value="0.975352112676056" calcext:value-type="float">
            <text:p>0.975352112676056</text:p>
          </table:table-cell>
          <table:table-cell table:formula="of:=[.M7]/([.K7]/[.K$7]*[.M$7])" office:value-type="float" office:value="1" calcext:value-type="float">
            <text:p>1</text:p>
          </table:table-cell>
        </table:table-row>
        <table:table-row table:style-name="ro1">
          <table:table-cell table:formula="of:=['weak-raw-single-rc35-2.3GHz'.O7]" office:value-type="float" office:value="16" calcext:value-type="float">
            <text:p>16</text:p>
          </table:table-cell>
          <table:table-cell/>
          <table:table-cell table:formula="of:=['weak-raw-single-rc35-2.7GHz'.Q7]/1000000" office:value-type="float" office:value="0.0014862" calcext:value-type="float">
            <text:p>0.0014862</text:p>
          </table:table-cell>
          <table:table-cell table:style-name="ce6" table:formula="of:=['weak-raw-single-rc35-2.3GHz'.Q7]/1000000" office:value-type="float" office:value="0" calcext:value-type="float">
            <text:p>0</text:p>
          </table:table-cell>
          <table:table-cell/>
          <table:table-cell table:style-name="ce6" table:formula="of:=['weak-raw-single-rc50-2.3GHz'.Q7]/1000000" office:value-type="float" office:value="0" calcext:value-type="float">
            <text:p>0</text:p>
          </table:table-cell>
          <table:table-cell/>
          <table:table-cell table:style-name="ce1"/>
          <table:table-cell table:style-name="ce3"/>
          <table:table-cell/>
          <table:table-cell office:value-type="float" office:value="256" calcext:value-type="float">
            <text:p>256</text:p>
          </table:table-cell>
          <table:table-cell office:value-type="float" office:value="1.14" calcext:value-type="float">
            <text:p>1.140</text:p>
          </table:table-cell>
          <table:table-cell office:value-type="float" office:value="0.998" calcext:value-type="float">
            <text:p>0.998</text:p>
          </table:table-cell>
          <table:table-cell table:formula="of:=[.K8]/16" office:value-type="float" office:value="16" calcext:value-type="float">
            <text:p>16</text:p>
          </table:table-cell>
          <table:table-cell table:formula="of:=[.L8]/([.K8]*[.L$3])" office:value-type="float" office:value="1.00352112676056" calcext:value-type="float">
            <text:p>1.00352112676056</text:p>
          </table:table-cell>
          <table:table-cell table:formula="of:=[.M8]/([.K8]/[.K$7]*[.M$7])" office:value-type="float" office:value="0.90072202166065" calcext:value-type="float">
            <text:p>0.90072202166065</text:p>
          </table:table-cell>
        </table:table-row>
        <table:table-row table:style-name="ro1">
          <table:table-cell table:formula="of:=['weak-raw-single-rc35-2.3GHz'.O8]" office:value-type="float" office:value="32" calcext:value-type="float">
            <text:p>32</text:p>
          </table:table-cell>
          <table:table-cell/>
          <table:table-cell table:formula="of:=['weak-raw-single-rc35-2.7GHz'.Q8]/1000000" office:value-type="float" office:value="0.0028002" calcext:value-type="float">
            <text:p>0.0028002</text:p>
          </table:table-cell>
          <table:table-cell table:style-name="ce6" table:formula="of:=['weak-raw-single-rc35-2.3GHz'.Q8]/1000000" office:value-type="float" office:value="0" calcext:value-type="float">
            <text:p>0</text:p>
          </table:table-cell>
          <table:table-cell/>
          <table:table-cell table:style-name="ce6" table:formula="of:=['weak-raw-single-rc50-2.3GHz'.Q8]/1000000" office:value-type="float" office:value="0" calcext:value-type="float">
            <text:p>0</text:p>
          </table:table-cell>
          <table:table-cell/>
          <table:table-cell table:style-name="ce1"/>
          <table:table-cell table:style-name="ce3"/>
          <table:table-cell/>
          <table:table-cell office:value-type="float" office:value="512" calcext:value-type="float">
            <text:p>512</text:p>
          </table:table-cell>
          <table:table-cell office:value-type="float" office:value="2.25" calcext:value-type="float">
            <text:p>2.250</text:p>
          </table:table-cell>
          <table:table-cell office:value-type="float" office:value="2.06" calcext:value-type="float">
            <text:p>2.060</text:p>
          </table:table-cell>
          <table:table-cell table:formula="of:=[.K9]/16" office:value-type="float" office:value="32" calcext:value-type="float">
            <text:p>32</text:p>
          </table:table-cell>
          <table:table-cell table:formula="of:=[.L9]/([.K9]*[.L$3])" office:value-type="float" office:value="0.990316901408451" calcext:value-type="float">
            <text:p>0.990316901408451</text:p>
          </table:table-cell>
          <table:table-cell table:formula="of:=[.M9]/([.K9]/[.K$7]*[.M$7])" office:value-type="float" office:value="0.929602888086643" calcext:value-type="float">
            <text:p>0.929602888086643</text:p>
          </table:table-cell>
        </table:table-row>
        <table:table-row table:style-name="ro1">
          <table:table-cell table:formula="of:=['weak-raw-single-rc35-2.3GHz'.O9]" office:value-type="float" office:value="64" calcext:value-type="float">
            <text:p>64</text:p>
          </table:table-cell>
          <table:table-cell/>
          <table:table-cell table:formula="of:=['weak-raw-single-rc35-2.7GHz'.Q9]/1000000" office:value-type="float" office:value="0.0060432" calcext:value-type="float">
            <text:p>0.0060432</text:p>
          </table:table-cell>
          <table:table-cell table:style-name="ce6" table:formula="of:=['weak-raw-single-rc35-2.3GHz'.Q9]/1000000" office:value-type="float" office:value="0.0052043" calcext:value-type="float">
            <text:p>0.0052043</text:p>
          </table:table-cell>
          <table:table-cell/>
          <table:table-cell table:style-name="ce6" table:formula="of:=['weak-raw-single-rc50-2.3GHz'.Q9]/1000000" office:value-type="float" office:value="0.008309" calcext:value-type="float">
            <text:p>0.008309</text:p>
          </table:table-cell>
          <table:table-cell table:formula="of:=[.C10]/[.D10]" office:value-type="float" office:value="1.16119362834579" calcext:value-type="float">
            <text:p>1.16119362834579</text:p>
          </table:table-cell>
          <table:table-cell table:style-name="ce1"/>
          <table:table-cell table:style-name="ce3" table:formula="of:=[.C10]/[.E26]" office:value-type="float" office:value="1.36415349887133" calcext:value-type="float">
            <text:p>1.3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.43" calcext:value-type="float">
            <text:p>4.430</text:p>
          </table:table-cell>
          <table:table-cell office:value-type="float" office:value="4.12" calcext:value-type="float">
            <text:p>4.120</text:p>
          </table:table-cell>
          <table:table-cell table:formula="of:=[.K10]/16" office:value-type="float" office:value="64" calcext:value-type="float">
            <text:p>64</text:p>
          </table:table-cell>
          <table:table-cell table:formula="of:=[.L10]/([.K10]*[.L$3])" office:value-type="float" office:value="0.974911971830986" calcext:value-type="float">
            <text:p>0.974911971830986</text:p>
          </table:table-cell>
          <table:table-cell table:formula="of:=[.M10]/([.K10]/[.K$7]*[.M$7])" office:value-type="float" office:value="0.929602888086643" calcext:value-type="float">
            <text:p>0.929602888086643</text:p>
          </table:table-cell>
        </table:table-row>
        <table:table-row table:style-name="ro1">
          <table:table-cell table:formula="of:=['weak-raw-single-rc35-2.3GHz'.O10]" office:value-type="float" office:value="128" calcext:value-type="float">
            <text:p>128</text:p>
          </table:table-cell>
          <table:table-cell/>
          <table:table-cell table:formula="of:=['weak-raw-single-rc35-2.7GHz'.Q10]/1000000" office:value-type="float" office:value="0.012001" calcext:value-type="float">
            <text:p>0.012001</text:p>
          </table:table-cell>
          <table:table-cell table:style-name="ce6" table:formula="of:=['weak-raw-single-rc35-2.3GHz'.Q10]/1000000" office:value-type="float" office:value="0.010359" calcext:value-type="float">
            <text:p>0.010359</text:p>
          </table:table-cell>
          <table:table-cell/>
          <table:table-cell table:style-name="ce6" table:formula="of:=['weak-raw-single-rc50-2.3GHz'.Q10]/1000000" office:value-type="float" office:value="0.016866" calcext:value-type="float">
            <text:p>0.016866</text:p>
          </table:table-cell>
          <table:table-cell table:formula="of:=[.C11]/[.D11]" office:value-type="float" office:value="1.15850950863983" calcext:value-type="float">
            <text:p>1.15850950863983</text:p>
          </table:table-cell>
          <table:table-cell table:style-name="ce1"/>
          <table:table-cell table:style-name="ce3" table:formula="of:=[.C11]/[.E27]" office:value-type="float" office:value="1.33939732142857" calcext:value-type="float">
            <text:p>1.34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8.96" calcext:value-type="float">
            <text:p>8.960</text:p>
          </table:table-cell>
          <table:table-cell office:value-type="float" office:value="8.08" calcext:value-type="float">
            <text:p>8.080</text:p>
          </table:table-cell>
          <table:table-cell table:formula="of:=[.K11]/16" office:value-type="float" office:value="128" calcext:value-type="float">
            <text:p>128</text:p>
          </table:table-cell>
          <table:table-cell table:formula="of:=[.L11]/([.K11]*[.L$3])" office:value-type="float" office:value="0.985915492957747" calcext:value-type="float">
            <text:p>0.985915492957747</text:p>
          </table:table-cell>
          <table:table-cell table:formula="of:=[.M11]/([.K11]/[.K$7]*[.M$7])" office:value-type="float" office:value="0.911552346570397" calcext:value-type="float">
            <text:p>0.911552346570397</text:p>
          </table:table-cell>
        </table:table-row>
        <table:table-row table:style-name="ro1">
          <table:table-cell table:formula="of:=['weak-raw-single-rc35-2.3GHz'.O11]" office:value-type="float" office:value="256" calcext:value-type="float">
            <text:p>256</text:p>
          </table:table-cell>
          <table:table-cell/>
          <table:table-cell table:formula="of:=['weak-raw-single-rc35-2.7GHz'.Q11]/1000000" office:value-type="float" office:value="0.024182" calcext:value-type="float">
            <text:p>0.024182</text:p>
          </table:table-cell>
          <table:table-cell table:style-name="ce6" table:formula="of:=['weak-raw-single-rc35-2.3GHz'.Q11]/1000000" office:value-type="float" office:value="0.020692" calcext:value-type="float">
            <text:p>0.020692</text:p>
          </table:table-cell>
          <table:table-cell/>
          <table:table-cell table:style-name="ce6" table:formula="of:=['weak-raw-single-rc50-2.3GHz'.Q11]/1000000" office:value-type="float" office:value="0.033605" calcext:value-type="float">
            <text:p>0.033605</text:p>
          </table:table-cell>
          <table:table-cell table:formula="of:=[.C12]/[.D12]" office:value-type="float" office:value="1.16866421805529" calcext:value-type="float">
            <text:p>1.16866421805529</text:p>
          </table:table-cell>
          <table:table-cell table:style-name="ce1"/>
          <table:table-cell table:style-name="ce3" table:formula="of:=[.C12]/[.E28]" office:value-type="float" office:value="1.33972299168975" calcext:value-type="float">
            <text:p>1.34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18.05" calcext:value-type="float">
            <text:p>18.050</text:p>
          </table:table-cell>
          <table:table-cell office:value-type="float" office:value="15.93" calcext:value-type="float">
            <text:p>15.930</text:p>
          </table:table-cell>
          <table:table-cell table:formula="of:=[.K12]/16" office:value-type="float" office:value="256" calcext:value-type="float">
            <text:p>256</text:p>
          </table:table-cell>
          <table:table-cell table:formula="of:=[.L12]/([.K12]*[.L$3])" office:value-type="float" office:value="0.993067781690141" calcext:value-type="float">
            <text:p>0.993067781690141</text:p>
          </table:table-cell>
          <table:table-cell table:formula="of:=[.M12]/([.K12]/[.K$7]*[.M$7])" office:value-type="float" office:value="0.898578519855596" calcext:value-type="float">
            <text:p>0.898578519855596</text:p>
          </table:table-cell>
        </table:table-row>
        <table:table-row table:style-name="ro1">
          <table:table-cell table:formula="of:=['weak-raw-single-rc35-2.3GHz'.O12]" office:value-type="float" office:value="512" calcext:value-type="float">
            <text:p>512</text:p>
          </table:table-cell>
          <table:table-cell/>
          <table:table-cell table:formula="of:=['weak-raw-single-rc35-2.7GHz'.Q12]/1000000" office:value-type="float" office:value="0.048492" calcext:value-type="float">
            <text:p>0.048492</text:p>
          </table:table-cell>
          <table:table-cell table:style-name="ce6" table:formula="of:=['weak-raw-single-rc35-2.3GHz'.Q12]/1000000" office:value-type="float" office:value="0.041796" calcext:value-type="float">
            <text:p>0.041796</text:p>
          </table:table-cell>
          <table:table-cell/>
          <table:table-cell table:style-name="ce6" table:formula="of:=['weak-raw-single-rc50-2.3GHz'.Q12]/1000000" office:value-type="float" office:value="0.067294" calcext:value-type="float">
            <text:p>0.067294</text:p>
          </table:table-cell>
          <table:table-cell table:formula="of:=[.C13]/[.D13]" office:value-type="float" office:value="1.16020671834625" calcext:value-type="float">
            <text:p>1.16020671834625</text:p>
          </table:table-cell>
          <table:table-cell table:style-name="ce1"/>
          <table:table-cell table:style-name="ce3" table:formula="of:=[.C13]/[.E29]" office:value-type="float" office:value="1.38588168048014" calcext:value-type="float">
            <text:p>1.39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34.99" calcext:value-type="float">
            <text:p>34.990</text:p>
          </table:table-cell>
          <table:table-cell office:value-type="float" office:value="26.07" calcext:value-type="float">
            <text:p>26.070</text:p>
          </table:table-cell>
          <table:table-cell table:formula="of:=[.K13]/16" office:value-type="float" office:value="512" calcext:value-type="float">
            <text:p>512</text:p>
          </table:table-cell>
          <table:table-cell table:formula="of:=[.L13]/([.K13]*[.L$3])" office:value-type="float" office:value="0.96253301056338" calcext:value-type="float">
            <text:p>0.96253301056338</text:p>
          </table:table-cell>
          <table:table-cell table:formula="of:=[.M13]/([.K13]/[.K$7]*[.M$7])" office:value-type="float" office:value="0.735277527075812" calcext:value-type="float">
            <text:p>0.735277527075812</text:p>
          </table:table-cell>
        </table:table-row>
        <table:table-row table:style-name="ro1">
          <table:table-cell table:formula="of:=['weak-raw-single-rc35-2.3GHz'.O13]" office:value-type="float" office:value="1024" calcext:value-type="float">
            <text:p>1024</text:p>
          </table:table-cell>
          <table:table-cell/>
          <table:table-cell table:formula="of:=['weak-raw-single-rc35-2.7GHz'.Q13]/1000000" office:value-type="float" office:value="0.096315" calcext:value-type="float">
            <text:p>0.096315</text:p>
          </table:table-cell>
          <table:table-cell table:style-name="ce6" table:formula="of:=['weak-raw-single-rc35-2.3GHz'.Q13]/1000000" office:value-type="float" office:value="0.082872" calcext:value-type="float">
            <text:p>0.082872</text:p>
          </table:table-cell>
          <table:table-cell/>
          <table:table-cell table:style-name="ce6" table:formula="of:=['weak-raw-single-rc50-2.3GHz'.Q13]/1000000" office:value-type="float" office:value="0.13399" calcext:value-type="float">
            <text:p>0.13399</text:p>
          </table:table-cell>
          <table:table-cell table:formula="of:=[.C14]/[.D14]" office:value-type="float" office:value="1.16221401679699" calcext:value-type="float">
            <text:p>1.16221401679699</text:p>
          </table:table-cell>
          <table:table-cell table:style-name="ce1"/>
          <table:table-cell table:style-name="ce3" table:formula="of:=[.C14]/[.E30]" office:value-type="float" office:value="1.36927779357407" calcext:value-type="float">
            <text:p>1.37</text:p>
          </table:table-cell>
          <table:table-cell/>
          <table:table-cell office:value-type="float" office:value="16250" calcext:value-type="float">
            <text:p>16250</text:p>
          </table:table-cell>
          <table:table-cell office:value-type="float" office:value="70.34" calcext:value-type="float">
            <text:p>70.340</text:p>
          </table:table-cell>
          <table:table-cell office:value-type="float" office:value="55.83" calcext:value-type="float">
            <text:p>55.830</text:p>
          </table:table-cell>
          <table:table-cell table:formula="of:=[.K14]/16" office:value-type="float" office:value="1015.625" calcext:value-type="float">
            <text:p>1015.625</text:p>
          </table:table-cell>
          <table:table-cell table:formula="of:=[.L14]/([.K14]*[.L$3])" office:value-type="float" office:value="0.975462621885157" calcext:value-type="float">
            <text:p>0.975462621885157</text:p>
          </table:table-cell>
          <table:table-cell table:formula="of:=[.M14]/([.K14]/[.K$7]*[.M$7])" office:value-type="float" office:value="0.793806164954179" calcext:value-type="float">
            <text:p>0.793806164954179</text:p>
          </table:table-cell>
        </table:table-row>
        <table:table-row table:style-name="ro1">
          <table:table-cell table:formula="of:=['weak-raw-single-rc35-2.3GHz'.O14]" office:value-type="float" office:value="2048" calcext:value-type="float">
            <text:p>2048</text:p>
          </table:table-cell>
          <table:table-cell/>
          <table:table-cell table:formula="of:=['weak-raw-single-rc35-2.7GHz'.Q14]/1000000" office:value-type="float" office:value="0.1937" calcext:value-type="float">
            <text:p>0.1937</text:p>
          </table:table-cell>
          <table:table-cell table:style-name="ce6" table:formula="of:=['weak-raw-single-rc35-2.3GHz'.Q14]/1000000" office:value-type="float" office:value="0.16638" calcext:value-type="float">
            <text:p>0.16638</text:p>
          </table:table-cell>
          <table:table-cell/>
          <table:table-cell table:style-name="ce6" table:formula="of:=['weak-raw-single-rc50-2.3GHz'.Q14]/1000000" office:value-type="float" office:value="0.26851" calcext:value-type="float">
            <text:p>0.26851</text:p>
          </table:table-cell>
          <table:table-cell table:formula="of:=[.C15]/[.D15]" office:value-type="float" office:value="1.16420242817646" calcext:value-type="float">
            <text:p>1.16420242817646</text:p>
          </table:table-cell>
          <table:table-cell table:style-name="ce1"/>
          <table:table-cell table:style-name="ce3" table:formula="of:=[.C15]/[.E31]" office:value-type="float" office:value="1.42426470588235" calcext:value-type="float">
            <text:p>1.42</text:p>
          </table:table-cell>
          <table:table-cell/>
          <table:table-cell office:value-type="float" office:value="32768" calcext:value-type="float">
            <text:p>32768</text:p>
          </table:table-cell>
          <table:table-cell office:value-type="float" office:value="136" calcext:value-type="float">
            <text:p>136.000</text:p>
          </table:table-cell>
          <table:table-cell office:value-type="float" office:value="101.88" calcext:value-type="float">
            <text:p>101.880</text:p>
          </table:table-cell>
          <table:table-cell table:formula="of:=[.K15]/16" office:value-type="float" office:value="2048" calcext:value-type="float">
            <text:p>2048</text:p>
          </table:table-cell>
          <table:table-cell table:formula="of:=[.L15]/([.K15]*[.L$3])" office:value-type="float" office:value="0.935299295774648" calcext:value-type="float">
            <text:p>0.935299295774648</text:p>
          </table:table-cell>
          <table:table-cell table:formula="of:=[.M15]/([.K15]/[.K$7]*[.M$7])" office:value-type="float" office:value="0.718355144404332" calcext:value-type="float">
            <text:p>0.718355144404332</text:p>
          </table:table-cell>
        </table:table-row>
        <table:table-row table:style-name="ro1">
          <table:table-cell table:formula="of:=['weak-raw-single-rc35-2.3GHz'.O15]" office:value-type="float" office:value="4096" calcext:value-type="float">
            <text:p>4096</text:p>
          </table:table-cell>
          <table:table-cell table:formula="of:=[.D16]*[.G16]" office:value-type="float" office:value="0.38806" calcext:value-type="float">
            <text:p>0.38806</text:p>
          </table:table-cell>
          <table:table-cell table:formula="of:=['weak-raw-single-rc35-2.7GHz'.Q15]/1000000" office:value-type="float" office:value="0.38806" calcext:value-type="float">
            <text:p>0.38806</text:p>
          </table:table-cell>
          <table:table-cell table:style-name="ce6" table:formula="of:=['weak-raw-single-rc35-2.3GHz'.Q15]/1000000" office:value-type="float" office:value="0.33347" calcext:value-type="float">
            <text:p>0.33347</text:p>
          </table:table-cell>
          <table:table-cell/>
          <table:table-cell table:style-name="ce6" table:formula="of:=['weak-raw-single-rc50-2.3GHz'.Q15]/1000000" office:value-type="float" office:value="0.53643" calcext:value-type="float">
            <text:p>0.53643</text:p>
          </table:table-cell>
          <table:table-cell table:formula="of:=[.C16]/[.D16]" office:value-type="float" office:value="1.16370288181845" calcext:value-type="float">
            <text:p>1.16370288181845</text:p>
          </table:table-cell>
          <table:table-cell table:style-name="ce1"/>
          <table:table-cell table:style-name="ce3" table:formula="of:=[.B16]/[.E33]" office:value-type="float" office:value="1.4375254676792" calcext:value-type="float">
            <text:p>1.44</text:p>
          </table:table-cell>
          <table:table-cell/>
          <table:table-cell office:value-type="float" office:value="49248" calcext:value-type="float">
            <text:p>49248</text:p>
          </table:table-cell>
          <table:table-cell office:value-type="float" office:value="200" calcext:value-type="float">
            <text:p>200.000</text:p>
          </table:table-cell>
          <table:table-cell office:value-type="float" office:value="136" calcext:value-type="float">
            <text:p>136.000</text:p>
          </table:table-cell>
          <table:table-cell table:formula="of:=[.K16]/16" office:value-type="float" office:value="3078" calcext:value-type="float">
            <text:p>3078</text:p>
          </table:table-cell>
          <table:table-cell table:formula="of:=[.L16]/([.K16]*[.L$3])" office:value-type="float" office:value="0.915172647319917" calcext:value-type="float">
            <text:p>0.915172647319917</text:p>
          </table:table-cell>
          <table:table-cell table:formula="of:=[.M16]/([.K16]/[.K$7]*[.M$7])" office:value-type="float" office:value="0.638043832673005" calcext:value-type="float">
            <text:p>0.638043832673005</text:p>
          </table:table-cell>
        </table:table-row>
        <table:table-row table:style-name="ro1">
          <table:table-cell table:formula="of:=['weak-raw-single-rc35-2.3GHz'.O16]" office:value-type="float" office:value="8192" calcext:value-type="float">
            <text:p>8192</text:p>
          </table:table-cell>
          <table:table-cell table:formula="of:=[.D17]*[.G17]" office:value-type="float" office:value="0.76643238419972" calcext:value-type="float">
            <text:p>0.76643238419972</text:p>
          </table:table-cell>
          <table:table-cell/>
          <table:table-cell table:style-name="ce6" table:formula="of:=['weak-raw-single-rc35-2.3GHz'.Q16]/1000000" office:value-type="float" office:value="0.6592" calcext:value-type="float">
            <text:p>0.6592</text:p>
          </table:table-cell>
          <table:table-cell/>
          <table:table-cell table:style-name="ce6" table:formula="of:=['weak-raw-single-rc50-2.3GHz'.Q16]/1000000" office:value-type="float" office:value="1.0745" calcext:value-type="float">
            <text:p>1.0745</text:p>
          </table:table-cell>
          <table:table-cell table:formula="of:=AVERAGE([.G10:.G16])" office:value-type="float" office:value="1.16267048573987" calcext:value-type="float">
            <text:p>1.16267048573987</text:p>
          </table:table-cell>
          <table:table-cell table:style-name="ce1"/>
          <table:table-cell table:style-name="ce3" table:formula="of:=[.B17]/[.E37]" office:value-type="float" office:value="1.40526656435592" calcext:value-type="float">
            <text:p>1.41</text:p>
          </table:table-cell>
          <table:table-cell/>
          <table:table-cell office:value-type="float" office:value="65600" calcext:value-type="float">
            <text:p>65600</text:p>
          </table:table-cell>
          <table:table-cell office:value-type="float" office:value="269.95" calcext:value-type="float">
            <text:p>269.950</text:p>
          </table:table-cell>
          <table:table-cell office:value-type="float" office:value="161.45" calcext:value-type="float">
            <text:p>161.450</text:p>
          </table:table-cell>
          <table:table-cell table:formula="of:=[.K17]/16" office:value-type="float" office:value="4100" calcext:value-type="float">
            <text:p>4100</text:p>
          </table:table-cell>
          <table:table-cell table:formula="of:=[.L17]/([.K17]*[.L$3])" office:value-type="float" office:value="0.927344555135692" calcext:value-type="float">
            <text:p>0.927344555135692</text:p>
          </table:table-cell>
          <table:table-cell table:formula="of:=[.M17]/([.K17]/[.K$7]*[.M$7])" office:value-type="float" office:value="0.568636083472748" calcext:value-type="float">
            <text:p>0.568636083472748</text:p>
          </table:table-cell>
        </table:table-row>
        <table:table-row table:style-name="ro1">
          <table:table-cell table:formula="of:=['weak-raw-single-rc35-2.3GHz'.O17]" office:value-type="float" office:value="9216" calcext:value-type="float">
            <text:p>9216</text:p>
          </table:table-cell>
          <table:table-cell table:formula="of:=[.D18]*[.G18]" office:value-type="float" office:value="0.83816915316987" calcext:value-type="float">
            <text:p>0.83816915316987</text:p>
          </table:table-cell>
          <table:table-cell/>
          <table:table-cell table:style-name="ce6" table:formula="of:=['weak-raw-single-rc35-2.3GHz'.Q17]/1000000" office:value-type="float" office:value="0.7209" calcext:value-type="float">
            <text:p>0.7209</text:p>
          </table:table-cell>
          <table:table-cell/>
          <table:table-cell table:style-name="ce6" table:formula="of:=['weak-raw-single-rc50-2.3GHz'.Q17]/1000000" office:value-type="float" office:value="1.1939" calcext:value-type="float">
            <text:p>1.1939</text:p>
          </table:table-cell>
          <table:table-cell table:formula="of:=AVERAGE([.G10:.G16])" office:value-type="float" office:value="1.16267048573987" calcext:value-type="float">
            <text:p>1.16267048573987</text:p>
          </table:table-cell>
          <table:table-cell table:style-name="ce1" table:formula="of:=[.G18]*[.F18]" office:value-type="float" office:value="1.38811229292483" calcext:value-type="float">
            <text:p>1.39</text:p>
          </table:table-cell>
          <table:table-cell table:style-name="ce3" table:formula="of:=[.B18]/[.E38]" office:value-type="float" office:value="1.41822191737711" calcext:value-type="float">
            <text:p>1.42</text:p>
          </table:table-cell>
          <table:table-cell/>
          <table:table-cell office:value-type="float" office:value="81312" calcext:value-type="float">
            <text:p>81312</text:p>
          </table:table-cell>
          <table:table-cell office:value-type="float" office:value="332.05" calcext:value-type="float">
            <text:p>332.050</text:p>
          </table:table-cell>
          <table:table-cell office:value-type="float" office:value="209.24" calcext:value-type="float">
            <text:p>209.240</text:p>
          </table:table-cell>
          <table:table-cell table:formula="of:=[.K18]/16" office:value-type="float" office:value="5082" calcext:value-type="float">
            <text:p>5082</text:p>
          </table:table-cell>
          <table:table-cell table:formula="of:=[.L18]/([.K18]*[.L$3])" office:value-type="float" office:value="0.920259851117726" calcext:value-type="float">
            <text:p>0.920259851117726</text:p>
          </table:table-cell>
          <table:table-cell table:formula="of:=[.M18]/([.K18]/[.K$7]*[.M$7])" office:value-type="float" office:value="0.594552586675987" calcext:value-type="float">
            <text:p>0.594552586675987</text:p>
          </table:table-cell>
        </table:table-row>
        <table:table-row table:style-name="ro1">
          <table:table-cell table:formula="of:=[.N3]" office:value-type="float" office:value="0.0625" calcext:value-type="float">
            <text:p>0.0625</text:p>
          </table:table-cell>
          <table:table-cell table:number-columns-repeated="2"/>
          <table:table-cell table:style-name="ce6"/>
          <table:table-cell table:style-name="ce7" table:formula="of:=[.L3]/1000" office:value-type="float" office:value="0.0000044375" calcext:value-type="float">
            <text:p>0.000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97152" calcext:value-type="float">
            <text:p>97152</text:p>
          </table:table-cell>
          <table:table-cell office:value-type="float" office:value="394.4" calcext:value-type="float">
            <text:p>394.400</text:p>
          </table:table-cell>
          <table:table-cell office:value-type="float" office:value="230.64" calcext:value-type="float">
            <text:p>230.640</text:p>
          </table:table-cell>
          <table:table-cell table:formula="of:=[.K19]/16" office:value-type="float" office:value="6072" calcext:value-type="float">
            <text:p>6072</text:p>
          </table:table-cell>
          <table:table-cell table:formula="of:=[.L19]/([.K19]*[.L$3])" office:value-type="float" office:value="0.914843474549537" calcext:value-type="float">
            <text:p>0.914843474549537</text:p>
          </table:table-cell>
          <table:table-cell table:formula="of:=[.M19]/([.K19]/[.K$7]*[.M$7])" office:value-type="float" office:value="0.548508154849388" calcext:value-type="float">
            <text:p>0.548508154849388</text:p>
          </table:table-cell>
        </table:table-row>
        <table:table-row table:style-name="ro1">
          <table:table-cell table:formula="of:=[.N4]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style-name="ce7" table:formula="of:=[.L4]/1000" office:value-type="float" office:value="0.000071" calcext:value-type="float">
            <text:p>0.000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112896" calcext:value-type="float">
            <text:p>112896</text:p>
          </table:table-cell>
          <table:table-cell office:value-type="float" office:value="464.4" calcext:value-type="float">
            <text:p>464.400</text:p>
          </table:table-cell>
          <table:table-cell office:value-type="float" office:value="239.73" calcext:value-type="float">
            <text:p>239.730</text:p>
          </table:table-cell>
          <table:table-cell table:formula="of:=[.K20]/16" office:value-type="float" office:value="7056" calcext:value-type="float">
            <text:p>7056</text:p>
          </table:table-cell>
          <table:table-cell table:formula="of:=[.L20]/([.K20]*[.L$3])" office:value-type="float" office:value="0.926990514515665" calcext:value-type="float">
            <text:p>0.926990514515665</text:p>
          </table:table-cell>
          <table:table-cell table:formula="of:=[.M20]/([.K20]/[.K$7]*[.M$7])" office:value-type="float" office:value="0.49061863012353" calcext:value-type="float">
            <text:p>0.49061863012353</text:p>
          </table:table-cell>
        </table:table-row>
        <table:table-row table:style-name="ro1">
          <table:table-cell table:formula="of:=[.N5]" office:value-type="float" office:value="2" calcext:value-type="float">
            <text:p>2</text:p>
          </table:table-cell>
          <table:table-cell table:number-columns-repeated="3"/>
          <table:table-cell table:style-name="ce7" table:formula="of:=[.L5]/1000" office:value-type="float" office:value="0.000142" calcext:value-type="float">
            <text:p>0.000</text:p>
          </table:table-cell>
          <table:table-cell table:number-columns-repeated="5"/>
          <table:table-cell office:value-type="float" office:value="130000" calcext:value-type="float">
            <text:p>130000</text:p>
          </table:table-cell>
          <table:table-cell office:value-type="float" office:value="545.4" calcext:value-type="float">
            <text:p>545.400</text:p>
          </table:table-cell>
          <table:table-cell office:value-type="float" office:value="254" calcext:value-type="float">
            <text:p>254.000</text:p>
          </table:table-cell>
          <table:table-cell table:formula="of:=[.K21]/16" office:value-type="float" office:value="8125" calcext:value-type="float">
            <text:p>8125</text:p>
          </table:table-cell>
          <table:table-cell table:formula="of:=[.L21]/([.K21]*[.L$3])" office:value-type="float" office:value="0.945438786565547" calcext:value-type="float">
            <text:p>0.945438786565547</text:p>
          </table:table-cell>
          <table:table-cell table:formula="of:=[.M21]/([.K21]/[.K$7]*[.M$7])" office:value-type="float" office:value="0.451430158289364" calcext:value-type="float">
            <text:p>0.451430158289364</text:p>
          </table:table-cell>
        </table:table-row>
        <table:table-row table:style-name="ro1">
          <table:table-cell table:formula="of:=[.N6]" office:value-type="float" office:value="4" calcext:value-type="float">
            <text:p>4</text:p>
          </table:table-cell>
          <table:table-cell table:number-columns-repeated="3"/>
          <table:table-cell table:style-name="ce7" table:formula="of:=[.L6]/1000" office:value-type="float" office:value="0.000285" calcext:value-type="float">
            <text:p>0.000</text:p>
          </table:table-cell>
          <table:table-cell table:number-columns-repeated="5"/>
          <table:table-cell office:value-type="float" office:value="146016" calcext:value-type="float">
            <text:p>146016</text:p>
          </table:table-cell>
          <table:table-cell office:value-type="float" office:value="591" calcext:value-type="float">
            <text:p>591.000</text:p>
          </table:table-cell>
          <table:table-cell office:value-type="float" office:value="260.23" calcext:value-type="float">
            <text:p>260.230</text:p>
          </table:table-cell>
          <table:table-cell table:formula="of:=[.K22]/16" office:value-type="float" office:value="9126" calcext:value-type="float">
            <text:p>9126</text:p>
          </table:table-cell>
          <table:table-cell table:formula="of:=[.L22]/([.K22]*[.L$3])" office:value-type="float" office:value="0.912113046457575" calcext:value-type="float">
            <text:p>0.912113046457575</text:p>
          </table:table-cell>
          <table:table-cell table:formula="of:=[.M22]/([.K22]/[.K$7]*[.M$7])" office:value-type="float" office:value="0.411772291805616" calcext:value-type="float">
            <text:p>0.411772291805616</text:p>
          </table:table-cell>
        </table:table-row>
        <table:table-row table:style-name="ro1">
          <table:table-cell table:formula="of:=[.N7]" office:value-type="float" office:value="8" calcext:value-type="float">
            <text:p>8</text:p>
          </table:table-cell>
          <table:table-cell table:number-columns-repeated="3"/>
          <table:table-cell table:style-name="ce7" table:formula="of:=[.L7]/1000" office:value-type="float" office:value="0.000554" calcext:value-type="float">
            <text:p>0.001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8]" office:value-type="float" office:value="16" calcext:value-type="float">
            <text:p>16</text:p>
          </table:table-cell>
          <table:table-cell table:number-columns-repeated="3"/>
          <table:table-cell table:style-name="ce7" table:formula="of:=[.L8]/1000" office:value-type="float" office:value="0.00114" calcext:value-type="float">
            <text:p>0.001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9]" office:value-type="float" office:value="32" calcext:value-type="float">
            <text:p>32</text:p>
          </table:table-cell>
          <table:table-cell table:number-columns-repeated="3"/>
          <table:table-cell table:style-name="ce7" table:formula="of:=[.L9]/1000" office:value-type="float" office:value="0.00225" calcext:value-type="float">
            <text:p>0.002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10]" office:value-type="float" office:value="64" calcext:value-type="float">
            <text:p>64</text:p>
          </table:table-cell>
          <table:table-cell table:number-columns-repeated="3"/>
          <table:table-cell table:style-name="ce7" table:formula="of:=[.L10]/1000" office:value-type="float" office:value="0.00443" calcext:value-type="float">
            <text:p>0.004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11]" office:value-type="float" office:value="128" calcext:value-type="float">
            <text:p>128</text:p>
          </table:table-cell>
          <table:table-cell table:number-columns-repeated="3"/>
          <table:table-cell table:style-name="ce7" table:formula="of:=[.L11]/1000" office:value-type="float" office:value="0.00896" calcext:value-type="float">
            <text:p>0.009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12]" office:value-type="float" office:value="256" calcext:value-type="float">
            <text:p>256</text:p>
          </table:table-cell>
          <table:table-cell table:number-columns-repeated="3"/>
          <table:table-cell table:style-name="ce7" table:formula="of:=[.L12]/1000" office:value-type="float" office:value="0.01805" calcext:value-type="float">
            <text:p>0.018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13]" office:value-type="float" office:value="512" calcext:value-type="float">
            <text:p>512</text:p>
          </table:table-cell>
          <table:table-cell table:number-columns-repeated="3"/>
          <table:table-cell table:style-name="ce7" table:formula="of:=[.L13]/1000" office:value-type="float" office:value="0.03499" calcext:value-type="float">
            <text:p>0.035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14]" office:value-type="float" office:value="1015.625" calcext:value-type="float">
            <text:p>1015.625</text:p>
          </table:table-cell>
          <table:table-cell table:number-columns-repeated="3"/>
          <table:table-cell table:style-name="ce7" table:formula="of:=[.L14]/1000" office:value-type="float" office:value="0.07034" calcext:value-type="float">
            <text:p>0.070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15]" office:value-type="float" office:value="2048" calcext:value-type="float">
            <text:p>2048</text:p>
          </table:table-cell>
          <table:table-cell table:number-columns-repeated="3"/>
          <table:table-cell table:style-name="ce7" table:formula="of:=[.L15]/1000" office:value-type="float" office:value="0.136" calcext:value-type="float">
            <text:p>0.136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16]" office:value-type="float" office:value="3078" calcext:value-type="float">
            <text:p>3078</text:p>
          </table:table-cell>
          <table:table-cell table:number-columns-repeated="3"/>
          <table:table-cell table:style-name="ce7" table:formula="of:=[.L16]/1000" office:value-type="float" office:value="0.2" calcext:value-type="float">
            <text:p>0.200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17]" office:value-type="float" office:value="4100" calcext:value-type="float">
            <text:p>4100</text:p>
          </table:table-cell>
          <table:table-cell table:number-columns-repeated="3"/>
          <table:table-cell table:style-name="ce7" table:formula="of:=[.L17]/1000" office:value-type="float" office:value="0.26995" calcext:value-type="float">
            <text:p>0.270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18]" office:value-type="float" office:value="5082" calcext:value-type="float">
            <text:p>5082</text:p>
          </table:table-cell>
          <table:table-cell table:number-columns-repeated="3"/>
          <table:table-cell table:style-name="ce7" table:formula="of:=[.L18]/1000" office:value-type="float" office:value="0.33205" calcext:value-type="float">
            <text:p>0.332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19]" office:value-type="float" office:value="6072" calcext:value-type="float">
            <text:p>6072</text:p>
          </table:table-cell>
          <table:table-cell table:number-columns-repeated="3"/>
          <table:table-cell table:style-name="ce7" table:formula="of:=[.L19]/1000" office:value-type="float" office:value="0.3944" calcext:value-type="float">
            <text:p>0.394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20]" office:value-type="float" office:value="7056" calcext:value-type="float">
            <text:p>7056</text:p>
          </table:table-cell>
          <table:table-cell table:number-columns-repeated="3"/>
          <table:table-cell table:style-name="ce7" table:formula="of:=[.L20]/1000" office:value-type="float" office:value="0.4644" calcext:value-type="float">
            <text:p>0.464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21]" office:value-type="float" office:value="8125" calcext:value-type="float">
            <text:p>8125</text:p>
          </table:table-cell>
          <table:table-cell table:number-columns-repeated="3"/>
          <table:table-cell table:style-name="ce7" table:formula="of:=[.L21]/1000" office:value-type="float" office:value="0.5454" calcext:value-type="float">
            <text:p>0.545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22]" office:value-type="float" office:value="9126" calcext:value-type="float">
            <text:p>9126</text:p>
          </table:table-cell>
          <table:table-cell table:number-columns-repeated="3"/>
          <table:table-cell table:style-name="ce7" table:formula="of:=[.L22]/1000" office:value-type="float" office:value="0.591" calcext:value-type="float">
            <text:p>0.591</text:p>
          </table:table-cell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23]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[.N24]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</table:table-row>
      </table:table>
      <table:table table:name="weak-process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Rc3.5</text:p>
          </table:table-cell>
          <table:table-cell table:style-name="Default"/>
          <table:table-cell/>
          <table:table-cell office:value-type="string" calcext:value-type="string">
            <text:p>Log10(2)</text:p>
          </table:table-cell>
          <table:table-cell table:style-name="Default" office:value-type="float" office:value="0.301029995663981" calcext:value-type="float">
            <text:p>0.301029995663981</text:p>
          </table:table-cell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AH-WE-Data-201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weak</text:p>
          </table:table-cell>
          <table:table-cell table:style-name="Default" office:value-type="string" calcext:value-type="string">
            <text:p>TFLOPS</text:p>
          </table:table-cell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ce2" office:value-type="string" calcext:value-type="string">
            <text:p>Compare-to-2013</text:p>
          </table:table-cell>
          <table:table-cell table:style-name="ce2"/>
          <table:table-cell/>
          <table:table-cell office:value-type="string" calcext:value-type="string">
            <text:p>cores</text:p>
          </table:table-cell>
          <table:table-cell table:style-name="ce4" office:value-type="string" calcext:value-type="string">
            <text:p>TFLOPS, weak-scaling</text:p>
          </table:table-cell>
          <table:table-cell table:style-name="ce4" office:value-type="string" calcext:value-type="string">
            <text:p>TFLOPS, strong-scaling</text:p>
          </table:table-cell>
          <table:table-cell office:value-type="string" calcext:value-type="string">
            <text:p>NumberOfNodes</text:p>
          </table:table-cell>
          <table:table-cell office:value-type="string" calcext:value-type="string">
            <text:p>efficiency weak</text:p>
          </table:table-cell>
          <table:table-cell office:value-type="string" calcext:value-type="string">
            <text:p>efficiency strong</text:p>
          </table:table-cell>
        </table:table-row>
        <table:table-row table:style-name="ro1">
          <table:table-cell table:style-name="Default" office:value-type="string" calcext:value-type="string">
            <text:p>Nnodes</text:p>
          </table:table-cell>
          <table:table-cell table:style-name="Default" office:value-type="string" calcext:value-type="string">
            <text:p>Force-only</text:p>
          </table:table-cell>
          <table:table-cell table:style-name="Default" office:value-type="string" calcext:value-type="string">
            <text:p>Whole-loop</text:p>
          </table:table-cell>
          <table:table-cell office:value-type="string" calcext:value-type="string">
            <text:p>Ideal-force</text:p>
          </table:table-cell>
          <table:table-cell office:value-type="string" calcext:value-type="string">
            <text:p>Ideal-whole</text:p>
          </table:table-cell>
          <table:table-cell table:style-name="Default" office:value-type="string" calcext:value-type="string">
            <text:p>efficiency</text:p>
          </table:table-cell>
          <table:table-cell table:style-name="Default" table:number-columns-repeated="4"/>
          <table:table-cell/>
          <table:table-cell table:style-name="ce2" office:value-type="string" calcext:value-type="string">
            <text:p>Weak-loop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0.0044375" calcext:value-type="float">
            <text:p>0.004</text:p>
          </table:table-cell>
          <table:table-cell/>
          <table:table-cell table:formula="of:=[.O3]/16" office:value-type="float" office:value="0.0625" calcext:value-type="float">
            <text:p>0.0625</text:p>
          </table:table-cell>
          <table:table-cell table:formula="of:=[.P3]/([.O3]*[.P$3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weak-raw-single-rc35-2.3GHz'.O3]" office:value-type="float" office:value="1" calcext:value-type="float">
            <text:p>1</text:p>
          </table:table-cell>
          <table:table-cell table:formula="of:=['weak-raw-single-rc35-2.3GHz'.P3]/1000" office:value-type="float" office:value="0" calcext:value-type="float">
            <text:p>0</text:p>
          </table:table-cell>
          <table:table-cell table:formula="of:=['weak-raw-single-rc35-2.3GHz'.Q3]/1000" office:value-type="float" office:value="0" calcext:value-type="float">
            <text:p>0</text:p>
          </table:table-cell>
          <table:table-cell table:number-columns-repeated="3"/>
          <table:table-cell table:formula="of:=[#REF!]/[#REF!]" office:value-type="string" office:string-value="" calcext:value-type="error">
            <text:p>#REF!</text:p>
          </table:table-cell>
          <table:table-cell table:formula="of:=[.P4]" office:value-type="float" office:value="0.071" calcext:value-type="float">
            <text:p>0.07</text:p>
          </table:table-cell>
          <table:table-cell table:number-columns-repeated="3"/>
          <table:table-cell table:formula="of:=[#REF!]/[.P4]" office:value-type="string" office:string-value="" calcext:value-type="error">
            <text:p>#REF!</text:p>
          </table:table-cell>
          <table:table-cell table:style-name="ce3"/>
          <table:table-cell/>
          <table:table-cell office:value-type="float" office:value="16" calcext:value-type="float">
            <text:p>16</text:p>
          </table:table-cell>
          <table:table-cell office:value-type="float" office:value="0.071" calcext:value-type="float">
            <text:p>0.071</text:p>
          </table:table-cell>
          <table:table-cell/>
          <table:table-cell table:formula="of:=[.O4]/16" office:value-type="float" office:value="1" calcext:value-type="float">
            <text:p>1</text:p>
          </table:table-cell>
          <table:table-cell table:formula="of:=[.P4]/([.O4]*[.P$3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weak-raw-single-rc35-2.3GHz'.O4]" office:value-type="float" office:value="2" calcext:value-type="float">
            <text:p>2</text:p>
          </table:table-cell>
          <table:table-cell table:formula="of:=['weak-raw-single-rc35-2.3GHz'.P4]/1000" office:value-type="float" office:value="0" calcext:value-type="float">
            <text:p>0</text:p>
          </table:table-cell>
          <table:table-cell table:formula="of:=['weak-raw-single-rc35-2.3GHz'.Q4]/1000" office:value-type="float" office:value="0" calcext:value-type="float">
            <text:p>0</text:p>
          </table:table-cell>
          <table:table-cell table:number-columns-repeated="3"/>
          <table:table-cell table:formula="of:=[#REF!]/[#REF!]" office:value-type="string" office:string-value="" calcext:value-type="error">
            <text:p>#REF!</text:p>
          </table:table-cell>
          <table:table-cell table:formula="of:=[.P5]" office:value-type="float" office:value="0.142" calcext:value-type="float">
            <text:p>0.14</text:p>
          </table:table-cell>
          <table:table-cell table:number-columns-repeated="3"/>
          <table:table-cell table:formula="of:=[#REF!]/[.P5]" office:value-type="string" office:string-value="" calcext:value-type="error">
            <text:p>#REF!</text:p>
          </table:table-cell>
          <table:table-cell table:style-name="ce3"/>
          <table:table-cell/>
          <table:table-cell office:value-type="float" office:value="32" calcext:value-type="float">
            <text:p>32</text:p>
          </table:table-cell>
          <table:table-cell office:value-type="float" office:value="0.142" calcext:value-type="float">
            <text:p>0.142</text:p>
          </table:table-cell>
          <table:table-cell/>
          <table:table-cell table:formula="of:=[.O5]/16" office:value-type="float" office:value="2" calcext:value-type="float">
            <text:p>2</text:p>
          </table:table-cell>
          <table:table-cell table:formula="of:=[.P5]/([.O5]*[.P$3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weak-raw-single-rc35-2.3GHz'.O5]" office:value-type="float" office:value="4" calcext:value-type="float">
            <text:p>4</text:p>
          </table:table-cell>
          <table:table-cell table:formula="of:=['weak-raw-single-rc35-2.3GHz'.P5]/1000" office:value-type="float" office:value="0" calcext:value-type="float">
            <text:p>0</text:p>
          </table:table-cell>
          <table:table-cell table:formula="of:=['weak-raw-single-rc35-2.3GHz'.Q5]/1000" office:value-type="float" office:value="0" calcext:value-type="float">
            <text:p>0</text:p>
          </table:table-cell>
          <table:table-cell table:number-columns-repeated="3"/>
          <table:table-cell table:formula="of:=[#REF!]/[#REF!]" office:value-type="string" office:string-value="" calcext:value-type="error">
            <text:p>#REF!</text:p>
          </table:table-cell>
          <table:table-cell table:formula="of:=[.P6]" office:value-type="float" office:value="0.285" calcext:value-type="float">
            <text:p>0.29</text:p>
          </table:table-cell>
          <table:table-cell table:number-columns-repeated="3"/>
          <table:table-cell table:formula="of:=[#REF!]/[.P6]" office:value-type="string" office:string-value="" calcext:value-type="error">
            <text:p>#REF!</text:p>
          </table:table-cell>
          <table:table-cell table:style-name="ce3"/>
          <table:table-cell/>
          <table:table-cell office:value-type="float" office:value="64" calcext:value-type="float">
            <text:p>64</text:p>
          </table:table-cell>
          <table:table-cell office:value-type="float" office:value="0.285" calcext:value-type="float">
            <text:p>0.285</text:p>
          </table:table-cell>
          <table:table-cell/>
          <table:table-cell table:formula="of:=[.O6]/16" office:value-type="float" office:value="4" calcext:value-type="float">
            <text:p>4</text:p>
          </table:table-cell>
          <table:table-cell table:formula="of:=[.P6]/([.O6]*[.P$3])" office:value-type="float" office:value="1.00352112676056" calcext:value-type="float">
            <text:p>1.00352112676056</text:p>
          </table:table-cell>
          <table:table-cell/>
        </table:table-row>
        <table:table-row table:style-name="ro1">
          <table:table-cell table:formula="of:=['weak-raw-single-rc35-2.3GHz'.O6]" office:value-type="float" office:value="8" calcext:value-type="float">
            <text:p>8</text:p>
          </table:table-cell>
          <table:table-cell table:formula="of:=['weak-raw-single-rc35-2.3GHz'.P6]/1000" office:value-type="float" office:value="0" calcext:value-type="float">
            <text:p>0</text:p>
          </table:table-cell>
          <table:table-cell table:formula="of:=['weak-raw-single-rc35-2.3GHz'.Q6]/1000" office:value-type="float" office:value="0" calcext:value-type="float">
            <text:p>0</text:p>
          </table:table-cell>
          <table:table-cell table:formula="of:=[.B$7]*[.$A7]/[.$A$7]" office:value-type="float" office:value="0" calcext:value-type="float">
            <text:p>0</text:p>
          </table:table-cell>
          <table:table-cell table:formula="of:=[.C$7]*[.$A7]/[.$A$7]" office:value-type="float" office:value="0" calcext:value-type="float">
            <text:p>0</text:p>
          </table:table-cell>
          <table:table-cell table:formula="of:=[.B7]/[.D7]" office:value-type="string" office:string-value="" calcext:value-type="error">
            <text:p>#DIV/0!</text:p>
          </table:table-cell>
          <table:table-cell table:formula="of:=[#REF!]/[#REF!]" office:value-type="string" office:string-value="" calcext:value-type="error">
            <text:p>#REF!</text:p>
          </table:table-cell>
          <table:table-cell table:formula="of:=[.P7]" office:value-type="float" office:value="0.554" calcext:value-type="float">
            <text:p>0.55</text:p>
          </table:table-cell>
          <table:table-cell table:number-columns-repeated="3"/>
          <table:table-cell table:formula="of:=[#REF!]/[.P7]" office:value-type="string" office:string-value="" calcext:value-type="error">
            <text:p>#REF!</text:p>
          </table:table-cell>
          <table:table-cell table:style-name="ce3"/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0.554" calcext:value-type="float">
            <text:p>0.554</text:p>
          </table:table-cell>
          <table:table-cell table:formula="of:=[.O7]/16" office:value-type="float" office:value="8" calcext:value-type="float">
            <text:p>8</text:p>
          </table:table-cell>
          <table:table-cell table:formula="of:=[.P7]/([.O7]*[.P$3])" office:value-type="float" office:value="0.975352112676056" calcext:value-type="float">
            <text:p>0.975352112676056</text:p>
          </table:table-cell>
          <table:table-cell table:formula="of:=[.Q7]/([.O7]/[.O$7]*[.Q$7])" office:value-type="float" office:value="1" calcext:value-type="float">
            <text:p>1</text:p>
          </table:table-cell>
        </table:table-row>
        <table:table-row table:style-name="ro1">
          <table:table-cell table:formula="of:=['weak-raw-single-rc35-2.3GHz'.O7]" office:value-type="float" office:value="16" calcext:value-type="float">
            <text:p>16</text:p>
          </table:table-cell>
          <table:table-cell table:formula="of:=['weak-raw-single-rc35-2.3GHz'.P7]/1000" office:value-type="float" office:value="0" calcext:value-type="float">
            <text:p>0</text:p>
          </table:table-cell>
          <table:table-cell table:formula="of:=['weak-raw-single-rc35-2.3GHz'.Q7]/1000" office:value-type="float" office:value="0" calcext:value-type="float">
            <text:p>0</text:p>
          </table:table-cell>
          <table:table-cell table:formula="of:=[.B$7]*[.$A8]/[.$A$7]" office:value-type="float" office:value="0" calcext:value-type="float">
            <text:p>0</text:p>
          </table:table-cell>
          <table:table-cell table:formula="of:=[.C$7]*[.$A8]/[.$A$7]" office:value-type="float" office:value="0" calcext:value-type="float">
            <text:p>0</text:p>
          </table:table-cell>
          <table:table-cell table:formula="of:=[.B8]/[.D8]" office:value-type="string" office:string-value="" calcext:value-type="error">
            <text:p>#DIV/0!</text:p>
          </table:table-cell>
          <table:table-cell table:formula="of:=[#REF!]/[#REF!]" office:value-type="string" office:string-value="" calcext:value-type="error">
            <text:p>#REF!</text:p>
          </table:table-cell>
          <table:table-cell table:formula="of:=[.P8]" office:value-type="float" office:value="1.14" calcext:value-type="float">
            <text:p>1.14</text:p>
          </table:table-cell>
          <table:table-cell table:number-columns-repeated="3"/>
          <table:table-cell table:formula="of:=[#REF!]/[.P8]" office:value-type="string" office:string-value="" calcext:value-type="error">
            <text:p>#REF!</text:p>
          </table:table-cell>
          <table:table-cell table:style-name="ce3"/>
          <table:table-cell/>
          <table:table-cell office:value-type="float" office:value="256" calcext:value-type="float">
            <text:p>256</text:p>
          </table:table-cell>
          <table:table-cell office:value-type="float" office:value="1.14" calcext:value-type="float">
            <text:p>1.140</text:p>
          </table:table-cell>
          <table:table-cell office:value-type="float" office:value="0.998" calcext:value-type="float">
            <text:p>0.998</text:p>
          </table:table-cell>
          <table:table-cell table:formula="of:=[.O8]/16" office:value-type="float" office:value="16" calcext:value-type="float">
            <text:p>16</text:p>
          </table:table-cell>
          <table:table-cell table:formula="of:=[.P8]/([.O8]*[.P$3])" office:value-type="float" office:value="1.00352112676056" calcext:value-type="float">
            <text:p>1.00352112676056</text:p>
          </table:table-cell>
          <table:table-cell table:formula="of:=[.Q8]/([.O8]/[.O$7]*[.Q$7])" office:value-type="float" office:value="0.90072202166065" calcext:value-type="float">
            <text:p>0.90072202166065</text:p>
          </table:table-cell>
        </table:table-row>
        <table:table-row table:style-name="ro1">
          <table:table-cell table:formula="of:=['weak-raw-single-rc35-2.3GHz'.O8]" office:value-type="float" office:value="32" calcext:value-type="float">
            <text:p>32</text:p>
          </table:table-cell>
          <table:table-cell table:formula="of:=['weak-raw-single-rc35-2.3GHz'.P8]/1000" office:value-type="float" office:value="0" calcext:value-type="float">
            <text:p>0</text:p>
          </table:table-cell>
          <table:table-cell table:formula="of:=['weak-raw-single-rc35-2.3GHz'.Q8]/1000" office:value-type="float" office:value="0" calcext:value-type="float">
            <text:p>0</text:p>
          </table:table-cell>
          <table:table-cell table:formula="of:=[.B$7]*[.$A9]/[.$A$7]" office:value-type="float" office:value="0" calcext:value-type="float">
            <text:p>0</text:p>
          </table:table-cell>
          <table:table-cell table:formula="of:=[.C$7]*[.$A9]/[.$A$7]" office:value-type="float" office:value="0" calcext:value-type="float">
            <text:p>0</text:p>
          </table:table-cell>
          <table:table-cell table:formula="of:=[.B9]/[.D9]" office:value-type="string" office:string-value="" calcext:value-type="error">
            <text:p>#DIV/0!</text:p>
          </table:table-cell>
          <table:table-cell table:formula="of:=[#REF!]/[#REF!]" office:value-type="string" office:string-value="" calcext:value-type="error">
            <text:p>#REF!</text:p>
          </table:table-cell>
          <table:table-cell table:formula="of:=[.P9]" office:value-type="float" office:value="2.25" calcext:value-type="float">
            <text:p>2.25</text:p>
          </table:table-cell>
          <table:table-cell table:number-columns-repeated="3"/>
          <table:table-cell table:formula="of:=[#REF!]/[.P9]" office:value-type="string" office:string-value="" calcext:value-type="error">
            <text:p>#REF!</text:p>
          </table:table-cell>
          <table:table-cell table:style-name="ce3"/>
          <table:table-cell/>
          <table:table-cell office:value-type="float" office:value="512" calcext:value-type="float">
            <text:p>512</text:p>
          </table:table-cell>
          <table:table-cell office:value-type="float" office:value="2.25" calcext:value-type="float">
            <text:p>2.250</text:p>
          </table:table-cell>
          <table:table-cell office:value-type="float" office:value="2.06" calcext:value-type="float">
            <text:p>2.060</text:p>
          </table:table-cell>
          <table:table-cell table:formula="of:=[.O9]/16" office:value-type="float" office:value="32" calcext:value-type="float">
            <text:p>32</text:p>
          </table:table-cell>
          <table:table-cell table:formula="of:=[.P9]/([.O9]*[.P$3])" office:value-type="float" office:value="0.990316901408451" calcext:value-type="float">
            <text:p>0.990316901408451</text:p>
          </table:table-cell>
          <table:table-cell table:formula="of:=[.Q9]/([.O9]/[.O$7]*[.Q$7])" office:value-type="float" office:value="0.929602888086643" calcext:value-type="float">
            <text:p>0.929602888086643</text:p>
          </table:table-cell>
        </table:table-row>
        <table:table-row table:style-name="ro1">
          <table:table-cell table:formula="of:=['weak-raw-single-rc35-2.3GHz'.O9]" office:value-type="float" office:value="64" calcext:value-type="float">
            <text:p>64</text:p>
          </table:table-cell>
          <table:table-cell table:formula="of:=['weak-raw-single-rc35-2.3GHz'.P9]/1000" office:value-type="float" office:value="6.818" calcext:value-type="float">
            <text:p>6.818</text:p>
          </table:table-cell>
          <table:table-cell table:formula="of:=['weak-raw-single-rc35-2.3GHz'.Q9]/1000" office:value-type="float" office:value="5.2043" calcext:value-type="float">
            <text:p>5.2043</text:p>
          </table:table-cell>
          <table:table-cell table:formula="of:=[.B$10]*[.$A10]/[.$A$10]" office:value-type="float" office:value="6.818" calcext:value-type="float">
            <text:p>6.818</text:p>
          </table:table-cell>
          <table:table-cell table:formula="of:=[.C$10]*[.$A10]/[.$A$10]" office:value-type="float" office:value="5.2043" calcext:value-type="float">
            <text:p>5.2043</text:p>
          </table:table-cell>
          <table:table-cell table:formula="of:=[.B10]/[.D10]" office:value-type="float" office:value="1" calcext:value-type="float">
            <text:p>1.00</text:p>
          </table:table-cell>
          <table:table-cell table:formula="of:=[.C10]/[.E10]" office:value-type="float" office:value="1" calcext:value-type="float">
            <text:p>1.00</text:p>
          </table:table-cell>
          <table:table-cell table:formula="of:=[.P10]" office:value-type="float" office:value="4.43" calcext:value-type="float">
            <text:p>4.43</text:p>
          </table:table-cell>
          <table:table-cell table:number-columns-repeated="3"/>
          <table:table-cell table:formula="of:=[.B10]/[.P10]" office:value-type="float" office:value="1.53905191873589" calcext:value-type="float">
            <text:p>1.54</text:p>
          </table:table-cell>
          <table:table-cell table:style-name="ce3"/>
          <table:table-cell/>
          <table:table-cell office:value-type="float" office:value="1024" calcext:value-type="float">
            <text:p>1024</text:p>
          </table:table-cell>
          <table:table-cell office:value-type="float" office:value="4.43" calcext:value-type="float">
            <text:p>4.430</text:p>
          </table:table-cell>
          <table:table-cell office:value-type="float" office:value="4.12" calcext:value-type="float">
            <text:p>4.120</text:p>
          </table:table-cell>
          <table:table-cell table:formula="of:=[.O10]/16" office:value-type="float" office:value="64" calcext:value-type="float">
            <text:p>64</text:p>
          </table:table-cell>
          <table:table-cell table:formula="of:=[.P10]/([.O10]*[.P$3])" office:value-type="float" office:value="0.974911971830986" calcext:value-type="float">
            <text:p>0.974911971830986</text:p>
          </table:table-cell>
          <table:table-cell table:formula="of:=[.Q10]/([.O10]/[.O$7]*[.Q$7])" office:value-type="float" office:value="0.929602888086643" calcext:value-type="float">
            <text:p>0.929602888086643</text:p>
          </table:table-cell>
        </table:table-row>
        <table:table-row table:style-name="ro1">
          <table:table-cell table:formula="of:=['weak-raw-single-rc35-2.3GHz'.O10]" office:value-type="float" office:value="128" calcext:value-type="float">
            <text:p>128</text:p>
          </table:table-cell>
          <table:table-cell table:formula="of:=['weak-raw-single-rc35-2.3GHz'.P10]/1000" office:value-type="float" office:value="13.53" calcext:value-type="float">
            <text:p>13.53</text:p>
          </table:table-cell>
          <table:table-cell table:formula="of:=['weak-raw-single-rc35-2.3GHz'.Q10]/1000" office:value-type="float" office:value="10.359" calcext:value-type="float">
            <text:p>10.359</text:p>
          </table:table-cell>
          <table:table-cell table:formula="of:=[.B$10]*[.$A11]/[.$A$10]" office:value-type="float" office:value="13.636" calcext:value-type="float">
            <text:p>13.636</text:p>
          </table:table-cell>
          <table:table-cell table:formula="of:=[.C$10]*[.$A11]/[.$A$10]" office:value-type="float" office:value="10.4086" calcext:value-type="float">
            <text:p>10.4086</text:p>
          </table:table-cell>
          <table:table-cell table:formula="of:=[.B11]/[.D11]" office:value-type="float" office:value="0.99222645937225" calcext:value-type="float">
            <text:p>0.99</text:p>
          </table:table-cell>
          <table:table-cell table:formula="of:=[.C11]/[.E11]" office:value-type="float" office:value="0.995234709759238" calcext:value-type="float">
            <text:p>1.00</text:p>
          </table:table-cell>
          <table:table-cell table:formula="of:=[.P11]" office:value-type="float" office:value="8.96" calcext:value-type="float">
            <text:p>8.96</text:p>
          </table:table-cell>
          <table:table-cell table:number-columns-repeated="3"/>
          <table:table-cell table:formula="of:=[.B11]/[.P11]" office:value-type="float" office:value="1.51004464285714" calcext:value-type="float">
            <text:p>1.51</text:p>
          </table:table-cell>
          <table:table-cell table:style-name="ce3"/>
          <table:table-cell/>
          <table:table-cell office:value-type="float" office:value="2048" calcext:value-type="float">
            <text:p>2048</text:p>
          </table:table-cell>
          <table:table-cell office:value-type="float" office:value="8.96" calcext:value-type="float">
            <text:p>8.960</text:p>
          </table:table-cell>
          <table:table-cell office:value-type="float" office:value="8.08" calcext:value-type="float">
            <text:p>8.080</text:p>
          </table:table-cell>
          <table:table-cell table:formula="of:=[.O11]/16" office:value-type="float" office:value="128" calcext:value-type="float">
            <text:p>128</text:p>
          </table:table-cell>
          <table:table-cell table:formula="of:=[.P11]/([.O11]*[.P$3])" office:value-type="float" office:value="0.985915492957747" calcext:value-type="float">
            <text:p>0.985915492957747</text:p>
          </table:table-cell>
          <table:table-cell table:formula="of:=[.Q11]/([.O11]/[.O$7]*[.Q$7])" office:value-type="float" office:value="0.911552346570397" calcext:value-type="float">
            <text:p>0.911552346570397</text:p>
          </table:table-cell>
        </table:table-row>
        <table:table-row table:style-name="ro1">
          <table:table-cell table:formula="of:=['weak-raw-single-rc35-2.3GHz'.O11]" office:value-type="float" office:value="256" calcext:value-type="float">
            <text:p>256</text:p>
          </table:table-cell>
          <table:table-cell table:formula="of:=['weak-raw-single-rc35-2.3GHz'.P11]/1000" office:value-type="float" office:value="27.103" calcext:value-type="float">
            <text:p>27.103</text:p>
          </table:table-cell>
          <table:table-cell table:formula="of:=['weak-raw-single-rc35-2.3GHz'.Q11]/1000" office:value-type="float" office:value="20.692" calcext:value-type="float">
            <text:p>20.692</text:p>
          </table:table-cell>
          <table:table-cell table:formula="of:=[.B$10]*[.$A12]/[.$A$10]" office:value-type="float" office:value="27.272" calcext:value-type="float">
            <text:p>27.272</text:p>
          </table:table-cell>
          <table:table-cell table:formula="of:=[.C$10]*[.$A12]/[.$A$10]" office:value-type="float" office:value="20.8172" calcext:value-type="float">
            <text:p>20.8172</text:p>
          </table:table-cell>
          <table:table-cell table:formula="of:=[.B12]/[.D12]" office:value-type="float" office:value="0.993803168084482" calcext:value-type="float">
            <text:p>0.99</text:p>
          </table:table-cell>
          <table:table-cell table:formula="of:=[.C12]/[.E12]" office:value-type="float" office:value="0.993985742559038" calcext:value-type="float">
            <text:p>0.99</text:p>
          </table:table-cell>
          <table:table-cell table:formula="of:=[.P12]" office:value-type="float" office:value="18.05" calcext:value-type="float">
            <text:p>18.05</text:p>
          </table:table-cell>
          <table:table-cell table:number-columns-repeated="3"/>
          <table:table-cell table:formula="of:=[.B12]/[.P12]" office:value-type="float" office:value="1.5015512465374" calcext:value-type="float">
            <text:p>1.50</text:p>
          </table:table-cell>
          <table:table-cell table:style-name="ce3"/>
          <table:table-cell/>
          <table:table-cell office:value-type="float" office:value="4096" calcext:value-type="float">
            <text:p>4096</text:p>
          </table:table-cell>
          <table:table-cell office:value-type="float" office:value="18.05" calcext:value-type="float">
            <text:p>18.050</text:p>
          </table:table-cell>
          <table:table-cell office:value-type="float" office:value="15.93" calcext:value-type="float">
            <text:p>15.930</text:p>
          </table:table-cell>
          <table:table-cell table:formula="of:=[.O12]/16" office:value-type="float" office:value="256" calcext:value-type="float">
            <text:p>256</text:p>
          </table:table-cell>
          <table:table-cell table:formula="of:=[.P12]/([.O12]*[.P$3])" office:value-type="float" office:value="0.993067781690141" calcext:value-type="float">
            <text:p>0.993067781690141</text:p>
          </table:table-cell>
          <table:table-cell table:formula="of:=[.Q12]/([.O12]/[.O$7]*[.Q$7])" office:value-type="float" office:value="0.898578519855596" calcext:value-type="float">
            <text:p>0.898578519855596</text:p>
          </table:table-cell>
        </table:table-row>
        <table:table-row table:style-name="ro1">
          <table:table-cell table:formula="of:=['weak-raw-single-rc35-2.3GHz'.O12]" office:value-type="float" office:value="512" calcext:value-type="float">
            <text:p>512</text:p>
          </table:table-cell>
          <table:table-cell table:formula="of:=['weak-raw-single-rc35-2.3GHz'.P12]/1000" office:value-type="float" office:value="54.377" calcext:value-type="float">
            <text:p>54.377</text:p>
          </table:table-cell>
          <table:table-cell table:formula="of:=['weak-raw-single-rc35-2.3GHz'.Q12]/1000" office:value-type="float" office:value="41.796" calcext:value-type="float">
            <text:p>41.796</text:p>
          </table:table-cell>
          <table:table-cell table:formula="of:=[.B$10]*[.$A13]/[.$A$10]" office:value-type="float" office:value="54.544" calcext:value-type="float">
            <text:p>54.544</text:p>
          </table:table-cell>
          <table:table-cell table:formula="of:=[.C$10]*[.$A13]/[.$A$10]" office:value-type="float" office:value="41.6344" calcext:value-type="float">
            <text:p>41.6344</text:p>
          </table:table-cell>
          <table:table-cell table:formula="of:=[.B13]/[.D13]" office:value-type="float" office:value="0.996938251686712" calcext:value-type="float">
            <text:p>1.00</text:p>
          </table:table-cell>
          <table:table-cell table:formula="of:=[.C13]/[.E13]" office:value-type="float" office:value="1.00388140576062" calcext:value-type="float">
            <text:p>1.00</text:p>
          </table:table-cell>
          <table:table-cell table:formula="of:=[.P13]" office:value-type="float" office:value="34.99" calcext:value-type="float">
            <text:p>34.99</text:p>
          </table:table-cell>
          <table:table-cell table:number-columns-repeated="3"/>
          <table:table-cell table:formula="of:=[.B13]/[.P13]" office:value-type="float" office:value="1.55407259216919" calcext:value-type="float">
            <text:p>1.55</text:p>
          </table:table-cell>
          <table:table-cell table:style-name="ce3"/>
          <table:table-cell/>
          <table:table-cell office:value-type="float" office:value="8192" calcext:value-type="float">
            <text:p>8192</text:p>
          </table:table-cell>
          <table:table-cell office:value-type="float" office:value="34.99" calcext:value-type="float">
            <text:p>34.990</text:p>
          </table:table-cell>
          <table:table-cell office:value-type="float" office:value="26.07" calcext:value-type="float">
            <text:p>26.070</text:p>
          </table:table-cell>
          <table:table-cell table:formula="of:=[.O13]/16" office:value-type="float" office:value="512" calcext:value-type="float">
            <text:p>512</text:p>
          </table:table-cell>
          <table:table-cell table:formula="of:=[.P13]/([.O13]*[.P$3])" office:value-type="float" office:value="0.96253301056338" calcext:value-type="float">
            <text:p>0.96253301056338</text:p>
          </table:table-cell>
          <table:table-cell table:formula="of:=[.Q13]/([.O13]/[.O$7]*[.Q$7])" office:value-type="float" office:value="0.735277527075812" calcext:value-type="float">
            <text:p>0.735277527075812</text:p>
          </table:table-cell>
        </table:table-row>
        <table:table-row table:style-name="ro1">
          <table:table-cell table:formula="of:=['weak-raw-single-rc35-2.3GHz'.O13]" office:value-type="float" office:value="1024" calcext:value-type="float">
            <text:p>1024</text:p>
          </table:table-cell>
          <table:table-cell table:formula="of:=['weak-raw-single-rc35-2.3GHz'.P13]/1000" office:value-type="float" office:value="108.1" calcext:value-type="float">
            <text:p>108.1</text:p>
          </table:table-cell>
          <table:table-cell table:formula="of:=['weak-raw-single-rc35-2.3GHz'.Q13]/1000" office:value-type="float" office:value="82.872" calcext:value-type="float">
            <text:p>82.872</text:p>
          </table:table-cell>
          <table:table-cell table:formula="of:=[.B$10]*[.$A14]/[.$A$10]" office:value-type="float" office:value="109.088" calcext:value-type="float">
            <text:p>109.088</text:p>
          </table:table-cell>
          <table:table-cell table:formula="of:=[.C$10]*[.$A14]/[.$A$10]" office:value-type="float" office:value="83.2688" calcext:value-type="float">
            <text:p>83.2688</text:p>
          </table:table-cell>
          <table:table-cell table:formula="of:=[.B14]/[.D14]" office:value-type="float" office:value="0.990943091815782" calcext:value-type="float">
            <text:p>0.99</text:p>
          </table:table-cell>
          <table:table-cell table:formula="of:=[.C14]/[.E14]" office:value-type="float" office:value="0.995234709759238" calcext:value-type="float">
            <text:p>1.00</text:p>
          </table:table-cell>
          <table:table-cell table:number-columns-repeated="4"/>
          <table:table-cell table:formula="of:=[.B14]/[.P14]" office:value-type="float" office:value="1.53682115439295" calcext:value-type="float">
            <text:p>1.54</text:p>
          </table:table-cell>
          <table:table-cell table:style-name="ce3"/>
          <table:table-cell/>
          <table:table-cell office:value-type="float" office:value="16250" calcext:value-type="float">
            <text:p>16250</text:p>
          </table:table-cell>
          <table:table-cell office:value-type="float" office:value="70.34" calcext:value-type="float">
            <text:p>70.340</text:p>
          </table:table-cell>
          <table:table-cell office:value-type="float" office:value="55.83" calcext:value-type="float">
            <text:p>55.830</text:p>
          </table:table-cell>
          <table:table-cell table:formula="of:=[.O14]/16" office:value-type="float" office:value="1015.625" calcext:value-type="float">
            <text:p>1015.625</text:p>
          </table:table-cell>
          <table:table-cell table:formula="of:=[.P14]/([.O14]*[.P$3])" office:value-type="float" office:value="0.975462621885157" calcext:value-type="float">
            <text:p>0.975462621885157</text:p>
          </table:table-cell>
          <table:table-cell table:formula="of:=[.Q14]/([.O14]/[.O$7]*[.Q$7])" office:value-type="float" office:value="0.793806164954179" calcext:value-type="float">
            <text:p>0.793806164954179</text:p>
          </table:table-cell>
        </table:table-row>
        <table:table-row table:style-name="ro1">
          <table:table-cell table:formula="of:=['weak-raw-single-rc35-2.3GHz'.O14]" office:value-type="float" office:value="2048" calcext:value-type="float">
            <text:p>2048</text:p>
          </table:table-cell>
          <table:table-cell table:formula="of:=['weak-raw-single-rc35-2.3GHz'.P14]/1000" office:value-type="float" office:value="217.29" calcext:value-type="float">
            <text:p>217.29</text:p>
          </table:table-cell>
          <table:table-cell table:formula="of:=['weak-raw-single-rc35-2.3GHz'.Q14]/1000" office:value-type="float" office:value="166.38" calcext:value-type="float">
            <text:p>166.38</text:p>
          </table:table-cell>
          <table:table-cell table:formula="of:=[.B$10]*[.$A15]/[.$A$10]" office:value-type="float" office:value="218.176" calcext:value-type="float">
            <text:p>218.176</text:p>
          </table:table-cell>
          <table:table-cell table:formula="of:=[.C$10]*[.$A15]/[.$A$10]" office:value-type="float" office:value="166.5376" calcext:value-type="float">
            <text:p>166.5376</text:p>
          </table:table-cell>
          <table:table-cell table:formula="of:=[.B15]/[.D15]" office:value-type="float" office:value="0.99593905837489" calcext:value-type="float">
            <text:p>1.00</text:p>
          </table:table-cell>
          <table:table-cell table:formula="of:=[.C15]/[.E15]" office:value-type="float" office:value="0.999053667159849" calcext:value-type="float">
            <text:p>1.00</text:p>
          </table:table-cell>
          <table:table-cell table:number-columns-repeated="4"/>
          <table:table-cell table:formula="of:=[.B15]/[.P15]" office:value-type="float" office:value="1.59772058823529" calcext:value-type="float">
            <text:p>1.60</text:p>
          </table:table-cell>
          <table:table-cell table:style-name="ce1"/>
          <table:table-cell/>
          <table:table-cell office:value-type="float" office:value="32768" calcext:value-type="float">
            <text:p>32768</text:p>
          </table:table-cell>
          <table:table-cell office:value-type="float" office:value="136" calcext:value-type="float">
            <text:p>136.000</text:p>
          </table:table-cell>
          <table:table-cell office:value-type="float" office:value="101.88" calcext:value-type="float">
            <text:p>101.880</text:p>
          </table:table-cell>
          <table:table-cell table:formula="of:=[.O15]/16" office:value-type="float" office:value="2048" calcext:value-type="float">
            <text:p>2048</text:p>
          </table:table-cell>
          <table:table-cell table:formula="of:=[.P15]/([.O15]*[.P$3])" office:value-type="float" office:value="0.935299295774648" calcext:value-type="float">
            <text:p>0.935299295774648</text:p>
          </table:table-cell>
          <table:table-cell table:formula="of:=[.Q15]/([.O15]/[.O$7]*[.Q$7])" office:value-type="float" office:value="0.718355144404332" calcext:value-type="float">
            <text:p>0.718355144404332</text:p>
          </table:table-cell>
        </table:table-row>
        <table:table-row table:style-name="ro1">
          <table:table-cell table:formula="of:=['weak-raw-single-rc35-2.3GHz'.O15]" office:value-type="float" office:value="4096" calcext:value-type="float">
            <text:p>4096</text:p>
          </table:table-cell>
          <table:table-cell table:formula="of:=['weak-raw-single-rc35-2.3GHz'.P15]/1000" office:value-type="float" office:value="435.73" calcext:value-type="float">
            <text:p>435.73</text:p>
          </table:table-cell>
          <table:table-cell table:formula="of:=['weak-raw-single-rc35-2.3GHz'.Q15]/1000" office:value-type="float" office:value="333.47" calcext:value-type="float">
            <text:p>333.47</text:p>
          </table:table-cell>
          <table:table-cell table:formula="of:=[.B$10]*[.$A16]/[.$A$10]" office:value-type="float" office:value="436.352" calcext:value-type="float">
            <text:p>436.352</text:p>
          </table:table-cell>
          <table:table-cell table:formula="of:=[.C$10]*[.$A16]/[.$A$10]" office:value-type="float" office:value="333.0752" calcext:value-type="float">
            <text:p>333.0752</text:p>
          </table:table-cell>
          <table:table-cell table:formula="of:=[.B16]/[.D16]" office:value-type="float" office:value="0.998574545321209" calcext:value-type="float">
            <text:p>1.00</text:p>
          </table:table-cell>
          <table:table-cell table:formula="of:=[.C16]/[.E16]" office:value-type="float" office:value="1.00118531791019" calcext:value-type="float">
            <text:p>1.00</text:p>
          </table:table-cell>
          <table:table-cell table:number-columns-repeated="4"/>
          <table:table-cell table:formula="of:=[.B16]/[.P16]" office:value-type="float" office:value="2.17865" calcext:value-type="float">
            <text:p>2.18</text:p>
          </table:table-cell>
          <table:table-cell table:style-name="ce1"/>
          <table:table-cell/>
          <table:table-cell office:value-type="float" office:value="49248" calcext:value-type="float">
            <text:p>49248</text:p>
          </table:table-cell>
          <table:table-cell office:value-type="float" office:value="200" calcext:value-type="float">
            <text:p>200.000</text:p>
          </table:table-cell>
          <table:table-cell office:value-type="float" office:value="136" calcext:value-type="float">
            <text:p>136.000</text:p>
          </table:table-cell>
          <table:table-cell table:formula="of:=[.O16]/16" office:value-type="float" office:value="3078" calcext:value-type="float">
            <text:p>3078</text:p>
          </table:table-cell>
          <table:table-cell table:formula="of:=[.P16]/([.O16]*[.P$3])" office:value-type="float" office:value="0.915172647319917" calcext:value-type="float">
            <text:p>0.915172647319917</text:p>
          </table:table-cell>
          <table:table-cell table:formula="of:=[.Q16]/([.O16]/[.O$7]*[.Q$7])" office:value-type="float" office:value="0.638043832673005" calcext:value-type="float">
            <text:p>0.638043832673005</text:p>
          </table:table-cell>
        </table:table-row>
        <table:table-row table:style-name="ro1">
          <table:table-cell table:formula="of:=['weak-raw-single-rc35-2.3GHz'.O16]" office:value-type="float" office:value="8192" calcext:value-type="float">
            <text:p>8192</text:p>
          </table:table-cell>
          <table:table-cell table:formula="of:=['weak-raw-single-rc35-2.3GHz'.P16]/1000" office:value-type="float" office:value="865.75" calcext:value-type="float">
            <text:p>865.75</text:p>
          </table:table-cell>
          <table:table-cell table:formula="of:=['weak-raw-single-rc35-2.3GHz'.Q16]/1000" office:value-type="float" office:value="659.2" calcext:value-type="float">
            <text:p>659.2</text:p>
          </table:table-cell>
          <table:table-cell table:formula="of:=[.B$10]*[.$A17]/[.$A$10]" office:value-type="float" office:value="872.704" calcext:value-type="float">
            <text:p>872.704</text:p>
          </table:table-cell>
          <table:table-cell table:formula="of:=[.C$10]*[.$A17]/[.$A$10]" office:value-type="float" office:value="666.1504" calcext:value-type="float">
            <text:p>666.1504</text:p>
          </table:table-cell>
          <table:table-cell table:formula="of:=[.B17]/[.D17]" office:value-type="float" office:value="0.992031662511" calcext:value-type="float">
            <text:p>0.99</text:p>
          </table:table-cell>
          <table:table-cell table:formula="of:=[.C17]/[.E17]" office:value-type="float" office:value="0.989566320158331" calcext:value-type="float">
            <text:p>0.99</text:p>
          </table:table-cell>
          <table:table-cell table:number-columns-repeated="4"/>
          <table:table-cell table:formula="of:=[.B17]/[.P17]" office:value-type="float" office:value="3.20707538433043" calcext:value-type="float">
            <text:p>3.21</text:p>
          </table:table-cell>
          <table:table-cell table:number-columns-repeated="2"/>
          <table:table-cell office:value-type="float" office:value="65600" calcext:value-type="float">
            <text:p>65600</text:p>
          </table:table-cell>
          <table:table-cell office:value-type="float" office:value="269.95" calcext:value-type="float">
            <text:p>269.950</text:p>
          </table:table-cell>
          <table:table-cell office:value-type="float" office:value="161.45" calcext:value-type="float">
            <text:p>161.450</text:p>
          </table:table-cell>
          <table:table-cell table:formula="of:=[.O17]/16" office:value-type="float" office:value="4100" calcext:value-type="float">
            <text:p>4100</text:p>
          </table:table-cell>
          <table:table-cell table:formula="of:=[.P17]/([.O17]*[.P$3])" office:value-type="float" office:value="0.927344555135692" calcext:value-type="float">
            <text:p>0.927344555135692</text:p>
          </table:table-cell>
          <table:table-cell table:formula="of:=[.Q17]/([.O17]/[.O$7]*[.Q$7])" office:value-type="float" office:value="0.568636083472748" calcext:value-type="float">
            <text:p>0.568636083472748</text:p>
          </table:table-cell>
        </table:table-row>
        <table:table-row table:style-name="ro1">
          <table:table-cell table:formula="of:=['weak-raw-single-rc35-2.3GHz'.O17]" office:value-type="float" office:value="9216" calcext:value-type="float">
            <text:p>9216</text:p>
          </table:table-cell>
          <table:table-cell table:formula="of:=['weak-raw-single-rc35-2.3GHz'.P17]/1000" office:value-type="float" office:value="968.44" calcext:value-type="float">
            <text:p>968.44</text:p>
          </table:table-cell>
          <table:table-cell table:formula="of:=['weak-raw-single-rc35-2.3GHz'.Q17]/1000" office:value-type="float" office:value="720.9" calcext:value-type="float">
            <text:p>720.9</text:p>
          </table:table-cell>
          <table:table-cell table:formula="of:=[.B$10]*[.$A18]/[.$A$10]" office:value-type="float" office:value="981.792" calcext:value-type="float">
            <text:p>981.792</text:p>
          </table:table-cell>
          <table:table-cell table:formula="of:=[.C$10]*[.$A18]/[.$A$10]" office:value-type="float" office:value="749.4192" calcext:value-type="float">
            <text:p>749.4192</text:p>
          </table:table-cell>
          <table:table-cell table:formula="of:=[.B18]/[.D18]" office:value-type="float" office:value="0.986400378084156" calcext:value-type="float">
            <text:p>0.99</text:p>
          </table:table-cell>
          <table:table-cell table:formula="of:=[.C18]/[.E18]" office:value-type="float" office:value="0.961944930153911" calcext:value-type="float">
            <text:p>0.96</text:p>
          </table:table-cell>
          <table:table-cell table:number-columns-repeated="4"/>
          <table:table-cell table:formula="of:=[.B18]/[.P18]" office:value-type="float" office:value="2.91654871254329" calcext:value-type="float">
            <text:p>2.92</text:p>
          </table:table-cell>
          <table:table-cell table:number-columns-repeated="2"/>
          <table:table-cell office:value-type="float" office:value="81312" calcext:value-type="float">
            <text:p>81312</text:p>
          </table:table-cell>
          <table:table-cell office:value-type="float" office:value="332.05" calcext:value-type="float">
            <text:p>332.050</text:p>
          </table:table-cell>
          <table:table-cell office:value-type="float" office:value="209.24" calcext:value-type="float">
            <text:p>209.240</text:p>
          </table:table-cell>
          <table:table-cell table:formula="of:=[.O18]/16" office:value-type="float" office:value="5082" calcext:value-type="float">
            <text:p>5082</text:p>
          </table:table-cell>
          <table:table-cell table:formula="of:=[.P18]/([.O18]*[.P$3])" office:value-type="float" office:value="0.920259851117726" calcext:value-type="float">
            <text:p>0.920259851117726</text:p>
          </table:table-cell>
          <table:table-cell table:formula="of:=[.Q18]/([.O18]/[.O$7]*[.Q$7])" office:value-type="float" office:value="0.594552586675987" calcext:value-type="float">
            <text:p>0.594552586675987</text:p>
          </table:table-cell>
        </table:table-row>
        <table:table-row table:style-name="ro1">
          <table:table-cell table:number-columns-repeated="6"/>
          <table:table-cell table:style-name="Default" table:number-columns-repeated="4"/>
          <table:table-cell/>
          <table:table-cell table:style-name="Default"/>
          <table:table-cell table:number-columns-repeated="2"/>
          <table:table-cell office:value-type="float" office:value="97152" calcext:value-type="float">
            <text:p>97152</text:p>
          </table:table-cell>
          <table:table-cell office:value-type="float" office:value="394.4" calcext:value-type="float">
            <text:p>394.400</text:p>
          </table:table-cell>
          <table:table-cell office:value-type="float" office:value="230.64" calcext:value-type="float">
            <text:p>230.640</text:p>
          </table:table-cell>
          <table:table-cell table:formula="of:=[.O19]/16" office:value-type="float" office:value="6072" calcext:value-type="float">
            <text:p>6072</text:p>
          </table:table-cell>
          <table:table-cell table:formula="of:=[.P19]/([.O19]*[.P$3])" office:value-type="float" office:value="0.914843474549537" calcext:value-type="float">
            <text:p>0.914843474549537</text:p>
          </table:table-cell>
          <table:table-cell table:formula="of:=[.Q19]/([.O19]/[.O$7]*[.Q$7])" office:value-type="float" office:value="0.548508154849388" calcext:value-type="float">
            <text:p>0.548508154849388</text:p>
          </table:table-cell>
        </table:table-row>
        <table:table-row table:style-name="ro1">
          <table:table-cell table:number-columns-repeated="6"/>
          <table:table-cell table:style-name="Default" table:number-columns-repeated="4"/>
          <table:table-cell/>
          <table:table-cell table:style-name="Default"/>
          <table:table-cell table:number-columns-repeated="2"/>
          <table:table-cell office:value-type="float" office:value="112896" calcext:value-type="float">
            <text:p>112896</text:p>
          </table:table-cell>
          <table:table-cell office:value-type="float" office:value="464.4" calcext:value-type="float">
            <text:p>464.400</text:p>
          </table:table-cell>
          <table:table-cell office:value-type="float" office:value="239.73" calcext:value-type="float">
            <text:p>239.730</text:p>
          </table:table-cell>
          <table:table-cell table:formula="of:=[.O20]/16" office:value-type="float" office:value="7056" calcext:value-type="float">
            <text:p>7056</text:p>
          </table:table-cell>
          <table:table-cell table:formula="of:=[.P20]/([.O20]*[.P$3])" office:value-type="float" office:value="0.926990514515665" calcext:value-type="float">
            <text:p>0.926990514515665</text:p>
          </table:table-cell>
          <table:table-cell table:formula="of:=[.Q20]/([.O20]/[.O$7]*[.Q$7])" office:value-type="float" office:value="0.49061863012353" calcext:value-type="float">
            <text:p>0.49061863012353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2"/>
          <table:table-cell office:value-type="float" office:value="130000" calcext:value-type="float">
            <text:p>130000</text:p>
          </table:table-cell>
          <table:table-cell office:value-type="float" office:value="545.4" calcext:value-type="float">
            <text:p>545.400</text:p>
          </table:table-cell>
          <table:table-cell office:value-type="float" office:value="254" calcext:value-type="float">
            <text:p>254.000</text:p>
          </table:table-cell>
          <table:table-cell table:formula="of:=[.O21]/16" office:value-type="float" office:value="8125" calcext:value-type="float">
            <text:p>8125</text:p>
          </table:table-cell>
          <table:table-cell table:formula="of:=[.P21]/([.O21]*[.P$3])" office:value-type="float" office:value="0.945438786565547" calcext:value-type="float">
            <text:p>0.945438786565547</text:p>
          </table:table-cell>
          <table:table-cell table:formula="of:=[.Q21]/([.O21]/[.O$7]*[.Q$7])" office:value-type="float" office:value="0.451430158289364" calcext:value-type="float">
            <text:p>0.451430158289364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2"/>
          <table:table-cell office:value-type="float" office:value="146016" calcext:value-type="float">
            <text:p>146016</text:p>
          </table:table-cell>
          <table:table-cell office:value-type="float" office:value="591" calcext:value-type="float">
            <text:p>591.000</text:p>
          </table:table-cell>
          <table:table-cell office:value-type="float" office:value="260.23" calcext:value-type="float">
            <text:p>260.230</text:p>
          </table:table-cell>
          <table:table-cell table:formula="of:=[.O22]/16" office:value-type="float" office:value="9126" calcext:value-type="float">
            <text:p>9126</text:p>
          </table:table-cell>
          <table:table-cell table:formula="of:=[.P22]/([.O22]*[.P$3])" office:value-type="float" office:value="0.912113046457575" calcext:value-type="float">
            <text:p>0.912113046457575</text:p>
          </table:table-cell>
          <table:table-cell table:formula="of:=[.Q22]/([.O22]/[.O$7]*[.Q$7])" office:value-type="float" office:value="0.411772291805616" calcext:value-type="float">
            <text:p>0.411772291805616</text:p>
          </table:table-cell>
        </table:table-row>
        <table:table-row table:style-name="ro1" table:number-rows-repeated="6">
          <table:table-cell table:style-name="Default" table:number-columns-repeated="3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5"/>
          <table:table-cell/>
          <table:table-cell table:style-name="Default"/>
          <table:table-cell/>
          <table:table-cell table:formula="of:=480 / [.Q22]" office:value-type="float" office:value="1.84452215347961" calcext:value-type="float">
            <text:p>1.84452215347961</text:p>
          </table:table-cell>
          <table:table-cell table:style-name="Default" table:number-columns-repeated="3"/>
          <table:table-cell table:number-columns-repeated="3"/>
        </table:table-row>
      </table:table>
      <table:table table:name="weak-raw-single-rc35-2.7GHz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LL GFLOPS</text:p>
          </table:table-cell>
          <table:table-cell table:number-columns-repeated="4"/>
          <table:table-cell office:value-type="string" calcext:value-type="string">
            <text:p>NumNodes</text:p>
          </table:table-cell>
          <table:table-cell office:value-type="string" calcext:value-type="string">
            <text:p>Force-only</text:p>
          </table:table-cell>
          <table:table-cell office:value-type="string" calcext:value-type="string">
            <text:p>Whole-loop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24.64" calcext:value-type="float">
            <text:p>124.64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3]" office:value-type="float" office:value="124.64" calcext:value-type="float">
            <text:p>124.64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4</text:p>
          </table:table-cell>
          <table:table-cell table:formula="of:=INDIRECT([.L3])" office:value-type="float" office:value="1" calcext:value-type="float">
            <text:p>1</text:p>
          </table:table-cell>
          <table:table-cell table:formula="of:=INDIRECT([.M3])" office:value-type="float" office:value="124.64" calcext:value-type="float">
            <text:p>124.64</text:p>
          </table:table-cell>
          <table:table-cell table:formula="of:=INDIRECT([.N3])" office:value-type="float" office:value="104.87" calcext:value-type="float">
            <text:p>104.87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04.87" calcext:value-type="float">
            <text:p>104.87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84.133</text:p>
          </table:table-cell>
          <table:table-cell office:value-type="string" calcext:value-type="string">
            <text:p>%)</text:p>
          </table:table-cell>
          <table:table-cell table:formula="of:=[.F4]" office:value-type="float" office:value="104.87" calcext:value-type="float">
            <text:p>104.87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7</text:p>
          </table:table-cell>
          <table:table-cell table:formula="of:=INDIRECT([.L4])" office:value-type="float" office:value="2" calcext:value-type="float">
            <text:p>2</text:p>
          </table:table-cell>
          <table:table-cell table:formula="of:=INDIRECT([.M4])" office:value-type="float" office:value="249.43" calcext:value-type="float">
            <text:p>249.43</text:p>
          </table:table-cell>
          <table:table-cell table:formula="of:=INDIRECT([.N4])" office:value-type="float" office:value="203.8" calcext:value-type="float">
            <text:p>203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table:formula="of:=[.F5]" office:value-type="float" office:value="0" calcext:value-type="float">
            <text:p>0</text:p>
          </table:table-cell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0</text:p>
          </table:table-cell>
          <table:table-cell table:formula="of:=INDIRECT([.L5])" office:value-type="float" office:value="4" calcext:value-type="float">
            <text:p>4</text:p>
          </table:table-cell>
          <table:table-cell table:formula="of:=INDIRECT([.M5])" office:value-type="float" office:value="492.04" calcext:value-type="float">
            <text:p>492.04</text:p>
          </table:table-cell>
          <table:table-cell table:formula="of:=INDIRECT([.N5])" office:value-type="float" office:value="395.31" calcext:value-type="float">
            <text:p>395.31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249.43" calcext:value-type="float">
            <text:p>249.43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6]" office:value-type="float" office:value="249.43" calcext:value-type="float">
            <text:p>249.43</text:p>
          </table:table-cell>
          <table:table-cell/>
          <table:table-cell office:value-type="string" calcext:value-type="string">
            <text:p>A1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J13</text:p>
          </table:table-cell>
          <table:table-cell table:formula="of:=INDIRECT([.L6])" office:value-type="float" office:value="8" calcext:value-type="float">
            <text:p>8</text:p>
          </table:table-cell>
          <table:table-cell table:formula="of:=INDIRECT([.M6])" office:value-type="float" office:value="999.65" calcext:value-type="float">
            <text:p>999.65</text:p>
          </table:table-cell>
          <table:table-cell table:formula="of:=INDIRECT([.N6])" office:value-type="float" office:value="774.08" calcext:value-type="float">
            <text:p>774.08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03.8" calcext:value-type="float">
            <text:p>203.8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81.708</text:p>
          </table:table-cell>
          <table:table-cell office:value-type="string" calcext:value-type="string">
            <text:p>%)</text:p>
          </table:table-cell>
          <table:table-cell table:formula="of:=[.F7]" office:value-type="float" office:value="203.8" calcext:value-type="float">
            <text:p>203.8</text:p>
          </table:table-cell>
          <table:table-cell/>
          <table:table-cell office:value-type="string" calcext:value-type="string">
            <text:p>A14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J16</text:p>
          </table:table-cell>
          <table:table-cell table:formula="of:=INDIRECT([.L7])" office:value-type="float" office:value="16" calcext:value-type="float">
            <text:p>16</text:p>
          </table:table-cell>
          <table:table-cell table:formula="of:=INDIRECT([.M7])" office:value-type="float" office:value="1988.1" calcext:value-type="float">
            <text:p>1988.1</text:p>
          </table:table-cell>
          <table:table-cell table:formula="of:=INDIRECT([.N7])" office:value-type="float" office:value="1486.2" calcext:value-type="float">
            <text:p>1486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[.F8]" office:value-type="float" office:value="0" calcext:value-type="float">
            <text:p>0</text:p>
          </table:table-cell>
          <table:table-cell/>
          <table:table-cell office:value-type="string" calcext:value-type="string">
            <text:p>A17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J19</text:p>
          </table:table-cell>
          <table:table-cell table:formula="of:=INDIRECT([.L8])" office:value-type="float" office:value="32" calcext:value-type="float">
            <text:p>32</text:p>
          </table:table-cell>
          <table:table-cell table:formula="of:=INDIRECT([.M8])" office:value-type="float" office:value="3983.8" calcext:value-type="float">
            <text:p>3983.8</text:p>
          </table:table-cell>
          <table:table-cell table:formula="of:=INDIRECT([.N8])" office:value-type="float" office:value="2800.2" calcext:value-type="float">
            <text:p>2800.2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492.04" calcext:value-type="float">
            <text:p>492.04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9]" office:value-type="float" office:value="492.04" calcext:value-type="float">
            <text:p>492.04</text:p>
          </table:table-cell>
          <table:table-cell/>
          <table:table-cell office:value-type="string" calcext:value-type="string">
            <text:p>A20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J22</text:p>
          </table:table-cell>
          <table:table-cell table:formula="of:=INDIRECT([.L9])" office:value-type="float" office:value="64" calcext:value-type="float">
            <text:p>64</text:p>
          </table:table-cell>
          <table:table-cell table:formula="of:=INDIRECT([.M9])" office:value-type="float" office:value="7989.8" calcext:value-type="float">
            <text:p>7989.8</text:p>
          </table:table-cell>
          <table:table-cell table:formula="of:=INDIRECT([.N9])" office:value-type="float" office:value="6043.2" calcext:value-type="float">
            <text:p>6043.2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395.31" calcext:value-type="float">
            <text:p>395.31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80.341</text:p>
          </table:table-cell>
          <table:table-cell office:value-type="string" calcext:value-type="string">
            <text:p>%)</text:p>
          </table:table-cell>
          <table:table-cell table:formula="of:=[.F10]" office:value-type="float" office:value="395.31" calcext:value-type="float">
            <text:p>395.31</text:p>
          </table:table-cell>
          <table:table-cell/>
          <table:table-cell office:value-type="string" calcext:value-type="string">
            <text:p>A23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J25</text:p>
          </table:table-cell>
          <table:table-cell table:formula="of:=INDIRECT([.L10])" office:value-type="float" office:value="128" calcext:value-type="float">
            <text:p>128</text:p>
          </table:table-cell>
          <table:table-cell table:formula="of:=INDIRECT([.M10])" office:value-type="float" office:value="15934" calcext:value-type="float">
            <text:p>15934</text:p>
          </table:table-cell>
          <table:table-cell table:formula="of:=INDIRECT([.N10])" office:value-type="float" office:value="12001" calcext:value-type="float">
            <text:p>12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formula="of:=[.F11]" office:value-type="float" office:value="0" calcext:value-type="float">
            <text:p>0</text:p>
          </table:table-cell>
          <table:table-cell/>
          <table:table-cell office:value-type="string" calcext:value-type="string">
            <text:p>A26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J28</text:p>
          </table:table-cell>
          <table:table-cell table:formula="of:=INDIRECT([.L11])" office:value-type="float" office:value="256" calcext:value-type="float">
            <text:p>256</text:p>
          </table:table-cell>
          <table:table-cell table:formula="of:=INDIRECT([.M11])" office:value-type="float" office:value="31893" calcext:value-type="float">
            <text:p>31893</text:p>
          </table:table-cell>
          <table:table-cell table:formula="of:=INDIRECT([.N11])" office:value-type="float" office:value="24182" calcext:value-type="float">
            <text:p>24182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999.65" calcext:value-type="float">
            <text:p>999.65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12]" office:value-type="float" office:value="999.65" calcext:value-type="float">
            <text:p>999.65</text:p>
          </table:table-cell>
          <table:table-cell/>
          <table:table-cell office:value-type="string" calcext:value-type="string">
            <text:p>A29</text:p>
          </table:table-cell>
          <table:table-cell office:value-type="string" calcext:value-type="string">
            <text:p>J30</text:p>
          </table:table-cell>
          <table:table-cell office:value-type="string" calcext:value-type="string">
            <text:p>J31</text:p>
          </table:table-cell>
          <table:table-cell table:formula="of:=INDIRECT([.L12])" office:value-type="float" office:value="512" calcext:value-type="float">
            <text:p>512</text:p>
          </table:table-cell>
          <table:table-cell table:formula="of:=INDIRECT([.M12])" office:value-type="float" office:value="63807" calcext:value-type="float">
            <text:p>63807</text:p>
          </table:table-cell>
          <table:table-cell table:formula="of:=INDIRECT([.N12])" office:value-type="float" office:value="48492" calcext:value-type="float">
            <text:p>48492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774.08" calcext:value-type="float">
            <text:p>774.08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77.435</text:p>
          </table:table-cell>
          <table:table-cell office:value-type="string" calcext:value-type="string">
            <text:p>%)</text:p>
          </table:table-cell>
          <table:table-cell table:formula="of:=[.F13]" office:value-type="float" office:value="774.08" calcext:value-type="float">
            <text:p>774.08</text:p>
          </table:table-cell>
          <table:table-cell/>
          <table:table-cell office:value-type="string" calcext:value-type="string">
            <text:p>A32</text:p>
          </table:table-cell>
          <table:table-cell office:value-type="string" calcext:value-type="string">
            <text:p>J33</text:p>
          </table:table-cell>
          <table:table-cell office:value-type="string" calcext:value-type="string">
            <text:p>J34</text:p>
          </table:table-cell>
          <table:table-cell table:formula="of:=INDIRECT([.L13])" office:value-type="float" office:value="1024" calcext:value-type="float">
            <text:p>1024</text:p>
          </table:table-cell>
          <table:table-cell table:formula="of:=INDIRECT([.M13])" office:value-type="float" office:value="126850" calcext:value-type="float">
            <text:p>126850</text:p>
          </table:table-cell>
          <table:table-cell table:formula="of:=INDIRECT([.N13])" office:value-type="float" office:value="96315" calcext:value-type="float">
            <text:p>963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[.F14]" office:value-type="float" office:value="0" calcext:value-type="float">
            <text:p>0</text:p>
          </table:table-cell>
          <table:table-cell/>
          <table:table-cell office:value-type="string" calcext:value-type="string">
            <text:p>A35</text:p>
          </table:table-cell>
          <table:table-cell office:value-type="string" calcext:value-type="string">
            <text:p>J36</text:p>
          </table:table-cell>
          <table:table-cell office:value-type="string" calcext:value-type="string">
            <text:p>J37</text:p>
          </table:table-cell>
          <table:table-cell table:formula="of:=INDIRECT([.L14])" office:value-type="float" office:value="2048" calcext:value-type="float">
            <text:p>2048</text:p>
          </table:table-cell>
          <table:table-cell table:formula="of:=INDIRECT([.M14])" office:value-type="float" office:value="254880" calcext:value-type="float">
            <text:p>254880</text:p>
          </table:table-cell>
          <table:table-cell table:formula="of:=INDIRECT([.N14])" office:value-type="float" office:value="193700" calcext:value-type="float">
            <text:p>19370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.9881" calcext:value-type="float">
            <text:p>1.988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5]*1000" office:value-type="float" office:value="1988.1" calcext:value-type="float">
            <text:p>1988.1</text:p>
          </table:table-cell>
          <table:table-cell/>
          <table:table-cell office:value-type="string" calcext:value-type="string">
            <text:p>A38</text:p>
          </table:table-cell>
          <table:table-cell office:value-type="string" calcext:value-type="string">
            <text:p>J39</text:p>
          </table:table-cell>
          <table:table-cell office:value-type="string" calcext:value-type="string">
            <text:p>J40</text:p>
          </table:table-cell>
          <table:table-cell table:formula="of:=INDIRECT([.L15])" office:value-type="float" office:value="4096" calcext:value-type="float">
            <text:p>4096</text:p>
          </table:table-cell>
          <table:table-cell table:formula="of:=INDIRECT([.M15])" office:value-type="float" office:value="510600" calcext:value-type="float">
            <text:p>510600</text:p>
          </table:table-cell>
          <table:table-cell table:formula="of:=INDIRECT([.N15])" office:value-type="float" office:value="388060" calcext:value-type="float">
            <text:p>38806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.4862" calcext:value-type="float">
            <text:p>1.4862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4.753</text:p>
          </table:table-cell>
          <table:table-cell office:value-type="string" calcext:value-type="string">
            <text:p>%)</text:p>
          </table:table-cell>
          <table:table-cell table:formula="of:=[.F16]*1000" office:value-type="float" office:value="1486.2" calcext:value-type="float">
            <text:p>1486.2</text:p>
          </table:table-cell>
          <table:table-cell/>
          <table:table-cell office:value-type="string" calcext:value-type="string">
            <text:p>A41</text:p>
          </table:table-cell>
          <table:table-cell office:value-type="string" calcext:value-type="string">
            <text:p>J42</text:p>
          </table:table-cell>
          <table:table-cell office:value-type="string" calcext:value-type="string">
            <text:p>J43</text:p>
          </table:table-cell>
          <table:table-cell table:formula="of:=INDIRECT([.L16])" office:value-type="float" office:value="0" calcext:value-type="float">
            <text:p>0</text:p>
          </table:table-cell>
          <table:table-cell table:formula="of:=INDIRECT([.M16])" office:value-type="float" office:value="0" calcext:value-type="float">
            <text:p>0</text:p>
          </table:table-cell>
          <table:table-cell table:formula="of:=INDIRECT([.N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[.F17]*1000" office:value-type="float" office:value="0" calcext:value-type="float">
            <text:p>0</text:p>
          </table:table-cell>
          <table:table-cell/>
          <table:table-cell office:value-type="string" calcext:value-type="string">
            <text:p>A44</text:p>
          </table:table-cell>
          <table:table-cell office:value-type="string" calcext:value-type="string">
            <text:p>J45</text:p>
          </table:table-cell>
          <table:table-cell office:value-type="string" calcext:value-type="string">
            <text:p>J46</text:p>
          </table:table-cell>
          <table:table-cell table:formula="of:=INDIRECT([.L17])" office:value-type="float" office:value="0" calcext:value-type="float">
            <text:p>0</text:p>
          </table:table-cell>
          <table:table-cell table:formula="of:=INDIRECT([.M17])" office:value-type="float" office:value="0" calcext:value-type="float">
            <text:p>0</text:p>
          </table:table-cell>
          <table:table-cell table:formula="of:=INDIRECT([.N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3.9838" calcext:value-type="float">
            <text:p>3.983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8]*1000" office:value-type="float" office:value="3983.8" calcext:value-type="float">
            <text:p>3983.8</text:p>
          </table:table-cell>
          <table:table-cell/>
          <table:table-cell office:value-type="string" calcext:value-type="string">
            <text:p>A47</text:p>
          </table:table-cell>
          <table:table-cell office:value-type="string" calcext:value-type="string">
            <text:p>J48</text:p>
          </table:table-cell>
          <table:table-cell office:value-type="string" calcext:value-type="string">
            <text:p>J49</text:p>
          </table:table-cell>
          <table:table-cell table:formula="of:=INDIRECT([.L18])" office:value-type="float" office:value="0" calcext:value-type="float">
            <text:p>0</text:p>
          </table:table-cell>
          <table:table-cell table:formula="of:=INDIRECT([.M18])" office:value-type="float" office:value="0" calcext:value-type="float">
            <text:p>0</text:p>
          </table:table-cell>
          <table:table-cell table:formula="of:=INDIRECT([.N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.8002" calcext:value-type="float">
            <text:p>2.8002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0.29</text:p>
          </table:table-cell>
          <table:table-cell office:value-type="string" calcext:value-type="string">
            <text:p>%)</text:p>
          </table:table-cell>
          <table:table-cell table:formula="of:=[.F19]*1000" office:value-type="float" office:value="2800.2" calcext:value-type="float">
            <text:p>2800.2</text:p>
          </table:table-cell>
          <table:table-cell/>
          <table:table-cell office:value-type="string" calcext:value-type="string">
            <text:p>A50</text:p>
          </table:table-cell>
          <table:table-cell office:value-type="string" calcext:value-type="string">
            <text:p>J51</text:p>
          </table:table-cell>
          <table:table-cell office:value-type="string" calcext:value-type="string">
            <text:p>J52</text:p>
          </table:table-cell>
          <table:table-cell table:formula="of:=INDIRECT([.L19])" office:value-type="float" office:value="0" calcext:value-type="float">
            <text:p>0</text:p>
          </table:table-cell>
          <table:table-cell table:formula="of:=INDIRECT([.M19])" office:value-type="float" office:value="0" calcext:value-type="float">
            <text:p>0</text:p>
          </table:table-cell>
          <table:table-cell table:formula="of:=INDIRECT([.N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[.F20]*1000" office:value-type="float" office:value="0" calcext:value-type="float">
            <text:p>0</text:p>
          </table:table-cell>
          <table:table-cell/>
          <table:table-cell office:value-type="string" calcext:value-type="string">
            <text:p>A53</text:p>
          </table:table-cell>
          <table:table-cell office:value-type="string" calcext:value-type="string">
            <text:p>J54</text:p>
          </table:table-cell>
          <table:table-cell office:value-type="string" calcext:value-type="string">
            <text:p>J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7.9898" calcext:value-type="float">
            <text:p>7.989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1]*1000" office:value-type="float" office:value="7989.8" calcext:value-type="float">
            <text:p>7989.8</text:p>
          </table:table-cell>
          <table:table-cell/>
          <table:table-cell office:value-type="string" calcext:value-type="string">
            <text:p>A56</text:p>
          </table:table-cell>
          <table:table-cell office:value-type="string" calcext:value-type="string">
            <text:p>J57</text:p>
          </table:table-cell>
          <table:table-cell office:value-type="string" calcext:value-type="string">
            <text:p>J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6.0432" calcext:value-type="float">
            <text:p>6.0432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5.636</text:p>
          </table:table-cell>
          <table:table-cell office:value-type="string" calcext:value-type="string">
            <text:p>%)</text:p>
          </table:table-cell>
          <table:table-cell table:formula="of:=[.F22]*1000" office:value-type="float" office:value="6043.2" calcext:value-type="float">
            <text:p>6043.2</text:p>
          </table:table-cell>
          <table:table-cell/>
          <table:table-cell office:value-type="string" calcext:value-type="string">
            <text:p>A59</text:p>
          </table:table-cell>
          <table:table-cell office:value-type="string" calcext:value-type="string">
            <text:p>J60</text:p>
          </table:table-cell>
          <table:table-cell office:value-type="string" calcext:value-type="string">
            <text:p>J6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[.F23]*1000" office:value-type="float" office:value="0" calcext:value-type="float">
            <text:p>0</text:p>
          </table:table-cell>
          <table:table-cell/>
          <table:table-cell office:value-type="string" calcext:value-type="string">
            <text:p>A62</text:p>
          </table:table-cell>
          <table:table-cell office:value-type="string" calcext:value-type="string">
            <text:p>J63</text:p>
          </table:table-cell>
          <table:table-cell office:value-type="string" calcext:value-type="string">
            <text:p>J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5.934" calcext:value-type="float">
            <text:p>15.93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4]*1000" office:value-type="float" office:value="15934" calcext:value-type="float">
            <text:p>15934</text:p>
          </table:table-cell>
          <table:table-cell/>
          <table:table-cell office:value-type="string" calcext:value-type="string">
            <text:p>A65</text:p>
          </table:table-cell>
          <table:table-cell office:value-type="string" calcext:value-type="string">
            <text:p>J66</text:p>
          </table:table-cell>
          <table:table-cell office:value-type="string" calcext:value-type="string">
            <text:p>J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2.001" calcext:value-type="float">
            <text:p>12.001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5.315</text:p>
          </table:table-cell>
          <table:table-cell office:value-type="string" calcext:value-type="string">
            <text:p>%)</text:p>
          </table:table-cell>
          <table:table-cell table:formula="of:=[.F25]*1000" office:value-type="float" office:value="12001" calcext:value-type="float">
            <text:p>12001</text:p>
          </table:table-cell>
          <table:table-cell/>
          <table:table-cell office:value-type="string" calcext:value-type="string">
            <text:p>A68</text:p>
          </table:table-cell>
          <table:table-cell office:value-type="string" calcext:value-type="string">
            <text:p>J69</text:p>
          </table:table-cell>
          <table:table-cell office:value-type="string" calcext:value-type="string">
            <text:p>J7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[.F26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31.893" calcext:value-type="float">
            <text:p>31.89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7]*1000" office:value-type="float" office:value="31893" calcext:value-type="float">
            <text:p>318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4.182" calcext:value-type="float">
            <text:p>24.182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5.823</text:p>
          </table:table-cell>
          <table:table-cell office:value-type="string" calcext:value-type="string">
            <text:p>%)</text:p>
          </table:table-cell>
          <table:table-cell table:formula="of:=[.F28]*1000" office:value-type="float" office:value="24182" calcext:value-type="float">
            <text:p>24182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8"/>
          <table:table-cell table:formula="of:=[.F29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63.807" calcext:value-type="float">
            <text:p>63.80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0]*1000" office:value-type="float" office:value="63807" calcext:value-type="float">
            <text:p>638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48.492" calcext:value-type="float">
            <text:p>48.492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5.998</text:p>
          </table:table-cell>
          <table:table-cell office:value-type="string" calcext:value-type="string">
            <text:p>%)</text:p>
          </table:table-cell>
          <table:table-cell table:formula="of:=[.F31]*1000" office:value-type="float" office:value="48492" calcext:value-type="float">
            <text:p>48492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F32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26.85" calcext:value-type="float">
            <text:p>126.8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3]*1000" office:value-type="float" office:value="126850" calcext:value-type="float">
            <text:p>1268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96.315" calcext:value-type="float">
            <text:p>96.315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5.931</text:p>
          </table:table-cell>
          <table:table-cell office:value-type="string" calcext:value-type="string">
            <text:p>%)</text:p>
          </table:table-cell>
          <table:table-cell table:formula="of:=[.F34]*1000" office:value-type="float" office:value="96315" calcext:value-type="float">
            <text:p>96315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8"/>
          <table:table-cell table:formula="of:=[.F35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254.88" calcext:value-type="float">
            <text:p>254.8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6]*1000" office:value-type="float" office:value="254880" calcext:value-type="float">
            <text:p>2548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93.7" calcext:value-type="float">
            <text:p>193.7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5.994</text:p>
          </table:table-cell>
          <table:table-cell office:value-type="string" calcext:value-type="string">
            <text:p>%)</text:p>
          </table:table-cell>
          <table:table-cell table:formula="of:=[.F37]*1000" office:value-type="float" office:value="193700" calcext:value-type="float">
            <text:p>193700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8"/>
          <table:table-cell table:formula="of:=[.F38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510.6" calcext:value-type="float">
            <text:p>510.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9]*1000" office:value-type="float" office:value="510600" calcext:value-type="float">
            <text:p>5106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388.06" calcext:value-type="float">
            <text:p>388.06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6.001</text:p>
          </table:table-cell>
          <table:table-cell office:value-type="string" calcext:value-type="string">
            <text:p>%)</text:p>
          </table:table-cell>
          <table:table-cell table:formula="of:=[.F40]*1000" office:value-type="float" office:value="388060" calcext:value-type="float">
            <text:p>388060</text:p>
          </table:table-cell>
          <table:table-cell table:number-columns-repeated="7"/>
        </table:table-row>
      </table:table>
      <table:table table:name="weak-raw-single-rc35-2.3GHz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LL GFLOPS</text:p>
          </table:table-cell>
          <table:table-cell table:number-columns-repeated="4"/>
          <table:table-cell office:value-type="string" calcext:value-type="string">
            <text:p>NumNodes</text:p>
          </table:table-cell>
          <table:table-cell office:value-type="string" calcext:value-type="string">
            <text:p>Force-only</text:p>
          </table:table-cell>
          <table:table-cell office:value-type="string" calcext:value-type="string">
            <text:p>Whole-loop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GFLOP/sec</text:p>
          </table:table-cell>
          <table:table-cell table:number-columns-repeated="2"/>
          <table:table-cell table:formula="of:=[.F3]" office:value-type="float" office:value="0" calcext:value-type="float">
            <text:p>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4</text:p>
          </table:table-cell>
          <table:table-cell table:formula="of:=INDIRECT([.L3])" office:value-type="float" office:value="1" calcext:value-type="float">
            <text:p>1</text:p>
          </table:table-cell>
          <table:table-cell table:formula="of:=INDIRECT([.M3])" office:value-type="float" office:value="0" calcext:value-type="float">
            <text:p>0</text:p>
          </table:table-cell>
          <table:table-cell table:formula="of:=INDIRECT([.N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GFLOP/sec</text:p>
          </table:table-cell>
          <table:table-cell office:value-type="string" calcext:value-type="string">
            <text:p>(82.058</text:p>
          </table:table-cell>
          <table:table-cell office:value-type="string" calcext:value-type="string">
            <text:p>%)</text:p>
          </table:table-cell>
          <table:table-cell table:formula="of:=[.F4]" office:value-type="float" office:value="0" calcext:value-type="float">
            <text:p>0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7</text:p>
          </table:table-cell>
          <table:table-cell table:formula="of:=INDIRECT([.L4])" office:value-type="float" office:value="2" calcext:value-type="float">
            <text:p>2</text:p>
          </table:table-cell>
          <table:table-cell table:formula="of:=INDIRECT([.M4])" office:value-type="float" office:value="0" calcext:value-type="float">
            <text:p>0</text:p>
          </table:table-cell>
          <table:table-cell table:formula="of:=INDIRECT([.N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table:formula="of:=[.F5]" office:value-type="float" office:value="0" calcext:value-type="float">
            <text:p>0</text:p>
          </table:table-cell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0</text:p>
          </table:table-cell>
          <table:table-cell table:formula="of:=INDIRECT([.L5])" office:value-type="float" office:value="4" calcext:value-type="float">
            <text:p>4</text:p>
          </table:table-cell>
          <table:table-cell table:formula="of:=INDIRECT([.M5])" office:value-type="float" office:value="0" calcext:value-type="float">
            <text:p>0</text:p>
          </table:table-cell>
          <table:table-cell table:formula="of:=INDIRECT([.N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GFLOP/sec</text:p>
          </table:table-cell>
          <table:table-cell table:number-columns-repeated="2"/>
          <table:table-cell table:formula="of:=[.F6]" office:value-type="float" office:value="0" calcext:value-type="float">
            <text:p>0</text:p>
          </table:table-cell>
          <table:table-cell/>
          <table:table-cell office:value-type="string" calcext:value-type="string">
            <text:p>A1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J13</text:p>
          </table:table-cell>
          <table:table-cell table:formula="of:=INDIRECT([.L6])" office:value-type="float" office:value="8" calcext:value-type="float">
            <text:p>8</text:p>
          </table:table-cell>
          <table:table-cell table:formula="of:=INDIRECT([.M6])" office:value-type="float" office:value="0" calcext:value-type="float">
            <text:p>0</text:p>
          </table:table-cell>
          <table:table-cell table:formula="of:=INDIRECT([.N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GFLOP/sec</text:p>
          </table:table-cell>
          <table:table-cell office:value-type="string" calcext:value-type="string">
            <text:p>(79.047</text:p>
          </table:table-cell>
          <table:table-cell office:value-type="string" calcext:value-type="string">
            <text:p>%)</text:p>
          </table:table-cell>
          <table:table-cell table:formula="of:=[.F7]" office:value-type="float" office:value="0" calcext:value-type="float">
            <text:p>0</text:p>
          </table:table-cell>
          <table:table-cell/>
          <table:table-cell office:value-type="string" calcext:value-type="string">
            <text:p>A14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J16</text:p>
          </table:table-cell>
          <table:table-cell table:formula="of:=INDIRECT([.L7])" office:value-type="float" office:value="16" calcext:value-type="float">
            <text:p>16</text:p>
          </table:table-cell>
          <table:table-cell table:formula="of:=INDIRECT([.M7])" office:value-type="float" office:value="0" calcext:value-type="float">
            <text:p>0</text:p>
          </table:table-cell>
          <table:table-cell table:formula="of:=INDIRECT([.N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[.F8]" office:value-type="float" office:value="0" calcext:value-type="float">
            <text:p>0</text:p>
          </table:table-cell>
          <table:table-cell/>
          <table:table-cell office:value-type="string" calcext:value-type="string">
            <text:p>A17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J19</text:p>
          </table:table-cell>
          <table:table-cell table:formula="of:=INDIRECT([.L8])" office:value-type="float" office:value="32" calcext:value-type="float">
            <text:p>32</text:p>
          </table:table-cell>
          <table:table-cell table:formula="of:=INDIRECT([.M8])" office:value-type="float" office:value="0" calcext:value-type="float">
            <text:p>0</text:p>
          </table:table-cell>
          <table:table-cell table:formula="of:=INDIRECT([.N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GFLOP/sec</text:p>
          </table:table-cell>
          <table:table-cell table:number-columns-repeated="2"/>
          <table:table-cell table:formula="of:=[.F9]" office:value-type="float" office:value="0" calcext:value-type="float">
            <text:p>0</text:p>
          </table:table-cell>
          <table:table-cell/>
          <table:table-cell office:value-type="string" calcext:value-type="string">
            <text:p>A20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J22</text:p>
          </table:table-cell>
          <table:table-cell table:formula="of:=INDIRECT([.L9])" office:value-type="float" office:value="64" calcext:value-type="float">
            <text:p>64</text:p>
          </table:table-cell>
          <table:table-cell table:formula="of:=INDIRECT([.M9])" office:value-type="float" office:value="6818" calcext:value-type="float">
            <text:p>6818</text:p>
          </table:table-cell>
          <table:table-cell table:formula="of:=INDIRECT([.N9])" office:value-type="float" office:value="5204.3" calcext:value-type="float">
            <text:p>5204.3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GFLOP/sec</text:p>
          </table:table-cell>
          <table:table-cell office:value-type="string" calcext:value-type="string">
            <text:p>(75.408</text:p>
          </table:table-cell>
          <table:table-cell office:value-type="string" calcext:value-type="string">
            <text:p>%)</text:p>
          </table:table-cell>
          <table:table-cell table:formula="of:=[.F10]" office:value-type="float" office:value="0" calcext:value-type="float">
            <text:p>0</text:p>
          </table:table-cell>
          <table:table-cell/>
          <table:table-cell office:value-type="string" calcext:value-type="string">
            <text:p>A23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J25</text:p>
          </table:table-cell>
          <table:table-cell table:formula="of:=INDIRECT([.L10])" office:value-type="float" office:value="128" calcext:value-type="float">
            <text:p>128</text:p>
          </table:table-cell>
          <table:table-cell table:formula="of:=INDIRECT([.M10])" office:value-type="float" office:value="13530" calcext:value-type="float">
            <text:p>13530</text:p>
          </table:table-cell>
          <table:table-cell table:formula="of:=INDIRECT([.N10])" office:value-type="float" office:value="10359" calcext:value-type="float">
            <text:p>10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formula="of:=[.F11]" office:value-type="float" office:value="0" calcext:value-type="float">
            <text:p>0</text:p>
          </table:table-cell>
          <table:table-cell/>
          <table:table-cell office:value-type="string" calcext:value-type="string">
            <text:p>A26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J28</text:p>
          </table:table-cell>
          <table:table-cell table:formula="of:=INDIRECT([.L11])" office:value-type="float" office:value="256" calcext:value-type="float">
            <text:p>256</text:p>
          </table:table-cell>
          <table:table-cell table:formula="of:=INDIRECT([.M11])" office:value-type="float" office:value="27103" calcext:value-type="float">
            <text:p>27103</text:p>
          </table:table-cell>
          <table:table-cell table:formula="of:=INDIRECT([.N11])" office:value-type="float" office:value="20692" calcext:value-type="float">
            <text:p>20692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GFLOP/sec</text:p>
          </table:table-cell>
          <table:table-cell table:number-columns-repeated="2"/>
          <table:table-cell table:formula="of:=[.F12]" office:value-type="float" office:value="0" calcext:value-type="float">
            <text:p>0</text:p>
          </table:table-cell>
          <table:table-cell/>
          <table:table-cell office:value-type="string" calcext:value-type="string">
            <text:p>A29</text:p>
          </table:table-cell>
          <table:table-cell office:value-type="string" calcext:value-type="string">
            <text:p>J30</text:p>
          </table:table-cell>
          <table:table-cell office:value-type="string" calcext:value-type="string">
            <text:p>J31</text:p>
          </table:table-cell>
          <table:table-cell table:formula="of:=INDIRECT([.L12])" office:value-type="float" office:value="512" calcext:value-type="float">
            <text:p>512</text:p>
          </table:table-cell>
          <table:table-cell table:formula="of:=INDIRECT([.M12])" office:value-type="float" office:value="54377" calcext:value-type="float">
            <text:p>54377</text:p>
          </table:table-cell>
          <table:table-cell table:formula="of:=INDIRECT([.N12])" office:value-type="float" office:value="41796" calcext:value-type="float">
            <text:p>41796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GFLOP/sec</text:p>
          </table:table-cell>
          <table:table-cell office:value-type="string" calcext:value-type="string">
            <text:p>(75.776</text:p>
          </table:table-cell>
          <table:table-cell office:value-type="string" calcext:value-type="string">
            <text:p>%)</text:p>
          </table:table-cell>
          <table:table-cell table:formula="of:=[.F13]" office:value-type="float" office:value="0" calcext:value-type="float">
            <text:p>0</text:p>
          </table:table-cell>
          <table:table-cell/>
          <table:table-cell office:value-type="string" calcext:value-type="string">
            <text:p>A32</text:p>
          </table:table-cell>
          <table:table-cell office:value-type="string" calcext:value-type="string">
            <text:p>J33</text:p>
          </table:table-cell>
          <table:table-cell office:value-type="string" calcext:value-type="string">
            <text:p>J34</text:p>
          </table:table-cell>
          <table:table-cell table:formula="of:=INDIRECT([.L13])" office:value-type="float" office:value="1024" calcext:value-type="float">
            <text:p>1024</text:p>
          </table:table-cell>
          <table:table-cell table:formula="of:=INDIRECT([.M13])" office:value-type="float" office:value="108100" calcext:value-type="float">
            <text:p>108100</text:p>
          </table:table-cell>
          <table:table-cell table:formula="of:=INDIRECT([.N13])" office:value-type="float" office:value="82872" calcext:value-type="float">
            <text:p>82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[.F14]" office:value-type="float" office:value="0" calcext:value-type="float">
            <text:p>0</text:p>
          </table:table-cell>
          <table:table-cell/>
          <table:table-cell office:value-type="string" calcext:value-type="string">
            <text:p>A35</text:p>
          </table:table-cell>
          <table:table-cell office:value-type="string" calcext:value-type="string">
            <text:p>J36</text:p>
          </table:table-cell>
          <table:table-cell office:value-type="string" calcext:value-type="string">
            <text:p>J37</text:p>
          </table:table-cell>
          <table:table-cell table:formula="of:=INDIRECT([.L14])" office:value-type="float" office:value="2048" calcext:value-type="float">
            <text:p>2048</text:p>
          </table:table-cell>
          <table:table-cell table:formula="of:=INDIRECT([.M14])" office:value-type="float" office:value="217290" calcext:value-type="float">
            <text:p>217290</text:p>
          </table:table-cell>
          <table:table-cell table:formula="of:=INDIRECT([.N14])" office:value-type="float" office:value="166380" calcext:value-type="float">
            <text:p>16638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TFLOP/sec</text:p>
          </table:table-cell>
          <table:table-cell table:number-columns-repeated="2"/>
          <table:table-cell table:formula="of:=[.F15]*1000" office:value-type="float" office:value="0" calcext:value-type="float">
            <text:p>0</text:p>
          </table:table-cell>
          <table:table-cell/>
          <table:table-cell office:value-type="string" calcext:value-type="string">
            <text:p>A38</text:p>
          </table:table-cell>
          <table:table-cell office:value-type="string" calcext:value-type="string">
            <text:p>J39</text:p>
          </table:table-cell>
          <table:table-cell office:value-type="string" calcext:value-type="string">
            <text:p>J40</text:p>
          </table:table-cell>
          <table:table-cell table:formula="of:=INDIRECT([.L15])" office:value-type="float" office:value="4096" calcext:value-type="float">
            <text:p>4096</text:p>
          </table:table-cell>
          <table:table-cell table:formula="of:=INDIRECT([.M15])" office:value-type="float" office:value="435730" calcext:value-type="float">
            <text:p>435730</text:p>
          </table:table-cell>
          <table:table-cell table:formula="of:=INDIRECT([.N15])" office:value-type="float" office:value="333470" calcext:value-type="float">
            <text:p>33347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TFLOP/sec</text:p>
          </table:table-cell>
          <table:table-cell office:value-type="string" calcext:value-type="string">
            <text:p>(72.27</text:p>
          </table:table-cell>
          <table:table-cell office:value-type="string" calcext:value-type="string">
            <text:p>%)</text:p>
          </table:table-cell>
          <table:table-cell table:formula="of:=[.F16]*1000" office:value-type="float" office:value="0" calcext:value-type="float">
            <text:p>0</text:p>
          </table:table-cell>
          <table:table-cell/>
          <table:table-cell office:value-type="string" calcext:value-type="string">
            <text:p>A41</text:p>
          </table:table-cell>
          <table:table-cell office:value-type="string" calcext:value-type="string">
            <text:p>J42</text:p>
          </table:table-cell>
          <table:table-cell office:value-type="string" calcext:value-type="string">
            <text:p>J43</text:p>
          </table:table-cell>
          <table:table-cell table:formula="of:=INDIRECT([.L16])" office:value-type="float" office:value="8192" calcext:value-type="float">
            <text:p>8192</text:p>
          </table:table-cell>
          <table:table-cell table:formula="of:=INDIRECT([.M16])" office:value-type="float" office:value="865750" calcext:value-type="float">
            <text:p>865750</text:p>
          </table:table-cell>
          <table:table-cell table:formula="of:=INDIRECT([.N16])" office:value-type="float" office:value="659200" calcext:value-type="float">
            <text:p>6592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[.F17]*1000" office:value-type="float" office:value="0" calcext:value-type="float">
            <text:p>0</text:p>
          </table:table-cell>
          <table:table-cell/>
          <table:table-cell office:value-type="string" calcext:value-type="string">
            <text:p>A44</text:p>
          </table:table-cell>
          <table:table-cell office:value-type="string" calcext:value-type="string">
            <text:p>J45</text:p>
          </table:table-cell>
          <table:table-cell office:value-type="string" calcext:value-type="string">
            <text:p>J46</text:p>
          </table:table-cell>
          <table:table-cell table:formula="of:=INDIRECT([.L17])" office:value-type="float" office:value="9216" calcext:value-type="float">
            <text:p>9216</text:p>
          </table:table-cell>
          <table:table-cell table:formula="of:=INDIRECT([.M17])" office:value-type="float" office:value="968440" calcext:value-type="float">
            <text:p>968440</text:p>
          </table:table-cell>
          <table:table-cell table:formula="of:=INDIRECT([.N17])" office:value-type="float" office:value="720900" calcext:value-type="float">
            <text:p>72090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TFLOP/sec</text:p>
          </table:table-cell>
          <table:table-cell table:number-columns-repeated="2"/>
          <table:table-cell table:formula="of:=[.F18]*1000" office:value-type="float" office:value="0" calcext:value-type="float">
            <text:p>0</text:p>
          </table:table-cell>
          <table:table-cell/>
          <table:table-cell office:value-type="string" calcext:value-type="string">
            <text:p>A47</text:p>
          </table:table-cell>
          <table:table-cell office:value-type="string" calcext:value-type="string">
            <text:p>J48</text:p>
          </table:table-cell>
          <table:table-cell office:value-type="string" calcext:value-type="string">
            <text:p>J49</text:p>
          </table:table-cell>
          <table:table-cell table:formula="of:=INDIRECT([.L18])" office:value-type="float" office:value="0" calcext:value-type="float">
            <text:p>0</text:p>
          </table:table-cell>
          <table:table-cell table:formula="of:=INDIRECT([.M18])" office:value-type="float" office:value="0" calcext:value-type="float">
            <text:p>0</text:p>
          </table:table-cell>
          <table:table-cell table:formula="of:=INDIRECT([.N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TFLOP/sec</text:p>
          </table:table-cell>
          <table:table-cell office:value-type="string" calcext:value-type="string">
            <text:p>(70.373</text:p>
          </table:table-cell>
          <table:table-cell office:value-type="string" calcext:value-type="string">
            <text:p>%)</text:p>
          </table:table-cell>
          <table:table-cell table:formula="of:=[.F19]*1000" office:value-type="float" office:value="0" calcext:value-type="float">
            <text:p>0</text:p>
          </table:table-cell>
          <table:table-cell/>
          <table:table-cell office:value-type="string" calcext:value-type="string">
            <text:p>A50</text:p>
          </table:table-cell>
          <table:table-cell office:value-type="string" calcext:value-type="string">
            <text:p>J51</text:p>
          </table:table-cell>
          <table:table-cell office:value-type="string" calcext:value-type="string">
            <text:p>J52</text:p>
          </table:table-cell>
          <table:table-cell table:formula="of:=INDIRECT([.L19])" office:value-type="float" office:value="0" calcext:value-type="float">
            <text:p>0</text:p>
          </table:table-cell>
          <table:table-cell table:formula="of:=INDIRECT([.M19])" office:value-type="float" office:value="0" calcext:value-type="float">
            <text:p>0</text:p>
          </table:table-cell>
          <table:table-cell table:formula="of:=INDIRECT([.N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[.F20]*1000" office:value-type="float" office:value="0" calcext:value-type="float">
            <text:p>0</text:p>
          </table:table-cell>
          <table:table-cell/>
          <table:table-cell office:value-type="string" calcext:value-type="string">
            <text:p>A53</text:p>
          </table:table-cell>
          <table:table-cell office:value-type="string" calcext:value-type="string">
            <text:p>J54</text:p>
          </table:table-cell>
          <table:table-cell office:value-type="string" calcext:value-type="string">
            <text:p>J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6.818" calcext:value-type="float">
            <text:p>6.81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1]*1000" office:value-type="float" office:value="6818" calcext:value-type="float">
            <text:p>6818</text:p>
          </table:table-cell>
          <table:table-cell/>
          <table:table-cell office:value-type="string" calcext:value-type="string">
            <text:p>A56</text:p>
          </table:table-cell>
          <table:table-cell office:value-type="string" calcext:value-type="string">
            <text:p>J57</text:p>
          </table:table-cell>
          <table:table-cell office:value-type="string" calcext:value-type="string">
            <text:p>J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5.2043" calcext:value-type="float">
            <text:p>5.2043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6.332</text:p>
          </table:table-cell>
          <table:table-cell office:value-type="string" calcext:value-type="string">
            <text:p>%)</text:p>
          </table:table-cell>
          <table:table-cell table:formula="of:=[.F22]*1000" office:value-type="float" office:value="5204.3" calcext:value-type="float">
            <text:p>5204.3</text:p>
          </table:table-cell>
          <table:table-cell/>
          <table:table-cell office:value-type="string" calcext:value-type="string">
            <text:p>A59</text:p>
          </table:table-cell>
          <table:table-cell office:value-type="string" calcext:value-type="string">
            <text:p>J60</text:p>
          </table:table-cell>
          <table:table-cell office:value-type="string" calcext:value-type="string">
            <text:p>J6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[.F23]*1000" office:value-type="float" office:value="0" calcext:value-type="float">
            <text:p>0</text:p>
          </table:table-cell>
          <table:table-cell/>
          <table:table-cell office:value-type="string" calcext:value-type="string">
            <text:p>A62</text:p>
          </table:table-cell>
          <table:table-cell office:value-type="string" calcext:value-type="string">
            <text:p>J63</text:p>
          </table:table-cell>
          <table:table-cell office:value-type="string" calcext:value-type="string">
            <text:p>J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4]*1000" office:value-type="float" office:value="13530" calcext:value-type="float">
            <text:p>13530</text:p>
          </table:table-cell>
          <table:table-cell/>
          <table:table-cell office:value-type="string" calcext:value-type="string">
            <text:p>A65</text:p>
          </table:table-cell>
          <table:table-cell office:value-type="string" calcext:value-type="string">
            <text:p>J66</text:p>
          </table:table-cell>
          <table:table-cell office:value-type="string" calcext:value-type="string">
            <text:p>J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0.359" calcext:value-type="float">
            <text:p>10.359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6.565</text:p>
          </table:table-cell>
          <table:table-cell office:value-type="string" calcext:value-type="string">
            <text:p>%)</text:p>
          </table:table-cell>
          <table:table-cell table:formula="of:=[.F25]*1000" office:value-type="float" office:value="10359" calcext:value-type="float">
            <text:p>10359</text:p>
          </table:table-cell>
          <table:table-cell/>
          <table:table-cell office:value-type="string" calcext:value-type="string">
            <text:p>A68</text:p>
          </table:table-cell>
          <table:table-cell office:value-type="string" calcext:value-type="string">
            <text:p>J69</text:p>
          </table:table-cell>
          <table:table-cell office:value-type="string" calcext:value-type="string">
            <text:p>J7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[.F26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27.103" calcext:value-type="float">
            <text:p>27.10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7]*1000" office:value-type="float" office:value="27103" calcext:value-type="float">
            <text:p>271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0.692" calcext:value-type="float">
            <text:p>20.692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6.344</text:p>
          </table:table-cell>
          <table:table-cell office:value-type="string" calcext:value-type="string">
            <text:p>%)</text:p>
          </table:table-cell>
          <table:table-cell table:formula="of:=[.F28]*1000" office:value-type="float" office:value="20692" calcext:value-type="float">
            <text:p>20692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8"/>
          <table:table-cell table:formula="of:=[.F29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54.377" calcext:value-type="float">
            <text:p>54.37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0]*1000" office:value-type="float" office:value="54377" calcext:value-type="float">
            <text:p>543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41.796" calcext:value-type="float">
            <text:p>41.796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6.864</text:p>
          </table:table-cell>
          <table:table-cell office:value-type="string" calcext:value-type="string">
            <text:p>%)</text:p>
          </table:table-cell>
          <table:table-cell table:formula="of:=[.F31]*1000" office:value-type="float" office:value="41796" calcext:value-type="float">
            <text:p>41796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F32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08.1" calcext:value-type="float">
            <text:p>108.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3]*1000" office:value-type="float" office:value="108100" calcext:value-type="float">
            <text:p>108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82.872" calcext:value-type="float">
            <text:p>82.872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6.661</text:p>
          </table:table-cell>
          <table:table-cell office:value-type="string" calcext:value-type="string">
            <text:p>%)</text:p>
          </table:table-cell>
          <table:table-cell table:formula="of:=[.F34]*1000" office:value-type="float" office:value="82872" calcext:value-type="float">
            <text:p>82872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8"/>
          <table:table-cell table:formula="of:=[.F35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217.29" calcext:value-type="float">
            <text:p>217.2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6]*1000" office:value-type="float" office:value="217290" calcext:value-type="float">
            <text:p>2172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66.38" calcext:value-type="float">
            <text:p>166.38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6.569</text:p>
          </table:table-cell>
          <table:table-cell office:value-type="string" calcext:value-type="string">
            <text:p>%)</text:p>
          </table:table-cell>
          <table:table-cell table:formula="of:=[.F37]*1000" office:value-type="float" office:value="166380" calcext:value-type="float">
            <text:p>166380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8"/>
          <table:table-cell table:formula="of:=[.F38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435.73" calcext:value-type="float">
            <text:p>435.7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9]*1000" office:value-type="float" office:value="435730" calcext:value-type="float">
            <text:p>4357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333.47" calcext:value-type="float">
            <text:p>333.47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6.531</text:p>
          </table:table-cell>
          <table:table-cell office:value-type="string" calcext:value-type="string">
            <text:p>%)</text:p>
          </table:table-cell>
          <table:table-cell table:formula="of:=[.F40]*1000" office:value-type="float" office:value="333470" calcext:value-type="float">
            <text:p>333470</text:p>
          </table:table-cell>
          <table:table-cell table:number-columns-repeated="7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8"/>
          <table:table-cell table:formula="of:=[.F41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865.75" calcext:value-type="float">
            <text:p>865.7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42]*1000" office:value-type="float" office:value="865750" calcext:value-type="float">
            <text:p>8657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659.2" calcext:value-type="float">
            <text:p>659.2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6.142</text:p>
          </table:table-cell>
          <table:table-cell office:value-type="string" calcext:value-type="string">
            <text:p>%)</text:p>
          </table:table-cell>
          <table:table-cell table:formula="of:=[.F43]*1000" office:value-type="float" office:value="659200" calcext:value-type="float">
            <text:p>659200</text:p>
          </table:table-cell>
          <table:table-cell table:number-columns-repeated="7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8"/>
          <table:table-cell table:formula="of:=[.F44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968.44" calcext:value-type="float">
            <text:p>968.4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45]*1000" office:value-type="float" office:value="968440" calcext:value-type="float">
            <text:p>96844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720.9" calcext:value-type="float">
            <text:p>720.9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4.439</text:p>
          </table:table-cell>
          <table:table-cell office:value-type="string" calcext:value-type="string">
            <text:p>%)</text:p>
          </table:table-cell>
          <table:table-cell table:formula="of:=[.F46]*1000" office:value-type="float" office:value="720900" calcext:value-type="float">
            <text:p>720900</text:p>
          </table:table-cell>
          <table:table-cell table:number-columns-repeated="7"/>
        </table:table-row>
      </table:table>
      <table:table table:name="weak-raw-single-rc50-2.3GHz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LL GFLOPS</text:p>
          </table:table-cell>
          <table:table-cell table:number-columns-repeated="4"/>
          <table:table-cell office:value-type="string" calcext:value-type="string">
            <text:p>NumNodes</text:p>
          </table:table-cell>
          <table:table-cell office:value-type="string" calcext:value-type="string">
            <text:p>Force-only</text:p>
          </table:table-cell>
          <table:table-cell office:value-type="string" calcext:value-type="string">
            <text:p>Whole-lo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GFLOP/sec</text:p>
          </table:table-cell>
          <table:table-cell table:number-columns-repeated="2"/>
          <table:table-cell table:formula="of:=[.F3]" office:value-type="float" office:value="0" calcext:value-type="float">
            <text:p>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4</text:p>
          </table:table-cell>
          <table:table-cell table:formula="of:=INDIRECT([.L3])" office:value-type="float" office:value="1" calcext:value-type="float">
            <text:p>1</text:p>
          </table:table-cell>
          <table:table-cell table:formula="of:=INDIRECT([.M3])" office:value-type="float" office:value="0" calcext:value-type="float">
            <text:p>0</text:p>
          </table:table-cell>
          <table:table-cell table:formula="of:=INDIRECT([.N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GFLOP/sec</text:p>
          </table:table-cell>
          <table:table-cell office:value-type="string" calcext:value-type="string">
            <text:p>(82.058</text:p>
          </table:table-cell>
          <table:table-cell office:value-type="string" calcext:value-type="string">
            <text:p>%)</text:p>
          </table:table-cell>
          <table:table-cell table:formula="of:=[.F4]" office:value-type="float" office:value="0" calcext:value-type="float">
            <text:p>0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7</text:p>
          </table:table-cell>
          <table:table-cell table:formula="of:=INDIRECT([.L4])" office:value-type="float" office:value="2" calcext:value-type="float">
            <text:p>2</text:p>
          </table:table-cell>
          <table:table-cell table:formula="of:=INDIRECT([.M4])" office:value-type="float" office:value="0" calcext:value-type="float">
            <text:p>0</text:p>
          </table:table-cell>
          <table:table-cell table:formula="of:=INDIRECT([.N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table:formula="of:=[.F5]" office:value-type="float" office:value="0" calcext:value-type="float">
            <text:p>0</text:p>
          </table:table-cell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0</text:p>
          </table:table-cell>
          <table:table-cell table:formula="of:=INDIRECT([.L5])" office:value-type="float" office:value="4" calcext:value-type="float">
            <text:p>4</text:p>
          </table:table-cell>
          <table:table-cell table:formula="of:=INDIRECT([.M5])" office:value-type="float" office:value="0" calcext:value-type="float">
            <text:p>0</text:p>
          </table:table-cell>
          <table:table-cell table:formula="of:=INDIRECT([.N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GFLOP/sec</text:p>
          </table:table-cell>
          <table:table-cell table:number-columns-repeated="2"/>
          <table:table-cell table:formula="of:=[.F6]" office:value-type="float" office:value="0" calcext:value-type="float">
            <text:p>0</text:p>
          </table:table-cell>
          <table:table-cell/>
          <table:table-cell office:value-type="string" calcext:value-type="string">
            <text:p>A1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J13</text:p>
          </table:table-cell>
          <table:table-cell table:formula="of:=INDIRECT([.L6])" office:value-type="float" office:value="8" calcext:value-type="float">
            <text:p>8</text:p>
          </table:table-cell>
          <table:table-cell table:formula="of:=INDIRECT([.M6])" office:value-type="float" office:value="0" calcext:value-type="float">
            <text:p>0</text:p>
          </table:table-cell>
          <table:table-cell table:formula="of:=INDIRECT([.N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GFLOP/sec</text:p>
          </table:table-cell>
          <table:table-cell office:value-type="string" calcext:value-type="string">
            <text:p>(79.047</text:p>
          </table:table-cell>
          <table:table-cell office:value-type="string" calcext:value-type="string">
            <text:p>%)</text:p>
          </table:table-cell>
          <table:table-cell table:formula="of:=[.F7]" office:value-type="float" office:value="0" calcext:value-type="float">
            <text:p>0</text:p>
          </table:table-cell>
          <table:table-cell/>
          <table:table-cell office:value-type="string" calcext:value-type="string">
            <text:p>A14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J16</text:p>
          </table:table-cell>
          <table:table-cell table:formula="of:=INDIRECT([.L7])" office:value-type="float" office:value="16" calcext:value-type="float">
            <text:p>16</text:p>
          </table:table-cell>
          <table:table-cell table:formula="of:=INDIRECT([.M7])" office:value-type="float" office:value="0" calcext:value-type="float">
            <text:p>0</text:p>
          </table:table-cell>
          <table:table-cell table:formula="of:=INDIRECT([.N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[.F8]" office:value-type="float" office:value="0" calcext:value-type="float">
            <text:p>0</text:p>
          </table:table-cell>
          <table:table-cell/>
          <table:table-cell office:value-type="string" calcext:value-type="string">
            <text:p>A17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J19</text:p>
          </table:table-cell>
          <table:table-cell table:formula="of:=INDIRECT([.L8])" office:value-type="float" office:value="32" calcext:value-type="float">
            <text:p>32</text:p>
          </table:table-cell>
          <table:table-cell table:formula="of:=INDIRECT([.M8])" office:value-type="float" office:value="0" calcext:value-type="float">
            <text:p>0</text:p>
          </table:table-cell>
          <table:table-cell table:formula="of:=INDIRECT([.N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GFLOP/sec</text:p>
          </table:table-cell>
          <table:table-cell table:number-columns-repeated="2"/>
          <table:table-cell table:formula="of:=[.F9]" office:value-type="float" office:value="0" calcext:value-type="float">
            <text:p>0</text:p>
          </table:table-cell>
          <table:table-cell/>
          <table:table-cell office:value-type="string" calcext:value-type="string">
            <text:p>A20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J22</text:p>
          </table:table-cell>
          <table:table-cell table:formula="of:=INDIRECT([.L9])" office:value-type="float" office:value="64" calcext:value-type="float">
            <text:p>64</text:p>
          </table:table-cell>
          <table:table-cell table:formula="of:=INDIRECT([.M9])" office:value-type="float" office:value="9415.5" calcext:value-type="float">
            <text:p>9415.5</text:p>
          </table:table-cell>
          <table:table-cell table:formula="of:=INDIRECT([.N9])" office:value-type="float" office:value="8309" calcext:value-type="float">
            <text:p>83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GFLOP/sec</text:p>
          </table:table-cell>
          <table:table-cell office:value-type="string" calcext:value-type="string">
            <text:p>(75.408</text:p>
          </table:table-cell>
          <table:table-cell office:value-type="string" calcext:value-type="string">
            <text:p>%)</text:p>
          </table:table-cell>
          <table:table-cell table:formula="of:=[.F10]" office:value-type="float" office:value="0" calcext:value-type="float">
            <text:p>0</text:p>
          </table:table-cell>
          <table:table-cell/>
          <table:table-cell office:value-type="string" calcext:value-type="string">
            <text:p>A23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J25</text:p>
          </table:table-cell>
          <table:table-cell table:formula="of:=INDIRECT([.L10])" office:value-type="float" office:value="128" calcext:value-type="float">
            <text:p>128</text:p>
          </table:table-cell>
          <table:table-cell table:formula="of:=INDIRECT([.M10])" office:value-type="float" office:value="19132" calcext:value-type="float">
            <text:p>19132</text:p>
          </table:table-cell>
          <table:table-cell table:formula="of:=INDIRECT([.N10])" office:value-type="float" office:value="16866" calcext:value-type="float">
            <text:p>1686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formula="of:=[.F11]" office:value-type="float" office:value="0" calcext:value-type="float">
            <text:p>0</text:p>
          </table:table-cell>
          <table:table-cell/>
          <table:table-cell office:value-type="string" calcext:value-type="string">
            <text:p>A26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J28</text:p>
          </table:table-cell>
          <table:table-cell table:formula="of:=INDIRECT([.L11])" office:value-type="float" office:value="256" calcext:value-type="float">
            <text:p>256</text:p>
          </table:table-cell>
          <table:table-cell table:formula="of:=INDIRECT([.M11])" office:value-type="float" office:value="38199" calcext:value-type="float">
            <text:p>38199</text:p>
          </table:table-cell>
          <table:table-cell table:formula="of:=INDIRECT([.N11])" office:value-type="float" office:value="33605" calcext:value-type="float">
            <text:p>336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GFLOP/sec</text:p>
          </table:table-cell>
          <table:table-cell table:number-columns-repeated="2"/>
          <table:table-cell table:formula="of:=[.F12]" office:value-type="float" office:value="0" calcext:value-type="float">
            <text:p>0</text:p>
          </table:table-cell>
          <table:table-cell/>
          <table:table-cell office:value-type="string" calcext:value-type="string">
            <text:p>A29</text:p>
          </table:table-cell>
          <table:table-cell office:value-type="string" calcext:value-type="string">
            <text:p>J30</text:p>
          </table:table-cell>
          <table:table-cell office:value-type="string" calcext:value-type="string">
            <text:p>J31</text:p>
          </table:table-cell>
          <table:table-cell table:formula="of:=INDIRECT([.L12])" office:value-type="float" office:value="512" calcext:value-type="float">
            <text:p>512</text:p>
          </table:table-cell>
          <table:table-cell table:formula="of:=INDIRECT([.M12])" office:value-type="float" office:value="76097" calcext:value-type="float">
            <text:p>76097</text:p>
          </table:table-cell>
          <table:table-cell table:formula="of:=INDIRECT([.N12])" office:value-type="float" office:value="67294" calcext:value-type="float">
            <text:p>672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GFLOP/sec</text:p>
          </table:table-cell>
          <table:table-cell office:value-type="string" calcext:value-type="string">
            <text:p>(75.776</text:p>
          </table:table-cell>
          <table:table-cell office:value-type="string" calcext:value-type="string">
            <text:p>%)</text:p>
          </table:table-cell>
          <table:table-cell table:formula="of:=[.F13]" office:value-type="float" office:value="0" calcext:value-type="float">
            <text:p>0</text:p>
          </table:table-cell>
          <table:table-cell/>
          <table:table-cell office:value-type="string" calcext:value-type="string">
            <text:p>A32</text:p>
          </table:table-cell>
          <table:table-cell office:value-type="string" calcext:value-type="string">
            <text:p>J33</text:p>
          </table:table-cell>
          <table:table-cell office:value-type="string" calcext:value-type="string">
            <text:p>J34</text:p>
          </table:table-cell>
          <table:table-cell table:formula="of:=INDIRECT([.L13])" office:value-type="float" office:value="1024" calcext:value-type="float">
            <text:p>1024</text:p>
          </table:table-cell>
          <table:table-cell table:formula="of:=INDIRECT([.M13])" office:value-type="float" office:value="151300" calcext:value-type="float">
            <text:p>151300</text:p>
          </table:table-cell>
          <table:table-cell table:formula="of:=INDIRECT([.N13])" office:value-type="float" office:value="133990" calcext:value-type="float">
            <text:p>13399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[.F14]" office:value-type="float" office:value="0" calcext:value-type="float">
            <text:p>0</text:p>
          </table:table-cell>
          <table:table-cell/>
          <table:table-cell office:value-type="string" calcext:value-type="string">
            <text:p>A35</text:p>
          </table:table-cell>
          <table:table-cell office:value-type="string" calcext:value-type="string">
            <text:p>J36</text:p>
          </table:table-cell>
          <table:table-cell office:value-type="string" calcext:value-type="string">
            <text:p>J37</text:p>
          </table:table-cell>
          <table:table-cell table:formula="of:=INDIRECT([.L14])" office:value-type="float" office:value="2048" calcext:value-type="float">
            <text:p>2048</text:p>
          </table:table-cell>
          <table:table-cell table:formula="of:=INDIRECT([.M14])" office:value-type="float" office:value="304210" calcext:value-type="float">
            <text:p>304210</text:p>
          </table:table-cell>
          <table:table-cell table:formula="of:=INDIRECT([.N14])" office:value-type="float" office:value="268510" calcext:value-type="float">
            <text:p>2685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TFLOP/sec</text:p>
          </table:table-cell>
          <table:table-cell table:number-columns-repeated="2"/>
          <table:table-cell table:formula="of:=[.F15]*1000" office:value-type="float" office:value="0" calcext:value-type="float">
            <text:p>0</text:p>
          </table:table-cell>
          <table:table-cell/>
          <table:table-cell office:value-type="string" calcext:value-type="string">
            <text:p>A38</text:p>
          </table:table-cell>
          <table:table-cell office:value-type="string" calcext:value-type="string">
            <text:p>J39</text:p>
          </table:table-cell>
          <table:table-cell office:value-type="string" calcext:value-type="string">
            <text:p>J40</text:p>
          </table:table-cell>
          <table:table-cell table:formula="of:=INDIRECT([.L15])" office:value-type="float" office:value="4096" calcext:value-type="float">
            <text:p>4096</text:p>
          </table:table-cell>
          <table:table-cell table:formula="of:=INDIRECT([.M15])" office:value-type="float" office:value="603380" calcext:value-type="float">
            <text:p>603380</text:p>
          </table:table-cell>
          <table:table-cell table:formula="of:=INDIRECT([.N15])" office:value-type="float" office:value="536430" calcext:value-type="float">
            <text:p>5364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TFLOP/sec</text:p>
          </table:table-cell>
          <table:table-cell office:value-type="string" calcext:value-type="string">
            <text:p>(72.27</text:p>
          </table:table-cell>
          <table:table-cell office:value-type="string" calcext:value-type="string">
            <text:p>%)</text:p>
          </table:table-cell>
          <table:table-cell table:formula="of:=[.F16]*1000" office:value-type="float" office:value="0" calcext:value-type="float">
            <text:p>0</text:p>
          </table:table-cell>
          <table:table-cell/>
          <table:table-cell office:value-type="string" calcext:value-type="string">
            <text:p>A41</text:p>
          </table:table-cell>
          <table:table-cell office:value-type="string" calcext:value-type="string">
            <text:p>J42</text:p>
          </table:table-cell>
          <table:table-cell office:value-type="string" calcext:value-type="string">
            <text:p>J43</text:p>
          </table:table-cell>
          <table:table-cell table:formula="of:=INDIRECT([.L16])" office:value-type="float" office:value="8192" calcext:value-type="float">
            <text:p>8192</text:p>
          </table:table-cell>
          <table:table-cell table:formula="of:=INDIRECT([.M16])" office:value-type="float" office:value="1217900" calcext:value-type="float">
            <text:p>1217900</text:p>
          </table:table-cell>
          <table:table-cell table:formula="of:=INDIRECT([.N16])" office:value-type="float" office:value="1074500" calcext:value-type="float">
            <text:p>10745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[.F17]*1000" office:value-type="float" office:value="0" calcext:value-type="float">
            <text:p>0</text:p>
          </table:table-cell>
          <table:table-cell/>
          <table:table-cell office:value-type="string" calcext:value-type="string">
            <text:p>A44</text:p>
          </table:table-cell>
          <table:table-cell office:value-type="string" calcext:value-type="string">
            <text:p>J45</text:p>
          </table:table-cell>
          <table:table-cell office:value-type="string" calcext:value-type="string">
            <text:p>J46</text:p>
          </table:table-cell>
          <table:table-cell table:formula="of:=INDIRECT([.L17])" office:value-type="float" office:value="9216" calcext:value-type="float">
            <text:p>9216</text:p>
          </table:table-cell>
          <table:table-cell table:formula="of:=INDIRECT([.M17])" office:value-type="float" office:value="1345200" calcext:value-type="float">
            <text:p>1345200</text:p>
          </table:table-cell>
          <table:table-cell table:formula="of:=INDIRECT([.N17])" office:value-type="float" office:value="1193900" calcext:value-type="float">
            <text:p>1193900</text:p>
          </table:table-cell>
          <table:table-cell table:number-columns-repeated="2"/>
          <table:table-cell table:formula="of:=[.Q17]*1.16" office:value-type="float" office:value="1384924" calcext:value-type="float">
            <text:p>1384924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TFLOP/sec</text:p>
          </table:table-cell>
          <table:table-cell table:number-columns-repeated="2"/>
          <table:table-cell table:formula="of:=[.F18]*1000" office:value-type="float" office:value="0" calcext:value-type="float">
            <text:p>0</text:p>
          </table:table-cell>
          <table:table-cell/>
          <table:table-cell office:value-type="string" calcext:value-type="string">
            <text:p>A47</text:p>
          </table:table-cell>
          <table:table-cell office:value-type="string" calcext:value-type="string">
            <text:p>J48</text:p>
          </table:table-cell>
          <table:table-cell office:value-type="string" calcext:value-type="string">
            <text:p>J49</text:p>
          </table:table-cell>
          <table:table-cell table:formula="of:=INDIRECT([.L18])" office:value-type="float" office:value="0" calcext:value-type="float">
            <text:p>0</text:p>
          </table:table-cell>
          <table:table-cell table:formula="of:=INDIRECT([.M18])" office:value-type="float" office:value="0" calcext:value-type="float">
            <text:p>0</text:p>
          </table:table-cell>
          <table:table-cell table:formula="of:=INDIRECT([.N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TFLOP/sec</text:p>
          </table:table-cell>
          <table:table-cell office:value-type="string" calcext:value-type="string">
            <text:p>(70.373</text:p>
          </table:table-cell>
          <table:table-cell office:value-type="string" calcext:value-type="string">
            <text:p>%)</text:p>
          </table:table-cell>
          <table:table-cell table:formula="of:=[.F19]*1000" office:value-type="float" office:value="0" calcext:value-type="float">
            <text:p>0</text:p>
          </table:table-cell>
          <table:table-cell/>
          <table:table-cell office:value-type="string" calcext:value-type="string">
            <text:p>A50</text:p>
          </table:table-cell>
          <table:table-cell office:value-type="string" calcext:value-type="string">
            <text:p>J51</text:p>
          </table:table-cell>
          <table:table-cell office:value-type="string" calcext:value-type="string">
            <text:p>J52</text:p>
          </table:table-cell>
          <table:table-cell table:formula="of:=INDIRECT([.L19])" office:value-type="float" office:value="0" calcext:value-type="float">
            <text:p>0</text:p>
          </table:table-cell>
          <table:table-cell table:formula="of:=INDIRECT([.M19])" office:value-type="float" office:value="0" calcext:value-type="float">
            <text:p>0</text:p>
          </table:table-cell>
          <table:table-cell table:formula="of:=INDIRECT([.N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[.F20]*1000" office:value-type="float" office:value="0" calcext:value-type="float">
            <text:p>0</text:p>
          </table:table-cell>
          <table:table-cell/>
          <table:table-cell office:value-type="string" calcext:value-type="string">
            <text:p>A53</text:p>
          </table:table-cell>
          <table:table-cell office:value-type="string" calcext:value-type="string">
            <text:p>J54</text:p>
          </table:table-cell>
          <table:table-cell office:value-type="string" calcext:value-type="string">
            <text:p>J5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9.4155" calcext:value-type="float">
            <text:p>9.415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1]*1000" office:value-type="float" office:value="9415.5" calcext:value-type="float">
            <text:p>9415.5</text:p>
          </table:table-cell>
          <table:table-cell/>
          <table:table-cell office:value-type="string" calcext:value-type="string">
            <text:p>A56</text:p>
          </table:table-cell>
          <table:table-cell office:value-type="string" calcext:value-type="string">
            <text:p>J57</text:p>
          </table:table-cell>
          <table:table-cell office:value-type="string" calcext:value-type="string">
            <text:p>J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8.309" calcext:value-type="float">
            <text:p>8.309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8.248</text:p>
          </table:table-cell>
          <table:table-cell office:value-type="string" calcext:value-type="string">
            <text:p>%)</text:p>
          </table:table-cell>
          <table:table-cell table:formula="of:=[.F22]*1000" office:value-type="float" office:value="8309" calcext:value-type="float">
            <text:p>8309</text:p>
          </table:table-cell>
          <table:table-cell/>
          <table:table-cell office:value-type="string" calcext:value-type="string">
            <text:p>A59</text:p>
          </table:table-cell>
          <table:table-cell office:value-type="string" calcext:value-type="string">
            <text:p>J60</text:p>
          </table:table-cell>
          <table:table-cell office:value-type="string" calcext:value-type="string">
            <text:p>J6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[.F23]*1000" office:value-type="float" office:value="0" calcext:value-type="float">
            <text:p>0</text:p>
          </table:table-cell>
          <table:table-cell/>
          <table:table-cell office:value-type="string" calcext:value-type="string">
            <text:p>A62</text:p>
          </table:table-cell>
          <table:table-cell office:value-type="string" calcext:value-type="string">
            <text:p>J63</text:p>
          </table:table-cell>
          <table:table-cell office:value-type="string" calcext:value-type="string">
            <text:p>J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9.132" calcext:value-type="float">
            <text:p>19.132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4]*1000" office:value-type="float" office:value="19132" calcext:value-type="float">
            <text:p>19132</text:p>
          </table:table-cell>
          <table:table-cell/>
          <table:table-cell office:value-type="string" calcext:value-type="string">
            <text:p>A65</text:p>
          </table:table-cell>
          <table:table-cell office:value-type="string" calcext:value-type="string">
            <text:p>J66</text:p>
          </table:table-cell>
          <table:table-cell office:value-type="string" calcext:value-type="string">
            <text:p>J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6.866" calcext:value-type="float">
            <text:p>16.866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8.155</text:p>
          </table:table-cell>
          <table:table-cell office:value-type="string" calcext:value-type="string">
            <text:p>%)</text:p>
          </table:table-cell>
          <table:table-cell table:formula="of:=[.F25]*1000" office:value-type="float" office:value="16866" calcext:value-type="float">
            <text:p>16866</text:p>
          </table:table-cell>
          <table:table-cell/>
          <table:table-cell office:value-type="string" calcext:value-type="string">
            <text:p>A68</text:p>
          </table:table-cell>
          <table:table-cell office:value-type="string" calcext:value-type="string">
            <text:p>J69</text:p>
          </table:table-cell>
          <table:table-cell office:value-type="string" calcext:value-type="string">
            <text:p>J70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[.F26]*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38.199" calcext:value-type="float">
            <text:p>38.19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7]*1000" office:value-type="float" office:value="38199" calcext:value-type="float">
            <text:p>3819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33.605" calcext:value-type="float">
            <text:p>33.605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7.975</text:p>
          </table:table-cell>
          <table:table-cell office:value-type="string" calcext:value-type="string">
            <text:p>%)</text:p>
          </table:table-cell>
          <table:table-cell table:formula="of:=[.F28]*1000" office:value-type="float" office:value="33605" calcext:value-type="float">
            <text:p>33605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8"/>
          <table:table-cell table:formula="of:=[.F29]*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76.097" calcext:value-type="float">
            <text:p>76.09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0]*1000" office:value-type="float" office:value="76097" calcext:value-type="float">
            <text:p>7609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67.294" calcext:value-type="float">
            <text:p>67.294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8.431</text:p>
          </table:table-cell>
          <table:table-cell office:value-type="string" calcext:value-type="string">
            <text:p>%)</text:p>
          </table:table-cell>
          <table:table-cell table:formula="of:=[.F31]*1000" office:value-type="float" office:value="67294" calcext:value-type="float">
            <text:p>67294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F32]*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51.3" calcext:value-type="float">
            <text:p>151.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3]*1000" office:value-type="float" office:value="151300" calcext:value-type="float">
            <text:p>1513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33.99" calcext:value-type="float">
            <text:p>133.99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8.558</text:p>
          </table:table-cell>
          <table:table-cell office:value-type="string" calcext:value-type="string">
            <text:p>%)</text:p>
          </table:table-cell>
          <table:table-cell table:formula="of:=[.F34]*1000" office:value-type="float" office:value="133990" calcext:value-type="float">
            <text:p>133990</text:p>
          </table:table-cell>
          <table:table-cell table:number-columns-repeated="10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8"/>
          <table:table-cell table:formula="of:=[.F35]*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304.21" calcext:value-type="float">
            <text:p>304.2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6]*1000" office:value-type="float" office:value="304210" calcext:value-type="float">
            <text:p>3042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68.51" calcext:value-type="float">
            <text:p>268.51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8.263</text:p>
          </table:table-cell>
          <table:table-cell office:value-type="string" calcext:value-type="string">
            <text:p>%)</text:p>
          </table:table-cell>
          <table:table-cell table:formula="of:=[.F37]*1000" office:value-type="float" office:value="268510" calcext:value-type="float">
            <text:p>268510</text:p>
          </table:table-cell>
          <table:table-cell table:number-columns-repeated="10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8"/>
          <table:table-cell table:formula="of:=[.F38]*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603.38" calcext:value-type="float">
            <text:p>603.3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9]*1000" office:value-type="float" office:value="603380" calcext:value-type="float">
            <text:p>60338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536.43" calcext:value-type="float">
            <text:p>536.43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8.904</text:p>
          </table:table-cell>
          <table:table-cell office:value-type="string" calcext:value-type="string">
            <text:p>%)</text:p>
          </table:table-cell>
          <table:table-cell table:formula="of:=[.F40]*1000" office:value-type="float" office:value="536430" calcext:value-type="float">
            <text:p>536430</text:p>
          </table:table-cell>
          <table:table-cell table:number-columns-repeated="10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8"/>
          <table:table-cell table:formula="of:=[.F41]*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.2179" calcext:value-type="float">
            <text:p>1.2179</text:p>
          </table:table-cell>
          <table:table-cell office:value-type="string" calcext:value-type="string">
            <text:p>PFLOP/sec</text:p>
          </table:table-cell>
          <table:table-cell table:number-columns-repeated="2"/>
          <table:table-cell table:formula="of:=[.F42]*1000*1000" office:value-type="float" office:value="1217900" calcext:value-type="float">
            <text:p>12179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.0745" calcext:value-type="float">
            <text:p>1.0745</text:p>
          </table:table-cell>
          <table:table-cell office:value-type="string" calcext:value-type="string">
            <text:p>PFLOP/sec</text:p>
          </table:table-cell>
          <table:table-cell office:value-type="string" calcext:value-type="string">
            <text:p>(88.22</text:p>
          </table:table-cell>
          <table:table-cell office:value-type="string" calcext:value-type="string">
            <text:p>%)</text:p>
          </table:table-cell>
          <table:table-cell table:formula="of:=[.F43]*1000*1000" office:value-type="float" office:value="1074500" calcext:value-type="float">
            <text:p>1074500</text:p>
          </table:table-cell>
          <table:table-cell table:number-columns-repeated="10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8"/>
          <table:table-cell table:formula="of:=[.F44]*1000*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.3452" calcext:value-type="float">
            <text:p>1.3452</text:p>
          </table:table-cell>
          <table:table-cell office:value-type="string" calcext:value-type="string">
            <text:p>PFLOP/sec</text:p>
          </table:table-cell>
          <table:table-cell table:number-columns-repeated="2"/>
          <table:table-cell table:formula="of:=[.F45]*1000*1000" office:value-type="float" office:value="1345200" calcext:value-type="float">
            <text:p>13452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.1939" calcext:value-type="float">
            <text:p>1.1939</text:p>
          </table:table-cell>
          <table:table-cell office:value-type="string" calcext:value-type="string">
            <text:p>PFLOP/sec</text:p>
          </table:table-cell>
          <table:table-cell office:value-type="string" calcext:value-type="string">
            <text:p>(88.754</text:p>
          </table:table-cell>
          <table:table-cell office:value-type="string" calcext:value-type="string">
            <text:p>%)</text:p>
          </table:table-cell>
          <table:table-cell table:formula="of:=[.F46]*1000*1000" office:value-type="float" office:value="1193900" calcext:value-type="float">
            <text:p>1193900</text:p>
          </table:table-cell>
          <table:table-cell table:number-columns-repeated="10"/>
        </table:table-row>
      </table:table>
      <table:table table:name="weak-raw-single-rc50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LL GFLOPS</text:p>
          </table:table-cell>
          <table:table-cell/>
          <table:table-cell office:value-type="string" calcext:value-type="string">
            <text:p>Force-only</text:p>
          </table:table-cell>
          <table:table-cell office:value-type="string" calcext:value-type="string">
            <text:p>Whole-loop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GFLOP/sec</text:p>
          </table:table-cell>
          <table:table-cell table:number-columns-repeated="2"/>
          <table:table-cell table:formula="of:=[.F3]" office:value-type="float" office:value="0" calcext:value-type="float">
            <text:p>0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GFLOP/sec</text:p>
          </table:table-cell>
          <table:table-cell office:value-type="string" calcext:value-type="string">
            <text:p>(82.058</text:p>
          </table:table-cell>
          <table:table-cell office:value-type="string" calcext:value-type="string">
            <text:p>%)</text:p>
          </table:table-cell>
          <table:table-cell table:formula="of:=[.F4]" office:value-type="float" office:value="0" calcext:value-type="float">
            <text:p>0</text:p>
          </table:table-cell>
          <table:table-cell/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table:formula="of:=[.F5]" office:value-type="float" office:value="0" calcext:value-type="float">
            <text:p>0</text:p>
          </table:table-cell>
          <table:table-cell/>
          <table:table-cell table:formula="of:=[.J9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GFLOP/sec</text:p>
          </table:table-cell>
          <table:table-cell table:number-columns-repeated="2"/>
          <table:table-cell table:formula="of:=[.F6]" office:value-type="float" office:value="0" calcext:value-type="float">
            <text:p>0</text:p>
          </table:table-cell>
          <table:table-cell/>
          <table:table-cell table:formula="of:=[.J12]" office:value-type="float" office:value="0" calcext:value-type="float">
            <text:p>0</text:p>
          </table:table-cell>
          <table:table-cell table:formula="of:=[.J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GFLOP/sec</text:p>
          </table:table-cell>
          <table:table-cell office:value-type="string" calcext:value-type="string">
            <text:p>(79.047</text:p>
          </table:table-cell>
          <table:table-cell office:value-type="string" calcext:value-type="string">
            <text:p>%)</text:p>
          </table:table-cell>
          <table:table-cell table:formula="of:=[.F7]" office:value-type="float" office:value="0" calcext:value-type="float">
            <text:p>0</text:p>
          </table:table-cell>
          <table:table-cell/>
          <table:table-cell table:formula="of:=[.J15]" office:value-type="float" office:value="0" calcext:value-type="float">
            <text:p>0</text:p>
          </table:table-cell>
          <table:table-cell table:formula="of:=[.J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[.F8]" office:value-type="float" office:value="0" calcext:value-type="float">
            <text:p>0</text:p>
          </table:table-cell>
          <table:table-cell/>
          <table:table-cell table:formula="of:=[.J18]" office:value-type="float" office:value="0" calcext:value-type="float">
            <text:p>0</text:p>
          </table:table-cell>
          <table:table-cell table:formula="of:=[.J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GFLOP/sec</text:p>
          </table:table-cell>
          <table:table-cell table:number-columns-repeated="2"/>
          <table:table-cell table:formula="of:=[.F9]" office:value-type="float" office:value="0" calcext:value-type="float">
            <text:p>0</text:p>
          </table:table-cell>
          <table:table-cell/>
          <table:table-cell table:formula="of:=[.J21]" office:value-type="float" office:value="9415.5" calcext:value-type="float">
            <text:p>9415.5</text:p>
          </table:table-cell>
          <table:table-cell table:formula="of:=[.J22]" office:value-type="float" office:value="8309" calcext:value-type="float">
            <text:p>8309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GFLOP/sec</text:p>
          </table:table-cell>
          <table:table-cell office:value-type="string" calcext:value-type="string">
            <text:p>(75.408</text:p>
          </table:table-cell>
          <table:table-cell office:value-type="string" calcext:value-type="string">
            <text:p>%)</text:p>
          </table:table-cell>
          <table:table-cell table:formula="of:=[.F10]" office:value-type="float" office:value="0" calcext:value-type="float">
            <text:p>0</text:p>
          </table:table-cell>
          <table:table-cell/>
          <table:table-cell table:formula="of:=[.J24]" office:value-type="float" office:value="19132" calcext:value-type="float">
            <text:p>19132</text:p>
          </table:table-cell>
          <table:table-cell table:formula="of:=[.J25]" office:value-type="float" office:value="16866" calcext:value-type="float">
            <text:p>16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formula="of:=[.F11]" office:value-type="float" office:value="0" calcext:value-type="float">
            <text:p>0</text:p>
          </table:table-cell>
          <table:table-cell/>
          <table:table-cell table:formula="of:=[.J27]" office:value-type="float" office:value="38199" calcext:value-type="float">
            <text:p>38199</text:p>
          </table:table-cell>
          <table:table-cell table:formula="of:=[.J28]" office:value-type="float" office:value="33605" calcext:value-type="float">
            <text:p>33605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GFLOP/sec</text:p>
          </table:table-cell>
          <table:table-cell table:number-columns-repeated="2"/>
          <table:table-cell table:formula="of:=[.F12]" office:value-type="float" office:value="0" calcext:value-type="float">
            <text:p>0</text:p>
          </table:table-cell>
          <table:table-cell/>
          <table:table-cell table:formula="of:=[.J30]" office:value-type="float" office:value="76097" calcext:value-type="float">
            <text:p>76097</text:p>
          </table:table-cell>
          <table:table-cell table:formula="of:=[.J31]" office:value-type="float" office:value="67294" calcext:value-type="float">
            <text:p>67294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GFLOP/sec</text:p>
          </table:table-cell>
          <table:table-cell office:value-type="string" calcext:value-type="string">
            <text:p>(75.776</text:p>
          </table:table-cell>
          <table:table-cell office:value-type="string" calcext:value-type="string">
            <text:p>%)</text:p>
          </table:table-cell>
          <table:table-cell table:formula="of:=[.F13]" office:value-type="float" office:value="0" calcext:value-type="float">
            <text:p>0</text:p>
          </table:table-cell>
          <table:table-cell/>
          <table:table-cell table:formula="of:=[.J33]" office:value-type="float" office:value="151300" calcext:value-type="float">
            <text:p>151300</text:p>
          </table:table-cell>
          <table:table-cell table:formula="of:=[.J34]" office:value-type="float" office:value="133990" calcext:value-type="float">
            <text:p>1339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TFLOP/sec</text:p>
          </table:table-cell>
          <table:table-cell table:number-columns-repeated="2"/>
          <table:table-cell table:formula="of:=[.F15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TFLOP/sec</text:p>
          </table:table-cell>
          <table:table-cell office:value-type="string" calcext:value-type="string">
            <text:p>(72.27</text:p>
          </table:table-cell>
          <table:table-cell office:value-type="string" calcext:value-type="string">
            <text:p>%)</text:p>
          </table:table-cell>
          <table:table-cell table:formula="of:=[.F16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[.F17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/>
          <table:table-cell office:value-type="string" calcext:value-type="string">
            <text:p>TFLOP/sec</text:p>
          </table:table-cell>
          <table:table-cell table:number-columns-repeated="2"/>
          <table:table-cell table:formula="of:=[.F18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TFLOP/sec</text:p>
          </table:table-cell>
          <table:table-cell office:value-type="string" calcext:value-type="string">
            <text:p>(70.373</text:p>
          </table:table-cell>
          <table:table-cell office:value-type="string" calcext:value-type="string">
            <text:p>%)</text:p>
          </table:table-cell>
          <table:table-cell table:formula="of:=[.F19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[.F20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9.4155" calcext:value-type="float">
            <text:p>9.415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1]*1000" office:value-type="float" office:value="9415.5" calcext:value-type="float">
            <text:p>9415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8.309" calcext:value-type="float">
            <text:p>8.309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8.248</text:p>
          </table:table-cell>
          <table:table-cell office:value-type="string" calcext:value-type="string">
            <text:p>%)</text:p>
          </table:table-cell>
          <table:table-cell table:formula="of:=[.F22]*1000" office:value-type="float" office:value="8309" calcext:value-type="float">
            <text:p>830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[.F23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9.132" calcext:value-type="float">
            <text:p>19.132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4]*1000" office:value-type="float" office:value="19132" calcext:value-type="float">
            <text:p>191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6.866" calcext:value-type="float">
            <text:p>16.866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8.155</text:p>
          </table:table-cell>
          <table:table-cell office:value-type="string" calcext:value-type="string">
            <text:p>%)</text:p>
          </table:table-cell>
          <table:table-cell table:formula="of:=[.F25]*1000" office:value-type="float" office:value="16866" calcext:value-type="float">
            <text:p>1686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[.F26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38.199" calcext:value-type="float">
            <text:p>38.19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7]*1000" office:value-type="float" office:value="38199" calcext:value-type="float">
            <text:p>381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33.605" calcext:value-type="float">
            <text:p>33.605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7.975</text:p>
          </table:table-cell>
          <table:table-cell office:value-type="string" calcext:value-type="string">
            <text:p>%)</text:p>
          </table:table-cell>
          <table:table-cell table:formula="of:=[.F28]*1000" office:value-type="float" office:value="33605" calcext:value-type="float">
            <text:p>3360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8"/>
          <table:table-cell table:formula="of:=[.F29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76.097" calcext:value-type="float">
            <text:p>76.09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0]*1000" office:value-type="float" office:value="76097" calcext:value-type="float">
            <text:p>760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67.294" calcext:value-type="float">
            <text:p>67.294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8.431</text:p>
          </table:table-cell>
          <table:table-cell office:value-type="string" calcext:value-type="string">
            <text:p>%)</text:p>
          </table:table-cell>
          <table:table-cell table:formula="of:=[.F31]*1000" office:value-type="float" office:value="67294" calcext:value-type="float">
            <text:p>67294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F32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51.3" calcext:value-type="float">
            <text:p>151.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3]*1000" office:value-type="float" office:value="151300" calcext:value-type="float">
            <text:p>1513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33.99" calcext:value-type="float">
            <text:p>133.99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8.558</text:p>
          </table:table-cell>
          <table:table-cell office:value-type="string" calcext:value-type="string">
            <text:p>%)</text:p>
          </table:table-cell>
          <table:table-cell table:formula="of:=[.F34]*1000" office:value-type="float" office:value="133990" calcext:value-type="float">
            <text:p>133990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8"/>
          <table:table-cell table:formula="of:=[.F35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304.21" calcext:value-type="float">
            <text:p>304.2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6]*1000" office:value-type="float" office:value="304210" calcext:value-type="float">
            <text:p>3042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68.51" calcext:value-type="float">
            <text:p>268.51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8.263</text:p>
          </table:table-cell>
          <table:table-cell office:value-type="string" calcext:value-type="string">
            <text:p>%)</text:p>
          </table:table-cell>
          <table:table-cell table:formula="of:=[.F37]*1000" office:value-type="float" office:value="268510" calcext:value-type="float">
            <text:p>268510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8"/>
          <table:table-cell table:formula="of:=[.F38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603.38" calcext:value-type="float">
            <text:p>603.3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9]*1000" office:value-type="float" office:value="603380" calcext:value-type="float">
            <text:p>6033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536.43" calcext:value-type="float">
            <text:p>536.43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88.904</text:p>
          </table:table-cell>
          <table:table-cell office:value-type="string" calcext:value-type="string">
            <text:p>%)</text:p>
          </table:table-cell>
          <table:table-cell table:formula="of:=[.F40]*1000" office:value-type="float" office:value="536430" calcext:value-type="float">
            <text:p>536430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8"/>
          <table:table-cell table:formula="of:=[.F41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.2179" calcext:value-type="float">
            <text:p>1.2179</text:p>
          </table:table-cell>
          <table:table-cell office:value-type="string" calcext:value-type="string">
            <text:p>PFLOP/sec</text:p>
          </table:table-cell>
          <table:table-cell table:number-columns-repeated="2"/>
          <table:table-cell table:formula="of:=[.F42]*1000*1000" office:value-type="float" office:value="1217900" calcext:value-type="float">
            <text:p>12179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.0745" calcext:value-type="float">
            <text:p>1.0745</text:p>
          </table:table-cell>
          <table:table-cell office:value-type="string" calcext:value-type="string">
            <text:p>PFLOP/sec</text:p>
          </table:table-cell>
          <table:table-cell office:value-type="string" calcext:value-type="string">
            <text:p>(88.22</text:p>
          </table:table-cell>
          <table:table-cell office:value-type="string" calcext:value-type="string">
            <text:p>%)</text:p>
          </table:table-cell>
          <table:table-cell table:formula="of:=[.F43]*1000*1000" office:value-type="float" office:value="1074500" calcext:value-type="float">
            <text:p>1074500</text:p>
          </table:table-cell>
          <table:table-cell table:number-columns-repeated="3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8"/>
          <table:table-cell table:formula="of:=[.F44]*1000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.3452" calcext:value-type="float">
            <text:p>1.3452</text:p>
          </table:table-cell>
          <table:table-cell office:value-type="string" calcext:value-type="string">
            <text:p>PFLOP/sec</text:p>
          </table:table-cell>
          <table:table-cell table:number-columns-repeated="2"/>
          <table:table-cell table:formula="of:=[.F45]*1000*1000" office:value-type="float" office:value="1345200" calcext:value-type="float">
            <text:p>1345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.1939" calcext:value-type="float">
            <text:p>1.1939</text:p>
          </table:table-cell>
          <table:table-cell office:value-type="string" calcext:value-type="string">
            <text:p>PFLOP/sec</text:p>
          </table:table-cell>
          <table:table-cell office:value-type="string" calcext:value-type="string">
            <text:p>(88.754</text:p>
          </table:table-cell>
          <table:table-cell office:value-type="string" calcext:value-type="string">
            <text:p>%)</text:p>
          </table:table-cell>
          <table:table-cell table:formula="of:=[.F46]*1000*1000" office:value-type="float" office:value="1193900" calcext:value-type="float">
            <text:p>1193900</text:p>
          </table:table-cell>
          <table:table-cell table:number-columns-repeated="3"/>
        </table:table-row>
      </table:table>
      <table:table table:name="strong-raw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ALL GFLOPS</text:p>
          </table:table-cell>
          <table:table-cell/>
          <table:table-cell office:value-type="string" calcext:value-type="string">
            <text:p>Force-only</text:p>
          </table:table-cell>
          <table:table-cell office:value-type="string" calcext:value-type="string">
            <text:p>Whole-loop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858.61" calcext:value-type="float">
            <text:p>858.61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3]" office:value-type="float" office:value="858.61" calcext:value-type="float">
            <text:p>858.61</text:p>
          </table:table-cell>
          <table:table-cell/>
          <table:table-cell table:formula="of:=[.J3]" office:value-type="float" office:value="858.61" calcext:value-type="float">
            <text:p>858.61</text:p>
          </table:table-cell>
          <table:table-cell table:formula="of:=[.J4]" office:value-type="float" office:value="646.62" calcext:value-type="float">
            <text:p>646.62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646.62" calcext:value-type="float">
            <text:p>646.62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75.31</text:p>
          </table:table-cell>
          <table:table-cell office:value-type="string" calcext:value-type="string">
            <text:p>%)</text:p>
          </table:table-cell>
          <table:table-cell table:formula="of:=[.F4]" office:value-type="float" office:value="646.62" calcext:value-type="float">
            <text:p>646.62</text:p>
          </table:table-cell>
          <table:table-cell/>
          <table:table-cell table:formula="of:=[.J6]" office:value-type="float" office:value="1722.7" calcext:value-type="float">
            <text:p>1722.7</text:p>
          </table:table-cell>
          <table:table-cell table:formula="of:=[.J7]" office:value-type="float" office:value="1189.1" calcext:value-type="float">
            <text:p>1189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  <table:table-cell table:formula="of:=[.J9]" office:value-type="float" office:value="3424.1" calcext:value-type="float">
            <text:p>3424.1</text:p>
          </table:table-cell>
          <table:table-cell table:formula="of:=[.J10]" office:value-type="float" office:value="2270.3" calcext:value-type="float">
            <text:p>2270.3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.7227" calcext:value-type="float">
            <text:p>1.722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6]*1000" office:value-type="float" office:value="1722.7" calcext:value-type="float">
            <text:p>1722.7</text:p>
          </table:table-cell>
          <table:table-cell/>
          <table:table-cell table:formula="of:=[.J12]" office:value-type="float" office:value="6667.5" calcext:value-type="float">
            <text:p>6667.5</text:p>
          </table:table-cell>
          <table:table-cell table:formula="of:=[.J13]" office:value-type="float" office:value="4254.8" calcext:value-type="float">
            <text:p>4254.8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.1891" calcext:value-type="float">
            <text:p>1.1891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9.025</text:p>
          </table:table-cell>
          <table:table-cell office:value-type="string" calcext:value-type="string">
            <text:p>%)</text:p>
          </table:table-cell>
          <table:table-cell table:formula="of:=[.F7]*1000" office:value-type="float" office:value="1189.1" calcext:value-type="float">
            <text:p>1189.1</text:p>
          </table:table-cell>
          <table:table-cell/>
          <table:table-cell table:formula="of:=[.J15]" office:value-type="float" office:value="13276" calcext:value-type="float">
            <text:p>13276</text:p>
          </table:table-cell>
          <table:table-cell table:formula="of:=[.J16]" office:value-type="float" office:value="7983.1" calcext:value-type="float">
            <text:p>7983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table:formula="of:=[.J18]" office:value-type="float" office:value="26615" calcext:value-type="float">
            <text:p>26615</text:p>
          </table:table-cell>
          <table:table-cell table:formula="of:=[.J19]" office:value-type="float" office:value="15037" calcext:value-type="float">
            <text:p>15037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3.4241" calcext:value-type="float">
            <text:p>3.424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9]*1000" office:value-type="float" office:value="3424.1" calcext:value-type="float">
            <text:p>3424.1</text:p>
          </table:table-cell>
          <table:table-cell/>
          <table:table-cell table:formula="of:=[.J21]" office:value-type="float" office:value="50959" calcext:value-type="float">
            <text:p>50959</text:p>
          </table:table-cell>
          <table:table-cell table:formula="of:=[.J22]" office:value-type="float" office:value="27410" calcext:value-type="float">
            <text:p>2741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.2703" calcext:value-type="float">
            <text:p>2.2703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6.303</text:p>
          </table:table-cell>
          <table:table-cell office:value-type="string" calcext:value-type="string">
            <text:p>%)</text:p>
          </table:table-cell>
          <table:table-cell table:formula="of:=[.F10]*1000" office:value-type="float" office:value="2270.3" calcext:value-type="float">
            <text:p>2270.3</text:p>
          </table:table-cell>
          <table:table-cell/>
          <table:table-cell table:formula="of:=[.J24]" office:value-type="float" office:value="101230" calcext:value-type="float">
            <text:p>101230</text:p>
          </table:table-cell>
          <table:table-cell table:formula="of:=[.J25]" office:value-type="float" office:value="48428" calcext:value-type="float">
            <text:p>484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6.6675" calcext:value-type="float">
            <text:p>6.667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2]*1000" office:value-type="float" office:value="6667.5" calcext:value-type="float">
            <text:p>6667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4.2548" calcext:value-type="float">
            <text:p>4.2548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3.814</text:p>
          </table:table-cell>
          <table:table-cell office:value-type="string" calcext:value-type="string">
            <text:p>%)</text:p>
          </table:table-cell>
          <table:table-cell table:formula="of:=[.F13]*1000" office:value-type="float" office:value="4254.8" calcext:value-type="float">
            <text:p>4254.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3.276" calcext:value-type="float">
            <text:p>13.27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5]*1000" office:value-type="float" office:value="13276" calcext:value-type="float">
            <text:p>132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7.9831" calcext:value-type="float">
            <text:p>7.9831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0.131</text:p>
          </table:table-cell>
          <table:table-cell office:value-type="string" calcext:value-type="string">
            <text:p>%)</text:p>
          </table:table-cell>
          <table:table-cell table:formula="of:=[.F16]*1000" office:value-type="float" office:value="7983.1" calcext:value-type="float">
            <text:p>7983.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26.615" calcext:value-type="float">
            <text:p>26.61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8]*1000" office:value-type="float" office:value="26615" calcext:value-type="float">
            <text:p>266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5.037" calcext:value-type="float">
            <text:p>15.037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56.5</text:p>
          </table:table-cell>
          <table:table-cell office:value-type="string" calcext:value-type="string">
            <text:p>%)</text:p>
          </table:table-cell>
          <table:table-cell table:formula="of:=[.F19]*1000" office:value-type="float" office:value="15037" calcext:value-type="float">
            <text:p>1503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50.959" calcext:value-type="float">
            <text:p>50.95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1]*1000" office:value-type="float" office:value="50959" calcext:value-type="float">
            <text:p>509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7.41" calcext:value-type="float">
            <text:p>27.41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53.789</text:p>
          </table:table-cell>
          <table:table-cell office:value-type="string" calcext:value-type="string">
            <text:p>%)</text:p>
          </table:table-cell>
          <table:table-cell table:formula="of:=[.F22]*1000" office:value-type="float" office:value="27410" calcext:value-type="float">
            <text:p>27410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:</text:p>
          </table:table-cell>
          <table:table-cell office:value-type="float" office:value="101.23" calcext:value-type="float">
            <text:p>101.2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4]*1000" office:value-type="float" office:value="101230" calcext:value-type="float">
            <text:p>1012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48.428" calcext:value-type="float">
            <text:p>48.428</text:p>
          </table:table-cell>
          <table:table-cell office:value-type="string" calcext:value-type="string">
            <text:p>TFLOP/sec</text:p>
          </table:table-cell>
          <table:table-cell office:value-type="float" office:value="47.838" calcext:value-type="float">
            <text:p>47.838</text:p>
          </table:table-cell>
          <table:table-cell office:value-type="string" calcext:value-type="string">
            <text:p>%</text:p>
          </table:table-cell>
          <table:table-cell table:formula="of:=[.F25]*1000" office:value-type="float" office:value="48428" calcext:value-type="float">
            <text:p>484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44:11.123822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1:41:22.346340962</meta:creation-date>
    <dc:date>2017-10-25T17:52:30.904532147</dc:date>
    <meta:editing-duration>P1DT13H13M6S</meta:editing-duration>
    <meta:editing-cycles>23</meta:editing-cycles>
    <meta:generator>LibreOffice/5.3.1.2$Linux_X86_64 LibreOffice_project/30m0$Build-2</meta:generator>
    <meta:document-statistic meta:table-count="7" meta:cell-count="20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Ultrafine_20_Dashed" svg:stroke-width="0.08cm" svg:stroke-color="#0369a3" draw:fill-color="#0369a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369a3" draw:fill-color="#0369a3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13" style:family="chart" style:data-style-name="N127">
      <style:chart-properties chart:symbol-type="named-symbol" chart:symbol-name="square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dash" draw:stroke-dash="_32__20_Dots_20_1_20_Dash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986cm" svg:height="12.695cm" xlink:href=".." xlink:type="simple" chart:class="chart:scatter" chart:style-name="ch1">
        <chart:title svg:x="5.392cm" svg:y="0.388cm" chart:style-name="ch2">
          <text:p>Runs on 24.10.2017 - weak scaling</text:p>
        </chart:title>
        <chart:legend chart:legend-position="end" svg:x="12.323cm" svg:y="5.184cm" style:legend-expansion="high" chart:style-name="ch3"/>
        <chart:plot-area chart:style-name="ch4" table:cell-range-address="'weak-plot'.A3:'weak-plot'.F38" chart:data-source-has-labels="row" svg:x="1.318cm" svg:y="1.394cm" svg:width="10.646cm" svg:height="10.119cm">
          <chartooo:coordinate-region svg:x="2.045cm" svg:y="1.394cm" svg:width="9.797cm" svg:height="8.797cm"/>
          <chart:axis chart:dimension="x" chart:name="primary-x" chart:style-name="ch5">
            <chart:title svg:x="5.34cm" svg:y="11.766cm" chart:style-name="ch6">
              <text:p>Number of nodes</text:p>
            </chart:title>
          </chart:axis>
          <chart:axis chart:dimension="y" chart:name="primary-y" chart:style-name="ch7">
            <chart:title svg:x="0.451cm" svg:y="7.317cm" chart:style-name="ch8">
              <text:p>PFLOP/sec</text:p>
            </chart:title>
            <chart:grid chart:style-name="ch9" chart:class="major"/>
          </chart:axis>
          <chart:series chart:style-name="ch10" chart:values-cell-range-address="'weak-plot'.B4:'weak-plot'.B38" chart:label-cell-address="'weak-plot'.B3:'weak-plot'.B3" chart:class="chart:scatter">
            <chart:domain table:cell-range-address="'weak-plot'.A4:'weak-plot'.A38"/>
            <chart:data-point chart:repeated="35"/>
          </chart:series>
          <chart:series chart:style-name="ch11" chart:values-cell-range-address="'weak-plot'.C4:'weak-plot'.C38" chart:label-cell-address="'weak-plot'.C3:'weak-plot'.C3" chart:class="chart:scatter">
            <chart:data-point chart:repeated="35"/>
          </chart:series>
          <chart:series chart:style-name="ch12" chart:values-cell-range-address="'weak-plot'.D4:'weak-plot'.D38" chart:label-cell-address="'weak-plot'.D3:'weak-plot'.D3" chart:class="chart:scatter">
            <chart:data-point chart:repeated="35"/>
          </chart:series>
          <chart:series chart:style-name="ch13" chart:values-cell-range-address="'weak-plot'.E4:'weak-plot'.E38" chart:label-cell-address="'weak-plot'.E3:'weak-plot'.E3" chart:class="chart:scatter">
            <chart:data-point chart:repeated="33"/>
            <chart:data-point chart:style-name="ch14"/>
            <chart:data-point/>
          </chart:series>
          <chart:series chart:style-name="ch15" chart:values-cell-range-address="'weak-plot'.F4:'weak-plot'.F38" chart:label-cell-address="'weak-plot'.F3:'weak-plot'.F3" chart:class="chart:scatter">
            <chart:data-point chart:repeated="3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17-2.7GHz-projected</text:p>
                <draw:g>
                  <svg:desc>'weak-plot'.B3:'weak-plot'.B3</svg:desc>
                </draw:g>
              </table:table-cell>
              <table:table-cell office:value-type="string">
                <text:p>2017-2.7GHz</text:p>
                <draw:g>
                  <svg:desc>'weak-plot'.C3:'weak-plot'.C3</svg:desc>
                </draw:g>
              </table:table-cell>
              <table:table-cell office:value-type="string">
                <text:p>2017-2.3GHz</text:p>
                <draw:g>
                  <svg:desc>'weak-plot'.D3:'weak-plot'.D3</svg:desc>
                </draw:g>
              </table:table-cell>
              <table:table-cell office:value-type="string">
                <text:p>2013-2.7GHz</text:p>
                <draw:g>
                  <svg:desc>'weak-plot'.E3:'weak-plot'.E3</svg:desc>
                </draw:g>
              </table:table-cell>
              <table:table-cell office:value-type="string">
                <text:p>rc5.0-2.3GHz-2017</text:p>
                <draw:g>
                  <svg:desc>'weak-plot'.F3:'weak-plot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weak-plot'.A4:'weak-plot'.A38</svg:desc>
                </draw:g>
              </table:table-cell>
              <table:table-cell office:value-type="float" office:value="NaN">
                <text:p>NaN</text:p>
                <draw:g>
                  <svg:desc>'weak-plot'.B4:'weak-plot'.B38</svg:desc>
                </draw:g>
              </table:table-cell>
              <table:table-cell office:value-type="float" office:value="0.00010487">
                <text:p>0.00010487</text:p>
                <draw:g>
                  <svg:desc>'weak-plot'.C4:'weak-plot'.C38</svg:desc>
                </draw:g>
              </table:table-cell>
              <table:table-cell office:value-type="float" office:value="0">
                <text:p>0</text:p>
                <draw:g>
                  <svg:desc>'weak-plot'.D4:'weak-plot'.D38</svg:desc>
                </draw:g>
              </table:table-cell>
              <table:table-cell office:value-type="float" office:value="NaN">
                <text:p>NaN</text:p>
                <draw:g>
                  <svg:desc>'weak-plot'.E4:'weak-plot'.E38</svg:desc>
                </draw:g>
              </table:table-cell>
              <table:table-cell office:value-type="float" office:value="0">
                <text:p>0</text:p>
                <draw:g>
                  <svg:desc>'weak-plot'.F4:'weak-plot'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002038">
                <text:p>0.00020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0039531">
                <text:p>0.000395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77408">
                <text:p>0.000774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014862">
                <text:p>0.00148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0028002">
                <text:p>0.00280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.0060432">
                <text:p>0.0060432</text:p>
              </table:table-cell>
              <table:table-cell office:value-type="float" office:value="0.0052043">
                <text:p>0.0052043</text:p>
              </table:table-cell>
              <table:table-cell office:value-type="float" office:value="NaN">
                <text:p>NaN</text:p>
              </table:table-cell>
              <table:table-cell office:value-type="float" office:value="0.008309">
                <text:p>0.008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0.012001">
                <text:p>0.012001</text:p>
              </table:table-cell>
              <table:table-cell office:value-type="float" office:value="0.010359">
                <text:p>0.010359</text:p>
              </table:table-cell>
              <table:table-cell office:value-type="float" office:value="NaN">
                <text:p>NaN</text:p>
              </table:table-cell>
              <table:table-cell office:value-type="float" office:value="0.016866">
                <text:p>0.016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0.024182">
                <text:p>0.024182</text:p>
              </table:table-cell>
              <table:table-cell office:value-type="float" office:value="0.020692">
                <text:p>0.020692</text:p>
              </table:table-cell>
              <table:table-cell office:value-type="float" office:value="NaN">
                <text:p>NaN</text:p>
              </table:table-cell>
              <table:table-cell office:value-type="float" office:value="0.033605">
                <text:p>0.0336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0.048492">
                <text:p>0.048492</text:p>
              </table:table-cell>
              <table:table-cell office:value-type="float" office:value="0.041796">
                <text:p>0.041796</text:p>
              </table:table-cell>
              <table:table-cell office:value-type="float" office:value="NaN">
                <text:p>NaN</text:p>
              </table:table-cell>
              <table:table-cell office:value-type="float" office:value="0.067294">
                <text:p>0.067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0.096315">
                <text:p>0.096315</text:p>
              </table:table-cell>
              <table:table-cell office:value-type="float" office:value="0.082872">
                <text:p>0.082872</text:p>
              </table:table-cell>
              <table:table-cell office:value-type="float" office:value="NaN">
                <text:p>NaN</text:p>
              </table:table-cell>
              <table:table-cell office:value-type="float" office:value="0.13399">
                <text:p>0.13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0.1937">
                <text:p>0.1937</text:p>
              </table:table-cell>
              <table:table-cell office:value-type="float" office:value="0.16638">
                <text:p>0.16638</text:p>
              </table:table-cell>
              <table:table-cell office:value-type="float" office:value="NaN">
                <text:p>NaN</text:p>
              </table:table-cell>
              <table:table-cell office:value-type="float" office:value="0.26851">
                <text:p>0.268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38806">
                <text:p>0.38806</text:p>
              </table:table-cell>
              <table:table-cell office:value-type="float" office:value="0.38806">
                <text:p>0.38806</text:p>
              </table:table-cell>
              <table:table-cell office:value-type="float" office:value="0.33347">
                <text:p>0.33347</text:p>
              </table:table-cell>
              <table:table-cell office:value-type="float" office:value="NaN">
                <text:p>NaN</text:p>
              </table:table-cell>
              <table:table-cell office:value-type="float" office:value="0.53643">
                <text:p>0.53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76643238419972">
                <text:p>0.76643238419972</text:p>
              </table:table-cell>
              <table:table-cell office:value-type="float" office:value="NaN">
                <text:p>NaN</text:p>
              </table:table-cell>
              <table:table-cell office:value-type="float" office:value="0.6592">
                <text:p>0.6592</text:p>
              </table:table-cell>
              <table:table-cell office:value-type="float" office:value="NaN">
                <text:p>NaN</text:p>
              </table:table-cell>
              <table:table-cell office:value-type="float" office:value="1.0745">
                <text:p>1.0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16">
                <text:p>9216</text:p>
              </table:table-cell>
              <table:table-cell office:value-type="float" office:value="0.83816915316987">
                <text:p>0.83816915316987</text:p>
              </table:table-cell>
              <table:table-cell office:value-type="float" office:value="NaN">
                <text:p>NaN</text:p>
              </table:table-cell>
              <table:table-cell office:value-type="float" office:value="0.7209">
                <text:p>0.7209</text:p>
              </table:table-cell>
              <table:table-cell office:value-type="float" office:value="NaN">
                <text:p>NaN</text:p>
              </table:table-cell>
              <table:table-cell office:value-type="float" office:value="1.1939">
                <text:p>1.1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44375">
                <text:p>0.000004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71">
                <text:p>0.000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42">
                <text:p>0.000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85">
                <text:p>0.000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54">
                <text:p>0.000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5">
                <text:p>0.0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3">
                <text:p>0.00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96">
                <text:p>0.0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05">
                <text:p>0.01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99">
                <text:p>0.03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5.625">
                <text:p>1015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34">
                <text:p>0.07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78">
                <text:p>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95">
                <text:p>0.2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82">
                <text:p>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05">
                <text:p>0.33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72">
                <text:p>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4">
                <text:p>0.3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56">
                <text:p>7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4">
                <text:p>0.4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25">
                <text:p>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4">
                <text:p>0.5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26">
                <text:p>9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